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LN_Document/SpLNProcMacros.xml" manifest:media-type="text/xml"/>
  <manifest:file-entry manifest:full-path="Basic/LN_Document/script-lb.xml" manifest:media-type="text/xml"/>
  <manifest:file-entry manifest:full-path="Basic/LN_Document/ThisDocument.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2.153cm" fo:margin-top="0cm" fo:margin-bottom="0cm" table:align="center" style:writing-mode="lr-tb"/>
    </style:style>
    <style:style style:name="Table1.A" style:family="table-column">
      <style:table-column-properties style:column-width="8.299cm"/>
    </style:style>
    <style:style style:name="Table1.B" style:family="table-column">
      <style:table-column-properties style:column-width="1.995cm"/>
    </style:style>
    <style:style style:name="Table1.C" style:family="table-column">
      <style:table-column-properties style:column-width="1.859cm"/>
    </style:style>
    <style:style style:name="Table1.1" style:family="table-row">
      <style:table-row-properties fo:keep-together="auto"/>
    </style:style>
    <style:style style:name="Table1.A1" style:family="table-cell">
      <style:table-cell-properties fo:padding-left="0.123cm" fo:padding-right="0.123cm" fo:padding-top="0cm" fo:padding-bottom="0cm" fo:border-left="none" fo:border-right="none" fo:border-top="1.5pt solid #000000" fo:border-bottom="0.75pt solid #000000"/>
    </style:style>
    <style:style style:name="Table1.2" style:family="table-row">
      <style:table-row-properties style:min-row-height="0.501cm" fo:keep-together="auto"/>
    </style:style>
    <style:style style:name="Table1.A2" style:family="table-cell">
      <style:table-cell-properties style:vertical-align="middle" fo:padding-left="0.123cm" fo:padding-right="0.123cm" fo:padding-top="0cm" fo:padding-bottom="0cm" fo:border="none"/>
    </style:style>
    <style:style style:name="Table1.A8" style:family="table-cell">
      <style:table-cell-properties style:vertical-align="middle" fo:padding-left="0.123cm" fo:padding-right="0.123cm" fo:padding-top="0cm" fo:padding-bottom="0cm" fo:border-left="none" fo:border-right="none" fo:border-top="none" fo:border-bottom="1.5pt solid #000000"/>
    </style:style>
    <style:style style:name="Table2" style:family="table">
      <style:table-properties style:width="12.153cm" fo:margin-top="0cm" fo:margin-bottom="0cm" table:align="center" style:writing-mode="lr-tb"/>
    </style:style>
    <style:style style:name="Table2.A" style:family="table-column">
      <style:table-column-properties style:column-width="12.153cm"/>
    </style:style>
    <style:style style:name="Table2.1" style:family="table-row">
      <style:table-row-properties style:min-row-height="0.501cm" fo:keep-together="auto"/>
    </style:style>
    <style:style style:name="Table2.A1" style:family="table-cell">
      <style:table-cell-properties style:vertical-align="middle" fo:padding-left="0.123cm" fo:padding-right="0.123cm" fo:padding-top="0cm" fo:padding-bottom="0cm" fo:border-left="none" fo:border-right="none" fo:border-top="0.75pt solid #000000" fo:border-bottom="none"/>
    </style:style>
    <style:style style:name="P1" style:family="paragraph" style:parent-style-name="Header">
      <style:paragraph-properties fo:text-align="end" style:justify-single-word="false"/>
    </style:style>
    <style:style style:name="P2" style:family="paragraph" style:parent-style-name="Heading_20_3">
      <style:text-properties officeooo:paragraph-rsid="00205439"/>
    </style:style>
    <style:style style:name="P3" style:family="paragraph" style:parent-style-name="abstract">
      <style:paragraph-properties fo:margin-left="1cm" fo:margin-right="1cm" fo:margin-top="1.058cm" fo:margin-bottom="0cm" style:contextual-spacing="true" fo:text-indent="0cm" style:auto-text-indent="false"/>
      <style:text-properties fo:background-color="transparent"/>
    </style:style>
    <style:style style:name="P4" style:family="paragraph" style:parent-style-name="author">
      <style:text-properties officeooo:rsid="00058247" officeooo:paragraph-rsid="00058247" fo:background-color="transparent"/>
    </style:style>
    <style:style style:name="P5" style:family="paragraph" style:parent-style-name="Heading_20_1">
      <style:text-properties officeooo:paragraph-rsid="00205439"/>
    </style:style>
    <style:style style:name="P6" style:family="paragraph" style:parent-style-name="papertitle" style:master-page-name="First_20_Page">
      <style:paragraph-properties style:page-number="auto"/>
      <style:text-properties style:font-name="Times New Roman" fo:font-size="14pt" fo:language="en" fo:country="US" fo:font-weight="bold" officeooo:rsid="0009f698" officeooo:paragraph-rsid="0009f698" fo:background-color="transparent" style:font-name-asian="Times New Roman2" style:font-size-asian="14pt" style:language-asian="en" style:country-asian="US" style:font-weight-asian="bold" style:font-size-complex="10pt" style:language-complex="ar" style:country-complex="SA"/>
    </style:style>
    <style:style style:name="P7" style:family="paragraph" style:parent-style-name="tablecaption">
      <style:text-properties officeooo:paragraph-rsid="00258e7a" fo:background-color="transparent"/>
    </style:style>
    <style:style style:name="P8" style:family="paragraph" style:parent-style-name="Heading_20_3">
      <style:text-properties officeooo:paragraph-rsid="002861a2"/>
    </style:style>
    <style:style style:name="P9" style:family="paragraph" style:parent-style-name="Heading_20_3">
      <style:text-properties officeooo:paragraph-rsid="003cd14b"/>
    </style:style>
    <style:style style:name="P10" style:family="paragraph" style:parent-style-name="Heading_20_4" style:list-style-name="" style:master-page-name="">
      <loext:graphic-properties draw:fill="none"/>
      <style:paragraph-properties fo:margin-left="1cm" fo:margin-right="0cm" fo:margin-top="0.423cm" fo:margin-bottom="0cm" style:contextual-spacing="false" style:line-height-at-least="0.423cm" fo:text-align="justify" style:justify-single-word="false" fo:orphans="2" fo:widows="2" fo:hyphenation-ladder-count="no-limit" fo:text-indent="0cm" style:auto-text-indent="false" style:page-number="auto" fo:background-color="transparent" style:punctuation-wrap="hanging" style:vertical-align="baseline" style:writing-mode="lr-tb"/>
      <style:text-properties officeooo:rsid="0026f061" officeooo:paragraph-rsid="002861a2" fo:hyphenate="true" fo:hyphenation-remain-char-count="2" fo:hyphenation-push-char-count="2" loext:hyphenation-no-caps="true"/>
    </style:style>
    <style:style style:name="P11" style:family="paragraph" style:parent-style-name="Heading_20_4" style:list-style-name="">
      <loext:graphic-properties draw:fill="none"/>
      <style:paragraph-properties fo:margin-left="1cm" fo:margin-right="0cm" fo:margin-top="0.423cm" fo:margin-bottom="0cm" style:contextual-spacing="false" style:line-height-at-least="0.423cm" fo:text-align="justify" style:justify-single-word="false" fo:orphans="2" fo:widows="2" fo:hyphenation-ladder-count="no-limit" fo:text-indent="0cm" style:auto-text-indent="false" fo:background-color="transparent" style:punctuation-wrap="hanging" style:vertical-align="baseline" style:writing-mode="lr-tb"/>
      <style:text-properties officeooo:paragraph-rsid="002861a2" fo:hyphenate="true" fo:hyphenation-remain-char-count="2" fo:hyphenation-push-char-count="2" loext:hyphenation-no-caps="true"/>
    </style:style>
    <style:style style:name="P12" style:family="paragraph" style:parent-style-name="Standard">
      <style:paragraph-properties fo:margin-left="0cm" fo:margin-right="0cm" fo:text-indent="0cm" style:auto-text-indent="false"/>
      <style:text-properties style:font-name="Times New Roman" fo:font-size="12pt" fo:language="en" fo:country="US" fo:font-weight="bold" officeooo:rsid="0009f698" officeooo:paragraph-rsid="0009f698" fo:background-color="transparent" style:font-name-asian="Times New Roman2" style:font-size-asian="12pt" style:language-asian="en" style:country-asian="US" style:font-weight-asian="bold" style:font-size-complex="10pt" style:language-complex="ar" style:country-complex="SA"/>
    </style:style>
    <style:style style:name="P13" style:family="paragraph" style:parent-style-name="Standard">
      <style:paragraph-properties fo:margin-left="0cm" fo:margin-right="0cm" fo:text-indent="0cm" style:auto-text-indent="false"/>
      <style:text-properties style:font-name="Times New Roman" fo:font-size="10pt" fo:language="en" fo:country="US" fo:font-weight="bold" officeooo:rsid="0009f698" officeooo:paragraph-rsid="0022453b" fo:background-color="transparent" style:font-name-asian="Times New Roman2" style:font-size-asian="10pt" style:language-asian="en" style:country-asian="US" style:font-weight-asian="bold" style:font-size-complex="10pt" style:language-complex="ar" style:country-complex="SA"/>
    </style:style>
    <style:style style:name="P14" style:family="paragraph" style:parent-style-name="Standard">
      <style:paragraph-properties fo:margin-left="0cm" fo:margin-right="0cm" fo:text-align="start" style:justify-single-word="false" fo:orphans="0" fo:widows="0" fo:text-indent="0cm" style:auto-text-indent="false"/>
      <style:text-properties style:font-name="Times New Roman" fo:font-size="9pt" fo:language="en" fo:country="US" fo:font-weight="bold" officeooo:rsid="000b2372" officeooo:paragraph-rsid="00258e7a" fo:background-color="transparent" style:font-name-asian="Times New Roman2" style:font-size-asian="9pt" style:language-asian="en" style:country-asian="US" style:font-weight-asian="bold" style:font-size-complex="9pt" style:language-complex="ar" style:country-complex="SA" style:font-weight-complex="bold"/>
    </style:style>
    <style:style style:name="P15" style:family="paragraph" style:parent-style-name="Standard">
      <style:paragraph-properties fo:margin-left="0cm" fo:margin-right="0cm" fo:text-align="center" style:justify-single-word="false" fo:orphans="0" fo:widows="0" fo:text-indent="0cm" style:auto-text-indent="false"/>
      <style:text-properties style:font-name="Times New Roman" fo:font-size="9pt" fo:language="en" fo:country="US" fo:font-weight="bold" officeooo:rsid="000b2372" officeooo:paragraph-rsid="00258e7a" fo:background-color="transparent" style:font-name-asian="Times New Roman2" style:font-size-asian="9pt" style:language-asian="en" style:country-asian="US" style:font-weight-asian="bold" style:font-size-complex="9pt" style:language-complex="ar" style:country-complex="SA" style:font-weight-complex="bold"/>
    </style:style>
    <style:style style:name="P16" style:family="paragraph" style:parent-style-name="Standard">
      <style:paragraph-properties fo:margin-left="0cm" fo:margin-right="0cm" fo:text-align="start" style:justify-single-word="false" fo:orphans="0" fo:widows="0" fo:text-indent="0cm" style:auto-text-indent="false"/>
      <style:text-properties fo:font-size="9pt" officeooo:paragraph-rsid="00258e7a" fo:background-color="transparent" style:font-size-asian="9pt" style:font-size-complex="9pt"/>
    </style:style>
    <style:style style:name="P17" style:family="paragraph" style:parent-style-name="Standard">
      <style:paragraph-properties fo:margin-left="0cm" fo:margin-right="0cm" fo:text-align="center" style:justify-single-word="false" fo:orphans="0" fo:widows="0" fo:text-indent="0cm" style:auto-text-indent="false"/>
      <style:text-properties fo:font-size="14pt" fo:font-weight="bold" officeooo:rsid="000b2372" officeooo:paragraph-rsid="00258e7a" fo:background-color="transparent" style:font-size-asian="14pt" style:font-weight-asian="bold" style:font-size-complex="12.5pt" style:font-weight-complex="bold"/>
    </style:style>
    <style:style style:name="P18" style:family="paragraph" style:parent-style-name="Standard">
      <style:paragraph-properties fo:margin-left="0cm" fo:margin-right="0cm" fo:text-align="start" style:justify-single-word="false" fo:orphans="0" fo:widows="0" fo:text-indent="0cm" style:auto-text-indent="false"/>
      <style:text-properties fo:font-size="10.5pt" fo:font-weight="bold" officeooo:rsid="000b2372" officeooo:paragraph-rsid="00258e7a" fo:background-color="transparent" style:font-size-asian="10.5pt" style:font-weight-asian="bold" style:font-size-complex="10.5pt" style:font-weight-complex="bold"/>
    </style:style>
    <style:style style:name="P19" style:family="paragraph" style:parent-style-name="Standard">
      <style:paragraph-properties fo:margin-left="0cm" fo:margin-right="0cm" fo:text-indent="0cm" style:auto-text-indent="false"/>
      <style:text-properties officeooo:rsid="0009f698" officeooo:paragraph-rsid="0009f698" fo:background-color="transparent"/>
    </style:style>
    <style:style style:name="P20" style:family="paragraph" style:parent-style-name="Standard">
      <style:paragraph-properties fo:margin-left="0cm" fo:margin-right="0cm" fo:text-indent="0cm" style:auto-text-indent="false"/>
      <style:text-properties officeooo:rsid="002861a2" officeooo:paragraph-rsid="002861a2" fo:background-color="transparent"/>
    </style:style>
    <style:style style:name="P21" style:family="paragraph" style:parent-style-name="Standard">
      <style:paragraph-properties fo:margin-left="0cm" fo:margin-right="0cm" fo:text-indent="0cm" style:auto-text-indent="false"/>
      <style:text-properties officeooo:rsid="00232f9c" officeooo:paragraph-rsid="00232f9c" fo:background-color="transparent"/>
    </style:style>
    <style:style style:name="P22" style:family="paragraph" style:parent-style-name="Standard">
      <style:paragraph-properties fo:margin-left="0cm" fo:margin-right="0cm" fo:text-indent="0cm" style:auto-text-indent="false"/>
      <style:text-properties officeooo:rsid="003924ba" officeooo:paragraph-rsid="003924ba" fo:background-color="transparent"/>
    </style:style>
    <style:style style:name="P23" style:family="paragraph" style:parent-style-name="Standard">
      <style:paragraph-properties fo:margin-left="0cm" fo:margin-right="0cm" fo:text-indent="0cm" style:auto-text-indent="false"/>
      <style:text-properties officeooo:rsid="0022453b" officeooo:paragraph-rsid="0022453b" fo:background-color="transparent"/>
    </style:style>
    <style:style style:name="P24" style:family="paragraph" style:parent-style-name="Standard" style:list-style-name="L2">
      <style:text-properties fo:font-weight="bold" officeooo:rsid="00240d4f" officeooo:paragraph-rsid="00240d4f" fo:background-color="transparent" style:font-weight-asian="bold" style:font-weight-complex="bold"/>
    </style:style>
    <style:style style:name="P25" style:family="paragraph" style:parent-style-name="Standard">
      <style:text-properties style:font-name="Times New Roman" fo:font-size="10pt" fo:language="en" fo:country="US" officeooo:rsid="000da24c" officeooo:paragraph-rsid="0013b794" fo:background-color="transparent" style:font-name-asian="Times New Roman2" style:font-size-asian="10pt" style:language-asian="en" style:country-asian="US" style:font-size-complex="10pt" style:language-complex="ar" style:country-complex="SA"/>
    </style:style>
    <style:style style:name="P26" style:family="paragraph" style:parent-style-name="Standard">
      <style:text-properties fo:font-weight="normal" officeooo:rsid="0022453b" officeooo:paragraph-rsid="0022453b" fo:background-color="transparent" style:font-weight-asian="normal" style:font-weight-complex="normal"/>
    </style:style>
    <style:style style:name="P27" style:family="paragraph" style:parent-style-name="Standard">
      <style:text-properties fo:font-weight="normal" officeooo:rsid="002fb90f" officeooo:paragraph-rsid="002fb90f" fo:background-color="transparent" style:font-weight-asian="normal" style:font-weight-complex="normal"/>
    </style:style>
    <style:style style:name="P28" style:family="paragraph" style:parent-style-name="Standard">
      <style:text-properties officeooo:paragraph-rsid="0011b0d4" fo:background-color="transparent"/>
    </style:style>
    <style:style style:name="P29" style:family="paragraph" style:parent-style-name="Standard">
      <style:text-properties officeooo:rsid="00240d4f" officeooo:paragraph-rsid="00240d4f" fo:background-color="transparent"/>
    </style:style>
    <style:style style:name="P30" style:family="paragraph" style:parent-style-name="Standard" style:list-style-name="L1">
      <style:paragraph-properties fo:margin-top="0.101cm" fo:margin-bottom="0.101cm" style:contextual-spacing="false"/>
      <style:text-properties style:font-name="Times New Roman" fo:font-size="10pt" fo:language="en" fo:country="US" fo:font-weight="bold" officeooo:rsid="0010a85b" officeooo:paragraph-rsid="0013b794" fo:background-color="transparent" style:font-name-asian="Times New Roman2" style:font-size-asian="10pt" style:language-asian="en" style:country-asian="US" style:font-weight-asian="bold" style:font-size-complex="10pt" style:language-complex="ar" style:country-complex="SA" style:font-weight-complex="bold"/>
    </style:style>
    <style:style style:name="P31" style:family="paragraph" style:parent-style-name="Standard" style:list-style-name="L1">
      <style:paragraph-properties fo:margin-top="0.101cm" fo:margin-bottom="0.101cm" style:contextual-spacing="false"/>
      <style:text-properties style:font-name="Times New Roman" fo:font-size="10pt" fo:language="en" fo:country="US" fo:font-weight="bold" officeooo:rsid="0011fab9" officeooo:paragraph-rsid="0013b794" fo:background-color="transparent" style:font-name-asian="Times New Roman2" style:font-size-asian="10pt" style:language-asian="en" style:country-asian="US" style:font-weight-asian="bold" style:font-size-complex="10pt" style:language-complex="ar" style:country-complex="SA" style:font-weight-complex="bold"/>
    </style:style>
    <style:style style:name="P32" style:family="paragraph" style:parent-style-name="Standard" style:list-style-name="L1">
      <style:paragraph-properties fo:margin-top="0.101cm" fo:margin-bottom="0.101cm" style:contextual-spacing="false"/>
      <style:text-properties style:font-name="Times New Roman" fo:font-size="10pt" fo:language="en" fo:country="US" fo:font-weight="bold" officeooo:rsid="00152e0e" officeooo:paragraph-rsid="00152e0e" fo:background-color="transparent" style:font-name-asian="Times New Roman2" style:font-size-asian="10pt" style:language-asian="en" style:country-asian="US" style:font-weight-asian="bold" style:font-size-complex="10pt" style:language-complex="ar" style:country-complex="SA" style:font-weight-complex="bold"/>
    </style:style>
    <style:style style:name="P33" style:family="paragraph" style:parent-style-name="Standard" style:list-style-name="L7">
      <style:paragraph-properties fo:margin-top="0.101cm" fo:margin-bottom="0.101cm" style:contextual-spacing="false"/>
      <style:text-properties fo:font-weight="bold" officeooo:rsid="002fb90f" officeooo:paragraph-rsid="002fb90f" fo:background-color="transparent" style:font-weight-asian="bold" style:font-weight-complex="bold"/>
    </style:style>
    <style:style style:name="P34" style:family="paragraph" style:parent-style-name="Standard" style:list-style-name="L2">
      <style:paragraph-properties fo:margin-top="0.101cm" fo:margin-bottom="0.101cm" style:contextual-spacing="false"/>
      <style:text-properties fo:font-weight="bold" officeooo:rsid="00240d4f" officeooo:paragraph-rsid="00240d4f" fo:background-color="transparent" style:font-weight-asian="bold" style:font-weight-complex="bold"/>
    </style:style>
    <style:style style:name="P35" style:family="paragraph" style:parent-style-name="Standard" style:list-style-name="">
      <style:paragraph-properties fo:margin-top="0.101cm" fo:margin-bottom="0.101cm" style:contextual-spacing="false" style:line-height-at-least="0.423cm" fo:text-align="justify" style:justify-single-word="false" fo:orphans="2" fo:widows="2" fo:hyphenation-ladder-count="no-limit" style:punctuation-wrap="hanging" style:vertical-align="baseline"/>
      <style:text-properties fo:font-weight="bold" officeooo:rsid="00240d4f" officeooo:paragraph-rsid="00240d4f" fo:background-color="transparent" style:font-weight-asian="bold" style:font-weight-complex="bold" fo:hyphenate="true" fo:hyphenation-remain-char-count="2" fo:hyphenation-push-char-count="2" loext:hyphenation-no-caps="true"/>
    </style:style>
    <style:style style:name="P36" style:family="paragraph" style:parent-style-name="Standard" style:list-style-name="L2">
      <style:paragraph-properties fo:margin-top="0.101cm" fo:margin-bottom="0.101cm" style:contextual-spacing="false"/>
      <style:text-properties fo:font-weight="bold" officeooo:rsid="0039173e" officeooo:paragraph-rsid="0039173e" fo:background-color="transparent" style:font-weight-asian="bold" style:font-weight-complex="bold"/>
    </style:style>
    <style:style style:name="P37" style:family="paragraph" style:parent-style-name="Standard" style:list-style-name="L3">
      <style:paragraph-properties fo:margin-top="0.101cm" fo:margin-bottom="0.101cm" style:contextual-spacing="false"/>
      <style:text-properties fo:font-weight="bold" officeooo:rsid="001911c5" officeooo:paragraph-rsid="001911c5" fo:background-color="transparent" style:font-weight-asian="bold" style:font-weight-complex="bold"/>
    </style:style>
    <style:style style:name="P38" style:family="paragraph" style:parent-style-name="Standard" style:list-style-name="L1">
      <style:paragraph-properties fo:margin-top="0.101cm" fo:margin-bottom="0.101cm" style:contextual-spacing="false"/>
      <style:text-properties officeooo:paragraph-rsid="0011fab9" fo:background-color="transparent"/>
    </style:style>
    <style:style style:name="P39" style:family="paragraph" style:parent-style-name="Standard">
      <style:paragraph-properties fo:margin-top="0.101cm" fo:margin-bottom="0.101cm" style:contextual-spacing="false"/>
      <style:text-properties officeooo:paragraph-rsid="001a55d4" fo:background-color="transparent"/>
    </style:style>
    <style:style style:name="P40" style:family="paragraph" style:parent-style-name="Standard" style:list-style-name="L7">
      <style:paragraph-properties fo:margin-top="0.101cm" fo:margin-bottom="0.101cm" style:contextual-spacing="false"/>
      <style:text-properties officeooo:paragraph-rsid="002fb90f" fo:background-color="transparent"/>
    </style:style>
    <style:style style:name="P41" style:family="paragraph" style:parent-style-name="Standard" style:list-style-name="L2">
      <style:paragraph-properties fo:margin-top="0.101cm" fo:margin-bottom="0.101cm" style:contextual-spacing="false"/>
      <style:text-properties officeooo:paragraph-rsid="0039173e" fo:background-color="transparent"/>
    </style:style>
    <style:style style:name="P42" style:family="paragraph" style:parent-style-name="Standard" style:list-style-name="L3">
      <style:paragraph-properties fo:margin-top="0.101cm" fo:margin-bottom="0.101cm" style:contextual-spacing="false"/>
      <style:text-properties officeooo:paragraph-rsid="001911c5" fo:background-color="transparent"/>
    </style:style>
    <style:style style:name="P43" style:family="paragraph" style:parent-style-name="Standard" style:list-style-name="L2">
      <style:paragraph-properties fo:margin-top="0.101cm" fo:margin-bottom="0.101cm" style:contextual-spacing="false" fo:break-before="page"/>
      <style:text-properties fo:font-weight="bold" officeooo:rsid="00240d4f" officeooo:paragraph-rsid="00240d4f" fo:background-color="transparent" style:font-weight-asian="bold" style:font-weight-complex="bold"/>
    </style:style>
    <style:style style:name="P44" style:family="paragraph" style:parent-style-name="Standard">
      <style:paragraph-properties fo:margin-left="1cm" fo:margin-right="0cm" fo:text-indent="-1cm" style:auto-text-indent="false"/>
      <style:text-properties style:font-name="Times New Roman" fo:font-size="12pt" fo:language="en" fo:country="US" fo:font-weight="bold" officeooo:rsid="0009f698" officeooo:paragraph-rsid="0009f698" fo:background-color="transparent" style:font-name-asian="Times New Roman2" style:font-size-asian="12pt" style:language-asian="en" style:country-asian="US" style:font-weight-asian="bold" style:font-size-complex="10pt" style:language-complex="ar" style:country-complex="SA"/>
    </style:style>
    <style:style style:name="P45" style:family="paragraph" style:parent-style-name="Standard" style:list-style-name="WWNum9">
      <style:paragraph-properties fo:margin-top="0cm" fo:margin-bottom="0cm" style:contextual-spacing="false" fo:text-align="start" style:justify-single-word="false"/>
      <style:text-properties fo:color="#000000" loext:opacity="100%" officeooo:paragraph-rsid="0009f698" fo:background-color="transparent"/>
    </style:style>
    <style:style style:name="P46" style:family="paragraph" style:parent-style-name="Standard" style:list-style-name="WWNum9">
      <style:paragraph-properties fo:margin-top="0cm" fo:margin-bottom="0cm" style:contextual-spacing="false" fo:text-align="start" style:justify-single-word="false"/>
      <style:text-properties fo:color="#000000" loext:opacity="100%" officeooo:paragraph-rsid="003b144f" fo:background-color="transparent"/>
    </style:style>
    <style:style style:name="P47" style:family="paragraph" style:parent-style-name="Standard" style:list-style-name="WWNum9">
      <style:paragraph-properties fo:margin-top="0cm" fo:margin-bottom="0cm" style:contextual-spacing="false" fo:text-align="start" style:justify-single-word="false"/>
      <style:text-properties fo:color="#000000" loext:opacity="100%" officeooo:paragraph-rsid="003cd14b" fo:background-color="transparent"/>
    </style:style>
    <style:style style:name="P48" style:family="paragraph" style:parent-style-name="Standard" style:list-style-name="WWNum9">
      <style:paragraph-properties fo:margin-top="0cm" fo:margin-bottom="0cm" style:contextual-spacing="false" fo:text-align="start" style:justify-single-word="false"/>
      <style:text-properties officeooo:paragraph-rsid="003e336f" fo:background-color="transparent"/>
    </style:style>
    <style:style style:name="P49" style:family="paragraph" style:parent-style-name="heading1" style:list-style-name="WWNum7">
      <style:paragraph-properties fo:margin-left="1cm" fo:margin-right="0cm" fo:text-indent="-1cm" style:auto-text-indent="false"/>
      <style:text-properties style:font-name="Times New Roman" fo:font-size="12pt" fo:language="en" fo:country="US" fo:font-weight="bold" officeooo:rsid="0009f698" officeooo:paragraph-rsid="0009f698" fo:background-color="transparent" style:font-name-asian="Times New Roman2" style:font-size-asian="12pt" style:language-asian="en" style:country-asian="US" style:font-weight-asian="bold" style:font-size-complex="10pt" style:language-complex="ar" style:country-complex="SA"/>
    </style:style>
    <style:style style:name="P50" style:family="paragraph" style:parent-style-name="heading1" style:list-style-name="">
      <style:paragraph-properties fo:margin-left="1cm" fo:margin-right="0cm" style:line-height-at-least="0.529cm" fo:text-align="start" style:justify-single-word="false" fo:keep-together="always" fo:orphans="2" fo:widows="2" fo:hyphenation-ladder-count="no-limit" fo:text-indent="-1cm" style:auto-text-indent="false" style:punctuation-wrap="hanging" style:vertical-align="baseline"/>
      <style:text-properties style:font-name="Times New Roman" fo:font-size="12pt" fo:language="en" fo:country="US" fo:font-weight="bold" officeooo:rsid="0009f698" officeooo:paragraph-rsid="0009f698" fo:background-color="transparent" style:font-name-asian="Times New Roman2" style:font-size-asian="12pt" style:language-asian="en" style:country-asian="US" style:font-weight-asian="bold" style:font-size-complex="10pt" style:language-complex="ar" style:country-complex="SA" fo:hyphenate="false" fo:hyphenation-remain-char-count="2" fo:hyphenation-push-char-count="2" loext:hyphenation-no-caps="false"/>
    </style:style>
    <style:style style:name="P51" style:family="paragraph" style:parent-style-name="heading1" style:list-style-name="">
      <style:paragraph-properties fo:margin-left="1cm" fo:margin-right="0cm" style:line-height-at-least="0.529cm" fo:text-align="start" style:justify-single-word="false" fo:keep-together="always" fo:orphans="2" fo:widows="2" fo:hyphenation-ladder-count="no-limit" fo:text-indent="-1cm" style:auto-text-indent="false" style:punctuation-wrap="hanging" style:vertical-align="baseline"/>
      <style:text-properties officeooo:paragraph-rsid="003a4a01" fo:background-color="transparent" fo:hyphenate="false" fo:hyphenation-remain-char-count="2" fo:hyphenation-push-char-count="2" loext:hyphenation-no-caps="false"/>
    </style:style>
    <style:style style:name="P52" style:family="paragraph" style:parent-style-name="heading1" style:list-style-name="WWNum7">
      <style:paragraph-properties fo:margin-left="1cm" fo:margin-right="0cm" fo:text-indent="-1cm" style:auto-text-indent="false" fo:break-before="page"/>
      <style:text-properties style:font-name="Times New Roman" fo:font-size="12pt" fo:language="en" fo:country="US" fo:font-weight="bold" officeooo:rsid="0009f698" officeooo:paragraph-rsid="0009f698" fo:background-color="transparent" style:font-name-asian="Times New Roman2" style:font-size-asian="12pt" style:language-asian="en" style:country-asian="US" style:font-weight-asian="bold" style:font-size-complex="10pt" style:language-complex="ar" style:country-complex="SA"/>
    </style:style>
    <style:style style:name="P53" style:family="paragraph" style:parent-style-name="heading1" style:list-style-name="WWNum7">
      <style:paragraph-properties fo:margin-left="1cm" fo:margin-right="0cm" fo:text-indent="-1cm" style:auto-text-indent="false" fo:break-before="page"/>
      <style:text-properties officeooo:paragraph-rsid="003a4a01" fo:background-color="transparent"/>
    </style:style>
    <style:style style:name="P54" style:family="paragraph" style:parent-style-name="heading1">
      <style:paragraph-properties fo:margin-left="1cm" fo:margin-right="0cm" fo:margin-top="0.434cm" fo:margin-bottom="0.222cm" style:contextual-spacing="false" fo:text-indent="-1cm" style:auto-text-indent="false"/>
      <style:text-properties officeooo:paragraph-rsid="0009f698" fo:background-color="transparent"/>
    </style:style>
    <style:style style:name="P55"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09f698" officeooo:paragraph-rsid="0009f698" fo:background-color="transparent" style:font-name-asian="Times New Roman2" style:font-size-asian="10pt" style:language-asian="en" style:country-asian="US" style:font-weight-asian="bold" style:font-size-complex="10pt" style:language-complex="ar" style:country-complex="SA"/>
    </style:style>
    <style:style style:name="P56" style:family="paragraph" style:parent-style-name="heading2" style:list-style-name="">
      <style:paragraph-properties fo:margin-left="1cm" fo:margin-right="0cm" fo:margin-top="0cm" fo:margin-bottom="0.282cm" style:contextual-spacing="false" style:line-height-at-least="0.423cm" fo:text-align="start" style:justify-single-word="false" fo:keep-together="always" fo:orphans="2" fo:widows="2" fo:hyphenation-ladder-count="no-limit" fo:text-indent="-1cm" style:auto-text-indent="false" style:punctuation-wrap="hanging" style:vertical-align="baseline"/>
      <style:text-properties style:font-name="Times New Roman" fo:font-size="10pt" fo:language="en" fo:country="US" fo:font-weight="bold" officeooo:rsid="0009f698" officeooo:paragraph-rsid="0009f698" fo:background-color="transparent" style:font-name-asian="Times New Roman2" style:font-size-asian="10pt" style:language-asian="en" style:country-asian="US" style:font-weight-asian="bold" style:font-size-complex="10pt" style:language-complex="ar" style:country-complex="SA" fo:hyphenate="false" fo:hyphenation-remain-char-count="2" fo:hyphenation-push-char-count="2" loext:hyphenation-no-caps="false"/>
    </style:style>
    <style:style style:name="P57"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11b0d4" officeooo:paragraph-rsid="0011b0d4" fo:background-color="transparent" style:font-name-asian="Times New Roman2" style:font-size-asian="10pt" style:language-asian="en" style:country-asian="US" style:font-weight-asian="bold" style:font-size-complex="10pt" style:language-complex="ar" style:country-complex="SA"/>
    </style:style>
    <style:style style:name="P58" style:family="paragraph" style:parent-style-name="heading2" style:list-style-name="WWNum7">
      <style:paragraph-properties fo:margin-left="1cm" fo:margin-right="0cm" fo:margin-top="0cm" fo:margin-bottom="0.282cm" style:contextual-spacing="false" fo:text-indent="-1cm" style:auto-text-indent="false"/>
      <style:text-properties style:font-name="Times New Roman" fo:font-size="10pt" fo:language="en" fo:country="US" fo:font-weight="bold" officeooo:rsid="0022453b" officeooo:paragraph-rsid="0022453b" fo:background-color="transparent" style:font-name-asian="Times New Roman2" style:font-size-asian="10pt" style:language-asian="en" style:country-asian="US" style:font-weight-asian="bold" style:font-size-complex="10pt" style:language-complex="ar" style:country-complex="SA"/>
    </style:style>
    <style:style style:name="P59" style:family="paragraph" style:parent-style-name="heading2" style:list-style-name="WWNum7">
      <style:paragraph-properties fo:margin-left="1cm" fo:margin-right="0cm" fo:margin-top="0cm" fo:margin-bottom="0.282cm" style:contextual-spacing="false" fo:text-indent="-1cm" style:auto-text-indent="false" fo:break-before="page"/>
      <style:text-properties style:font-name="Times New Roman" fo:font-size="10pt" fo:language="en" fo:country="US" fo:font-weight="bold" officeooo:rsid="0009f698" officeooo:paragraph-rsid="0009f698" fo:background-color="transparent" style:font-name-asian="Times New Roman2" style:font-size-asian="10pt" style:language-asian="en" style:country-asian="US" style:font-weight-asian="bold" style:font-size-complex="10pt" style:language-complex="ar" style:country-complex="SA"/>
    </style:style>
    <style:style style:name="P60" style:family="paragraph" style:parent-style-name="keywords">
      <style:text-properties fo:background-color="transparent"/>
    </style:style>
    <style:style style:name="P61" style:family="paragraph" style:parent-style-name="p1a">
      <style:text-properties style:font-name="Times New Roman" fo:font-size="10pt" fo:language="en" fo:country="US" officeooo:rsid="000bbe51" officeooo:paragraph-rsid="000bbe51" fo:background-color="transparent" style:font-name-asian="Times New Roman2" style:font-size-asian="10pt" style:language-asian="en" style:country-asian="US" style:font-size-complex="10pt" style:language-complex="ar" style:country-complex="SA"/>
    </style:style>
    <style:style style:name="P62" style:family="paragraph" style:parent-style-name="p1a">
      <style:text-properties style:font-name="Times New Roman" fo:font-size="10pt" fo:language="en" fo:country="US" officeooo:rsid="000dfebc" officeooo:paragraph-rsid="000dfebc" fo:background-color="transparent" style:font-name-asian="Times New Roman2" style:font-size-asian="10pt" style:language-asian="en" style:country-asian="US" style:font-size-complex="10pt" style:language-complex="ar" style:country-complex="SA"/>
    </style:style>
    <style:style style:name="P63" style:family="paragraph" style:parent-style-name="p1a">
      <style:text-properties style:font-name="Times New Roman" fo:font-size="10pt" fo:language="en" fo:country="US" officeooo:rsid="001911c5" officeooo:paragraph-rsid="001911c5" fo:background-color="transparent" style:font-name-asian="Times New Roman2" style:font-size-asian="10pt" style:language-asian="en" style:country-asian="US" style:font-size-complex="10pt" style:language-complex="ar" style:country-complex="SA"/>
    </style:style>
    <style:style style:name="P64" style:family="paragraph" style:parent-style-name="p1a">
      <style:text-properties fo:font-weight="normal" officeooo:rsid="0021e398" officeooo:paragraph-rsid="0021e398" fo:background-color="transparent" style:font-weight-asian="normal" style:font-weight-complex="normal"/>
    </style:style>
    <style:style style:name="P65" style:family="paragraph" style:parent-style-name="p1a">
      <style:text-properties fo:font-weight="normal" officeooo:rsid="0021e398" officeooo:paragraph-rsid="002bac5a" fo:background-color="transparent" style:font-weight-asian="normal" style:font-weight-complex="normal"/>
    </style:style>
    <style:style style:name="P66" style:family="paragraph" style:parent-style-name="p1a">
      <style:text-properties officeooo:paragraph-rsid="001a1133" fo:background-color="transparent"/>
    </style:style>
    <style:style style:name="P67" style:family="paragraph" style:parent-style-name="p1a">
      <style:text-properties officeooo:paragraph-rsid="0009f698" fo:background-color="transparent"/>
    </style:style>
    <style:style style:name="P68" style:family="paragraph" style:parent-style-name="p1a">
      <style:text-properties officeooo:paragraph-rsid="003a4a01" fo:background-color="transparent"/>
    </style:style>
    <style:style style:name="P69" style:family="paragraph" style:parent-style-name="p1a">
      <style:text-properties officeooo:rsid="00240d4f" officeooo:paragraph-rsid="00240d4f" fo:background-color="transparent"/>
    </style:style>
    <style:style style:name="P70" style:family="paragraph" style:parent-style-name="p1a">
      <style:text-properties officeooo:rsid="0022453b" officeooo:paragraph-rsid="0022453b" fo:background-color="transparen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2fb90f" style:font-weight-asian="bold" style:font-weight-complex="bold"/>
    </style:style>
    <style:style style:name="T4" style:family="text">
      <style:text-properties fo:font-weight="normal" style:font-weight-asian="normal"/>
    </style:style>
    <style:style style:name="T5" style:family="text">
      <style:text-properties fo:font-weight="normal" style:font-weight-asian="normal" style:font-weight-complex="normal"/>
    </style:style>
    <style:style style:name="T6" style:family="text">
      <style:text-properties fo:font-weight="normal" officeooo:rsid="0011fab9" style:font-weight-asian="normal" style:font-weight-complex="normal"/>
    </style:style>
    <style:style style:name="T7" style:family="text">
      <style:text-properties fo:font-weight="normal" officeooo:rsid="0013b794" style:font-weight-asian="normal" style:font-weight-complex="normal"/>
    </style:style>
    <style:style style:name="T8" style:family="text">
      <style:text-properties fo:font-weight="normal" officeooo:rsid="00152e0e" style:font-weight-asian="normal" style:font-weight-complex="normal"/>
    </style:style>
    <style:style style:name="T9" style:family="text">
      <style:text-properties fo:font-weight="normal" officeooo:rsid="002fb90f" style:font-weight-asian="normal" style:font-weight-complex="normal"/>
    </style:style>
    <style:style style:name="T10" style:family="text">
      <style:text-properties fo:font-weight="normal" officeooo:rsid="003106b2" style:font-weight-asian="normal" style:font-weight-complex="normal"/>
    </style:style>
    <style:style style:name="T11" style:family="text">
      <style:text-properties fo:font-weight="normal" officeooo:rsid="0031ab0d" style:font-weight-asian="normal" style:font-weight-complex="normal"/>
    </style:style>
    <style:style style:name="T12" style:family="text">
      <style:text-properties fo:font-weight="normal" officeooo:rsid="00376595" style:font-weight-asian="normal" style:font-weight-complex="normal"/>
    </style:style>
    <style:style style:name="T13" style:family="text">
      <style:text-properties fo:font-weight="normal" officeooo:rsid="0039173e" style:font-weight-asian="normal" style:font-weight-complex="normal"/>
    </style:style>
    <style:style style:name="T14" style:family="text">
      <style:text-properties fo:font-weight="normal" officeooo:rsid="003924ba" style:font-weight-asian="normal" style:font-weight-complex="normal"/>
    </style:style>
    <style:style style:name="T15" style:family="text">
      <style:text-properties fo:font-weight="normal" fo:background-color="transparent" loext:char-shading-value="0" style:font-weight-asian="normal"/>
    </style:style>
    <style:style style:name="T16" style:family="text">
      <style:text-properties fo:font-weight="normal" officeooo:rsid="002a1d85" fo:background-color="transparent" loext:char-shading-value="0" style:font-weight-asian="normal"/>
    </style:style>
    <style:style style:name="T17" style:family="text">
      <style:text-properties fo:font-weight="normal" officeooo:rsid="002bac5a" fo:background-color="transparent" loext:char-shading-value="0" style:font-weight-asian="normal"/>
    </style:style>
    <style:style style:name="T18" style:family="text">
      <style:text-properties fo:font-weight="normal" officeooo:rsid="002861a2" fo:background-color="transparent" loext:char-shading-value="0" style:font-weight-asian="normal"/>
    </style:style>
    <style:style style:name="T19" style:family="text">
      <style:text-properties fo:font-style="normal" style:font-style-asian="normal" style:font-style-complex="normal"/>
    </style:style>
    <style:style style:name="T20" style:family="text">
      <style:text-properties fo:font-style="normal" officeooo:rsid="000dfebc" style:font-style-asian="normal" style:font-style-complex="normal"/>
    </style:style>
    <style:style style:name="T21" style:family="text">
      <style:text-properties fo:font-style="normal" officeooo:rsid="0013b794" style:font-style-asian="normal" style:font-style-complex="normal"/>
    </style:style>
    <style:style style:name="T22" style:family="text">
      <style:text-properties fo:font-style="normal" officeooo:rsid="002343c2"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152e0e" style:font-style-asian="normal" style:font-weight-asian="normal" style:font-style-complex="normal" style:font-weight-complex="normal"/>
    </style:style>
    <style:style style:name="T25" style:family="text">
      <style:text-properties fo:font-style="normal" fo:font-weight="normal" officeooo:rsid="00376595" style:font-style-asian="normal" style:font-weight-asian="normal" style:font-style-complex="normal" style:font-weight-complex="normal"/>
    </style:style>
    <style:style style:name="T26" style:family="text">
      <style:text-properties fo:font-style="normal" fo:font-weight="normal" officeooo:rsid="0039173e" style:font-style-asian="normal" style:font-weight-asian="normal" style:font-style-complex="normal" style:font-weight-complex="normal"/>
    </style:style>
    <style:style style:name="T27" style:family="text">
      <style:text-properties fo:font-style="normal" fo:font-weight="normal" officeooo:rsid="0026f061" fo:background-color="transparent" loext:char-shading-value="0" style:font-style-asian="normal" style:font-weight-asian="normal"/>
    </style:style>
    <style:style style:name="T28" style:family="text">
      <style:text-properties fo:font-style="normal" fo:font-weight="normal" officeooo:rsid="002bac5a" fo:background-color="transparent" loext:char-shading-value="0" style:font-style-asian="normal" style:font-weight-asian="normal"/>
    </style:style>
    <style:style style:name="T29" style:family="text">
      <style:text-properties fo:font-style="normal" fo:font-weight="normal" officeooo:rsid="002e80c0" fo:background-color="transparent" loext:char-shading-value="0" style:font-style-asian="normal" style:font-weight-asian="normal"/>
    </style:style>
    <style:style style:name="T30" style:family="text">
      <style:text-properties fo:font-style="normal" fo:font-weight="normal" officeooo:rsid="00205439" fo:background-color="transparent" loext:char-shading-value="0" style:font-style-asian="normal" style:font-weight-asian="normal"/>
    </style:style>
    <style:style style:name="T31" style:family="text">
      <style:text-properties fo:font-style="italic"/>
    </style:style>
    <style:style style:name="T32" style:family="text">
      <style:text-properties fo:font-style="italic" style:font-style-asian="italic" style:font-style-complex="italic"/>
    </style:style>
    <style:style style:name="T33" style:family="text">
      <style:text-properties fo:font-style="italic" officeooo:rsid="002343c2" style:font-style-asian="italic" style:font-style-complex="italic"/>
    </style:style>
    <style:style style:name="T34" style:family="text">
      <style:text-properties fo:font-style="italic" officeooo:rsid="003106b2"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152e0e" style:font-style-asian="italic" style:font-weight-asian="normal" style:font-style-complex="italic" style:font-weight-complex="normal"/>
    </style:style>
    <style:style style:name="T37" style:family="text">
      <style:text-properties fo:font-style="italic" fo:font-weight="normal" officeooo:rsid="0039173e" style:font-style-asian="italic" style:font-weight-asian="normal" style:font-style-complex="italic" style:font-weight-complex="normal"/>
    </style:style>
    <style:style style:name="T38" style:family="text">
      <style:text-properties officeooo:rsid="00058247"/>
    </style:style>
    <style:style style:name="T39" style:family="text">
      <style:text-properties style:font-name="Times New Roman" fo:font-size="9pt" fo:language="en" fo:country="US" officeooo:rsid="0009f698" style:font-name-asian="Times New Roman2" style:font-size-asian="9pt" style:language-asian="en" style:country-asian="US" style:font-size-complex="10pt" style:language-complex="ar" style:country-complex="SA"/>
    </style:style>
    <style:style style:name="T40" style:family="text">
      <style:text-properties style:font-name="Times New Roman" fo:font-size="9pt" fo:language="en" fo:country="US" officeooo:rsid="000b2372" style:font-name-asian="Times New Roman2" style:font-size-asian="9pt" style:language-asian="en" style:country-asian="US" style:font-size-complex="10pt" style:language-complex="ar" style:country-complex="SA"/>
    </style:style>
    <style:style style:name="T41" style:family="text">
      <style:text-properties style:font-name="Times New Roman" fo:font-size="9pt" fo:language="en" fo:country="US" officeooo:rsid="000dfebc" style:font-name-asian="Times New Roman2" style:font-size-asian="9pt" style:language-asian="en" style:country-asian="US" style:font-size-complex="10pt" style:language-complex="ar" style:country-complex="SA"/>
    </style:style>
    <style:style style:name="T42" style:family="text">
      <style:text-properties style:font-name="Times New Roman" fo:font-size="9pt" fo:language="en" fo:country="US" officeooo:rsid="00058247" fo:background-color="transparent" loext:char-shading-value="0" style:font-name-asian="Times New Roman2" style:font-size-asian="9pt" style:language-asian="en" style:country-asian="US" style:font-size-complex="10pt" style:language-complex="ar" style:country-complex="SA"/>
    </style:style>
    <style:style style:name="T43" style:family="text">
      <style:text-properties style:font-name="Times New Roman" fo:font-size="12pt" fo:language="en" fo:country="US" fo:font-weight="bold" officeooo:rsid="0009f698" style:font-name-asian="Times New Roman2" style:font-size-asian="12pt" style:language-asian="en" style:country-asian="US" style:font-weight-asian="bold" style:font-size-complex="10pt" style:language-complex="ar" style:country-complex="SA"/>
    </style:style>
    <style:style style:name="T44" style:family="text">
      <style:text-properties style:font-name="Times New Roman" fo:font-size="10pt" fo:language="en" fo:country="US" style:font-name-asian="Times New Roman2" style:font-size-asian="10pt" style:language-asian="en" style:country-asian="US" style:font-size-complex="10pt" style:language-complex="ar" style:country-complex="SA"/>
    </style:style>
    <style:style style:name="T45" style:family="text">
      <style:text-properties style:font-name="Times New Roman" fo:font-size="10pt" fo:language="en" fo:country="US" officeooo:rsid="001a1133" style:font-name-asian="Times New Roman2" style:font-size-asian="10pt" style:language-asian="en" style:country-asian="US" style:font-size-complex="10pt" style:language-complex="ar" style:country-complex="SA"/>
    </style:style>
    <style:style style:name="T46" style:family="text">
      <style:text-properties style:font-name="Times New Roman" fo:font-size="10pt" fo:language="en" fo:country="US" officeooo:rsid="001a55d4" style:font-name-asian="Times New Roman2" style:font-size-asian="10pt" style:language-asian="en" style:country-asian="US" style:font-size-complex="10pt" style:language-complex="ar" style:country-complex="SA"/>
    </style:style>
    <style:style style:name="T47" style:family="text">
      <style:text-properties style:font-name="Times New Roman" fo:font-size="10pt" fo:language="en" fo:country="US" officeooo:rsid="001c96ef" style:font-name-asian="Times New Roman2" style:font-size-asian="10pt" style:language-asian="en" style:country-asian="US" style:font-size-complex="10pt" style:language-complex="ar" style:country-complex="SA"/>
    </style:style>
    <style:style style:name="T48" style:family="text">
      <style:text-properties style:font-name="Times New Roman" fo:font-size="10pt" fo:language="en" fo:country="US" officeooo:rsid="0022453b" style:font-name-asian="Times New Roman2" style:font-size-asian="10pt" style:language-asian="en" style:country-asian="US" style:font-size-complex="10pt" style:language-complex="ar" style:country-complex="SA"/>
    </style:style>
    <style:style style:name="T49" style:family="text">
      <style:text-properties style:font-name="Times New Roman" fo:font-size="10pt" fo:language="en" fo:country="US" officeooo:rsid="00236c9d" style:font-name-asian="Times New Roman2" style:font-size-asian="10pt" style:language-asian="en" style:country-asian="US" style:font-size-complex="10pt" style:language-complex="ar" style:country-complex="SA"/>
    </style:style>
    <style:style style:name="T50" style:family="text">
      <style:text-properties style:font-name="Times New Roman" fo:font-size="10pt" fo:language="en" fo:country="US" officeooo:rsid="00240d4f" style:font-name-asian="Times New Roman2" style:font-size-asian="10pt" style:language-asian="en" style:country-asian="US" style:font-size-complex="10pt" style:language-complex="ar" style:country-complex="SA"/>
    </style:style>
    <style:style style:name="T51" style:family="text">
      <style:text-properties style:font-name="Times New Roman" fo:font-size="10pt" fo:language="en" fo:country="US" officeooo:rsid="00258e7a" style:font-name-asian="Times New Roman2" style:font-size-asian="10pt" style:language-asian="en" style:country-asian="US" style:font-size-complex="10pt" style:language-complex="ar" style:country-complex="SA"/>
    </style:style>
    <style:style style:name="T52" style:family="text">
      <style:text-properties style:font-name="Times New Roman" fo:font-size="10pt" fo:language="en" fo:country="US" officeooo:rsid="002bac5a" style:font-name-asian="Times New Roman2" style:font-size-asian="10pt" style:language-asian="en" style:country-asian="US" style:font-size-complex="10pt" style:language-complex="ar" style:country-complex="SA"/>
    </style:style>
    <style:style style:name="T53" style:family="text">
      <style:text-properties style:font-name="Times New Roman" fo:font-size="10pt" fo:language="en" fo:country="US" officeooo:rsid="002e8efd" style:font-name-asian="Times New Roman2" style:font-size-asian="10pt" style:language-asian="en" style:country-asian="US" style:font-size-complex="10pt" style:language-complex="ar" style:country-complex="SA"/>
    </style:style>
    <style:style style:name="T54" style:family="text">
      <style:text-properties style:font-name="Times New Roman" fo:font-size="10pt" fo:language="en" fo:country="US" officeooo:rsid="003924ba" style:font-name-asian="Times New Roman2" style:font-size-asian="10pt" style:language-asian="en" style:country-asian="US" style:font-size-complex="10pt" style:language-complex="ar" style:country-complex="SA"/>
    </style:style>
    <style:style style:name="T55" style:family="text">
      <style:text-properties style:font-name="Times New Roman" fo:font-size="10pt" fo:language="en" fo:country="US" officeooo:rsid="003a4a01" style:font-name-asian="Times New Roman2" style:font-size-asian="10pt" style:language-asian="en" style:country-asian="US" style:font-size-complex="10pt" style:language-complex="ar" style:country-complex="SA"/>
    </style:style>
    <style:style style:name="T56" style:family="text">
      <style:text-properties style:font-name="Times New Roman" fo:font-size="10pt" fo:language="en" fo:country="US" fo:font-style="normal" officeooo:rsid="001c392d" style:font-name-asian="Times New Roman2" style:font-size-asian="10pt" style:language-asian="en" style:country-asian="US" style:font-style-asian="normal" style:font-size-complex="10pt" style:language-complex="ar" style:country-complex="SA" style:font-style-complex="normal"/>
    </style:style>
    <style:style style:name="T57" style:family="text">
      <style:text-properties style:font-name="Times New Roman" fo:font-size="10pt" fo:language="en" fo:country="US" fo:font-style="normal" officeooo:rsid="001a55d4" style:font-name-asian="Times New Roman2" style:font-size-asian="10pt" style:language-asian="en" style:country-asian="US" style:font-style-asian="normal" style:font-size-complex="10pt" style:language-complex="ar" style:country-complex="SA" style:font-style-complex="normal"/>
    </style:style>
    <style:style style:name="T58" style:family="text">
      <style:text-properties style:font-name="Times New Roman" fo:font-size="10pt" fo:language="en" fo:country="US" fo:font-style="normal" officeooo:rsid="001c96ef" style:font-name-asian="Times New Roman2" style:font-size-asian="10pt" style:language-asian="en" style:country-asian="US" style:font-style-asian="normal" style:font-size-complex="10pt" style:language-complex="ar" style:country-complex="SA" style:font-style-complex="normal"/>
    </style:style>
    <style:style style:name="T59" style:family="text">
      <style:text-properties style:font-name="Times New Roman" fo:font-size="10pt" fo:language="en" fo:country="US" fo:font-style="normal" style:text-underline-style="none" officeooo:rsid="001c96ef" style:font-name-asian="Times New Roman2" style:font-size-asian="10pt" style:language-asian="en" style:country-asian="US" style:font-style-asian="normal" style:font-size-complex="10pt" style:language-complex="ar" style:country-complex="SA" style:font-style-complex="normal"/>
    </style:style>
    <style:style style:name="T60" style:family="text">
      <style:text-properties style:font-name="Times New Roman" fo:font-size="10pt" fo:language="en" fo:country="US" fo:font-style="normal" fo:font-weight="normal" officeooo:rsid="003924ba" style:font-name-asian="Times New Roman2" style:font-size-asian="10pt" style:language-asian="en" style:country-asian="US" style:font-style-asian="normal" style:font-weight-asian="normal" style:font-size-complex="10pt" style:language-complex="ar" style:country-complex="SA" style:font-style-complex="normal" style:font-weight-complex="normal"/>
    </style:style>
    <style:style style:name="T61" style:family="text">
      <style:text-properties style:font-name="Times New Roman" fo:font-size="10pt" fo:language="en" fo:country="US" fo:font-style="normal" fo:font-weight="normal" officeooo:rsid="002861a2" fo:background-color="transparent" loext:char-shading-value="0" style:font-name-asian="Times New Roman2" style:font-size-asian="10pt" style:language-asian="en" style:country-asian="US" style:font-style-asian="normal" style:font-weight-asian="normal" style:font-size-complex="10pt" style:language-complex="ar" style:country-complex="SA"/>
    </style:style>
    <style:style style:name="T62" style:family="text">
      <style:text-properties style:font-name="Times New Roman" fo:font-size="10pt" fo:language="en" fo:country="US" fo:font-style="normal" fo:font-weight="normal" officeooo:rsid="002bac5a" fo:background-color="transparent" loext:char-shading-value="0" style:font-name-asian="Times New Roman2" style:font-size-asian="10pt" style:language-asian="en" style:country-asian="US" style:font-style-asian="normal" style:font-weight-asian="normal" style:font-size-complex="10pt" style:language-complex="ar" style:country-complex="SA"/>
    </style:style>
    <style:style style:name="T63" style:family="text">
      <style:text-properties style:font-name="Times New Roman" fo:font-size="10pt" fo:language="en" fo:country="US" fo:font-style="normal" fo:font-weight="normal" officeooo:rsid="002d3bb8" fo:background-color="transparent" loext:char-shading-value="0" style:font-name-asian="Times New Roman2" style:font-size-asian="10pt" style:language-asian="en" style:country-asian="US" style:font-style-asian="normal" style:font-weight-asian="normal" style:font-size-complex="10pt" style:language-complex="ar" style:country-complex="SA"/>
    </style:style>
    <style:style style:name="T64" style:family="text">
      <style:text-properties style:font-name="Times New Roman" fo:font-size="10pt" fo:language="en" fo:country="US" fo:font-weight="bold" officeooo:rsid="0011fab9" style:font-name-asian="Times New Roman2" style:font-size-asian="10pt" style:language-asian="en" style:country-asian="US" style:font-weight-asian="bold" style:font-size-complex="10pt" style:language-complex="ar" style:country-complex="SA" style:font-weight-complex="bold"/>
    </style:style>
    <style:style style:name="T65" style:family="text">
      <style:text-properties style:font-name="Times New Roman" fo:font-size="10pt" fo:language="en" fo:country="US" fo:font-weight="bold" officeooo:rsid="001911c5" style:font-name-asian="Times New Roman2" style:font-size-asian="10pt" style:language-asian="en" style:country-asian="US" style:font-weight-asian="bold" style:font-size-complex="10pt" style:language-complex="ar" style:country-complex="SA" style:font-weight-complex="bold"/>
    </style:style>
    <style:style style:name="T66" style:family="text">
      <style:text-properties style:font-name="Times New Roman" fo:font-size="10pt" fo:language="en" fo:country="US" fo:font-weight="bold" officeooo:rsid="002861a2" fo:background-color="transparent" loext:char-shading-value="0" style:font-name-asian="Times New Roman2" style:font-size-asian="10pt" style:language-asian="en" style:country-asian="US" style:font-weight-asian="bold" style:font-size-complex="10pt" style:language-complex="ar" style:country-complex="SA"/>
    </style:style>
    <style:style style:name="T67" style:family="text">
      <style:text-properties style:font-name="Times New Roman" fo:font-size="10pt" fo:language="en" fo:country="US" fo:font-weight="normal" style:font-name-asian="Times New Roman2" style:font-size-asian="10pt" style:language-asian="en" style:country-asian="US" style:font-weight-asian="normal" style:font-size-complex="10pt" style:language-complex="ar" style:country-complex="SA" style:font-weight-complex="normal"/>
    </style:style>
    <style:style style:name="T68" style:family="text">
      <style:text-properties style:font-name="Times New Roman" fo:font-size="10pt" fo:language="en" fo:country="US" fo:font-weight="normal" officeooo:rsid="0011fab9" style:font-name-asian="Times New Roman2" style:font-size-asian="10pt" style:language-asian="en" style:country-asian="US" style:font-weight-asian="normal" style:font-size-complex="10pt" style:language-complex="ar" style:country-complex="SA" style:font-weight-complex="normal"/>
    </style:style>
    <style:style style:name="T69" style:family="text">
      <style:text-properties style:font-name="Times New Roman" fo:font-size="10pt" fo:language="en" fo:country="US" fo:font-weight="normal" officeooo:rsid="001911c5" style:font-name-asian="Times New Roman2" style:font-size-asian="10pt" style:language-asian="en" style:country-asian="US" style:font-weight-asian="normal" style:font-size-complex="10pt" style:language-complex="ar" style:country-complex="SA" style:font-weight-complex="normal"/>
    </style:style>
    <style:style style:name="T70" style:family="text">
      <style:text-properties style:font-name="Times New Roman" fo:font-size="10pt" fo:language="en" fo:country="US" fo:font-weight="normal" officeooo:rsid="00195e94" style:font-name-asian="Times New Roman2" style:font-size-asian="10pt" style:language-asian="en" style:country-asian="US" style:font-weight-asian="normal" style:font-size-complex="10pt" style:language-complex="ar" style:country-complex="SA" style:font-weight-complex="normal"/>
    </style:style>
    <style:style style:name="T71" style:family="text">
      <style:text-properties style:font-name="Times New Roman" fo:font-size="10pt" fo:language="en" fo:country="US" fo:font-weight="normal" officeooo:rsid="003106b2" style:font-name-asian="Times New Roman2" style:font-size-asian="10pt" style:language-asian="en" style:country-asian="US" style:font-weight-asian="normal" style:font-size-complex="10pt" style:language-complex="ar" style:country-complex="SA" style:font-weight-complex="normal"/>
    </style:style>
    <style:style style:name="T72" style:family="text">
      <style:text-properties style:font-name="Times New Roman" fo:font-size="10pt" fo:language="en" fo:country="US" fo:font-weight="normal" officeooo:rsid="0031ab0d" style:font-name-asian="Times New Roman2" style:font-size-asian="10pt" style:language-asian="en" style:country-asian="US" style:font-weight-asian="normal" style:font-size-complex="10pt" style:language-complex="ar" style:country-complex="SA" style:font-weight-complex="normal"/>
    </style:style>
    <style:style style:name="T73" style:family="text">
      <style:text-properties style:font-name="Times New Roman" fo:font-size="10pt" fo:language="en" fo:country="US" fo:font-weight="normal" officeooo:rsid="0033961f" style:font-name-asian="Times New Roman2" style:font-size-asian="10pt" style:language-asian="en" style:country-asian="US" style:font-weight-asian="normal" style:font-size-complex="10pt" style:language-complex="ar" style:country-complex="SA" style:font-weight-complex="normal"/>
    </style:style>
    <style:style style:name="T74" style:family="text">
      <style:text-properties style:font-name="Times New Roman" fo:font-size="10pt" fo:language="en" fo:country="US" fo:font-weight="normal" officeooo:rsid="0034ce35" style:font-name-asian="Times New Roman2" style:font-size-asian="10pt" style:language-asian="en" style:country-asian="US" style:font-weight-asian="normal" style:font-size-complex="10pt" style:language-complex="ar" style:country-complex="SA" style:font-weight-complex="normal"/>
    </style:style>
    <style:style style:name="T75" style:family="text">
      <style:text-properties style:font-name="Times New Roman" fo:font-size="10pt" fo:language="en" fo:country="US" fo:font-weight="normal" officeooo:rsid="003924ba" style:font-name-asian="Times New Roman2" style:font-size-asian="10pt" style:language-asian="en" style:country-asian="US" style:font-weight-asian="normal" style:font-size-complex="10pt" style:language-complex="ar" style:country-complex="SA" style:font-weight-complex="normal"/>
    </style:style>
    <style:style style:name="T76" style:family="text">
      <style:text-properties style:font-name="Times New Roman" fo:font-size="10pt" fo:language="en" fo:country="US" fo:font-style="italic" officeooo:rsid="001a55d4" style:font-name-asian="Times New Roman2" style:font-size-asian="10pt" style:language-asian="en" style:country-asian="US" style:font-style-asian="italic" style:font-size-complex="10pt" style:language-complex="ar" style:country-complex="SA" style:font-style-complex="italic"/>
    </style:style>
    <style:style style:name="T77" style:family="text">
      <style:text-properties style:font-name="Times New Roman" fo:font-size="10pt" fo:language="en" fo:country="US" fo:font-style="italic" officeooo:rsid="001c96ef" style:font-name-asian="Times New Roman2" style:font-size-asian="10pt" style:language-asian="en" style:country-asian="US" style:font-style-asian="italic" style:font-size-complex="10pt" style:language-complex="ar" style:country-complex="SA" style:font-style-complex="italic"/>
    </style:style>
    <style:style style:name="T78" style:family="text">
      <style:text-properties style:font-name="Times New Roman" fo:font-size="10pt" fo:language="en" fo:country="US" fo:font-style="italic" fo:font-weight="normal" officeooo:rsid="002861a2" style:font-name-asian="Times New Roman2" style:font-size-asian="10pt" style:language-asian="en" style:country-asian="US" style:font-style-asian="italic" style:font-weight-asian="normal" style:font-size-complex="10pt" style:language-complex="ar" style:country-complex="SA"/>
    </style:style>
    <style:style style:name="T79" style:family="text">
      <style:text-properties style:font-name="Times New Roman" fo:font-size="10pt" fo:language="en" fo:country="US" fo:font-style="italic" fo:font-weight="normal" officeooo:rsid="0034ce35" style:font-name-asian="Times New Roman2" style:font-size-asian="10pt" style:language-asian="en" style:country-asian="US" style:font-style-asian="italic" style:font-weight-asian="normal" style:font-size-complex="10pt" style:language-complex="ar" style:country-complex="SA" style:font-style-complex="italic" style:font-weight-complex="normal"/>
    </style:style>
    <style:style style:name="T80" style:family="text">
      <style:text-properties style:font-name="Times New Roman" fo:font-size="10pt" fo:language="en" fo:country="US" fo:font-style="italic" fo:font-weight="normal" officeooo:rsid="003924ba" style:font-name-asian="Times New Roman2" style:font-size-asian="10pt" style:language-asian="en" style:country-asian="US" style:font-style-asian="italic" style:font-weight-asian="normal" style:font-size-complex="10pt" style:language-complex="ar" style:country-complex="SA" style:font-style-complex="italic" style:font-weight-complex="normal"/>
    </style:style>
    <style:style style:name="T81" style:family="text">
      <style:text-properties style:font-name="Times New Roman" fo:font-size="10pt" fo:language="en" fo:country="US" fo:font-style="italic" fo:font-weight="normal" officeooo:rsid="002861a2" fo:background-color="transparent" loext:char-shading-value="0" style:font-name-asian="Times New Roman2" style:font-size-asian="10pt" style:language-asian="en" style:country-asian="US" style:font-style-asian="italic" style:font-weight-asian="normal" style:font-size-complex="10pt" style:language-complex="ar" style:country-complex="SA"/>
    </style:style>
    <style:style style:name="T82" style:family="text">
      <style:text-properties style:font-name="Courier" fo:font-size="9pt" fo:language="en" fo:country="US" officeooo:rsid="00058247" fo:background-color="transparent" loext:char-shading-value="0" style:font-name-asian="Times New Roman2" style:font-size-asian="9pt" style:language-asian="en" style:country-asian="US" style:font-size-complex="10pt" style:language-complex="ar" style:country-complex="SA"/>
    </style:style>
    <style:style style:name="T83" style:family="text">
      <style:text-properties officeooo:rsid="00073e5b"/>
    </style:style>
    <style:style style:name="T84" style:family="text">
      <style:text-properties officeooo:rsid="0009f698"/>
    </style:style>
    <style:style style:name="T85" style:family="text">
      <style:text-properties officeooo:rsid="000b2372"/>
    </style:style>
    <style:style style:name="T86" style:family="text">
      <style:text-properties officeooo:rsid="000da24c"/>
    </style:style>
    <style:style style:name="T87" style:family="text">
      <style:text-properties officeooo:rsid="000dfebc"/>
    </style:style>
    <style:style style:name="T88" style:family="text">
      <style:text-properties officeooo:rsid="001a1133"/>
    </style:style>
    <style:style style:name="T89" style:family="text">
      <style:text-properties officeooo:rsid="001e07b0"/>
    </style:style>
    <style:style style:name="T90" style:family="text">
      <style:text-properties officeooo:rsid="0022453b"/>
    </style:style>
    <style:style style:name="T91" style:family="text">
      <style:text-properties officeooo:rsid="002343c2"/>
    </style:style>
    <style:style style:name="T92" style:family="text">
      <style:text-properties officeooo:rsid="00236c9d"/>
    </style:style>
    <style:style style:name="T93" style:family="text">
      <style:text-properties officeooo:rsid="00258e7a"/>
    </style:style>
    <style:style style:name="T94" style:family="text">
      <style:text-properties officeooo:rsid="0026f061"/>
    </style:style>
    <style:style style:name="T95" style:family="text">
      <style:text-properties officeooo:rsid="002bac5a"/>
    </style:style>
    <style:style style:name="T96" style:family="text">
      <style:text-properties officeooo:rsid="002e8efd"/>
    </style:style>
    <style:style style:name="T97" style:family="text">
      <style:text-properties officeooo:rsid="003106b2"/>
    </style:style>
    <style:style style:name="T98" style:family="text">
      <style:text-properties officeooo:rsid="003924ba"/>
    </style:style>
    <style:style style:name="T99" style:family="text">
      <style:text-properties fo:background-color="transparent" loext:char-shading-value="0"/>
    </style:style>
    <style:style style:name="T100" style:family="text">
      <style:text-properties officeooo:rsid="00058247" fo:background-color="transparent" loext:char-shading-value="0"/>
    </style:style>
    <style:style style:name="T101" style:family="text">
      <style:text-properties officeooo:rsid="003a4a01"/>
    </style:style>
    <style:style style:name="T102" style:family="text">
      <style:text-properties officeooo:rsid="003b144f"/>
    </style:style>
    <style:style style:name="T103" style:family="text">
      <style:text-properties fo:color="#000000" loext:opacity="100%"/>
    </style:style>
    <style:style style:name="T104" style:family="text">
      <style:text-properties officeooo:rsid="003cd14b"/>
    </style:style>
    <style:style style:name="T105" style:family="text">
      <style:text-properties officeooo:rsid="003e33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ot;Table&quot;"/>
        <text:sequence-decl text:display-outline-level="0" text:name="&quot;Equation&quot;"/>
        <text:sequence-decl text:display-outline-level="0" text:name="&quot;Figure&quot;"/>
      </text:sequence-decls>
      <text:p text:style-name="P6">IBM Websphere: Websp<text:span text:style-name="T87">here</text:span> Application Server</text:p>
      <text:p text:style-name="P4">Clara María Romero Lara</text:p>
      <text:p text:style-name="address"><text:span text:style-name="T99">Universi</text:span><text:span text:style-name="T100">dad de Granada</text:span><text:span text:style-name="T99">, </text:span><text:span text:style-name="T42">Granada 18010</text:span><text:span text:style-name="T99">, </text:span><text:span text:style-name="T42">España</text:span><text:span text:style-name="T99"><text:line-break/></text:span><text:span text:style-name="e-mail"><text:span text:style-name="T82">clararomero</text:span></text:span><text:span text:style-name="e-mail"><text:span text:style-name="T99">@</text:span></text:span><text:span text:style-name="e-mail"><text:span text:style-name="T82">correo.ugr.es</text:span></text:span></text:p>
      <text:p text:style-name="P3"><text:span text:style-name="T2">Abstract. </text:span><text:span text:style-name="T85">E</text:span><text:span text:style-name="T38">n este trabajo </text:span><text:span text:style-name="T39">hablaremos sobre Websp</text:span><text:span text:style-name="T41">here</text:span><text:span text:style-name="T39"> Application Sever (WAS), un software middleware perteneciente a la IBM Webspere</text:span></text:p>
      <text:p text:style-name="P60"><text:span text:style-name="T2">Keywords:</text:span> <text:span text:style-name="T83">Middleware, </text:span><text:span text:style-name="T84">IBM Websphere, WAS, Websp</text:span><text:span text:style-name="T87">here</text:span><text:span text:style-name="T84"> Application <text:line-break/>Server, </text:span><text:span text:style-name="T87">Java, Enterprise Webservices</text:span></text:p>
      <text:list xml:id="list476358002" text:style-name="WWNum7">
        <text:list-item>
          <text:h text:style-name="P49" text:outline-level="1">Introducción</text:h>
        </text:list-item>
      </text:list>
      <text:p text:style-name="P61">Websp<text:span text:style-name="T87">here</text:span> Application Server (WAS a partir de ahora) es un servidor de aplicaciones software <text:span text:style-name="T86">empresariales</text:span>. <text:span text:style-name="T86">Maneja las operaciones de la aplicación entre la solicitud del usuario y el backend, actuando como base de datos, paso de mensajes…</text:span></text:p>
      <text:p text:style-name="P25">Es<text:span text:style-name="T19">, en definitiva, un framework o entorno de trabajo para la integración de aplicaciones web basadas en Java </text:span><text:span text:style-name="T21">[1]</text:span><text:span text:style-name="T19">. Se lanzó al mercado en 1998, y pertenece (hasta podríamos decir que </text:span><text:span text:style-name="T20">es el producto estrella</text:span><text:span text:style-name="T19">) </text:span><text:span text:style-name="T20">a </text:span><text:span text:style-name="T19">la suite de servicios web IBM Websphere.</text:span></text:p>
      <text:p text:style-name="P12"/>
      <text:list xml:id="list180113848405534" text:continue-numbering="true" text:style-name="WWNum7">
        <text:list-item>
          <text:list>
            <text:list-item>
              <text:h text:style-name="P55" text:outline-level="2">Objetivos</text:h>
            </text:list-item>
          </text:list>
        </text:list-item>
      </text:list>
      <text:p text:style-name="P62">Como muchos middleware, su uso está orientado a integrar la lógica empresarial en una aplicación software. A continuación, listamos algunos de sus objetivos:</text:p>
      <text:list xml:id="list3102651792" text:style-name="L1">
        <text:list-item>
          <text:p text:style-name="P30">Estandarización:<text:span text:style-name="T5"> </text:span><text:span text:style-name="T6">WAS sigue los estándares J2EE, XML, y Servicios Web. </text:span><text:span text:style-name="T7">La estandarización es un elemento clave en el middleware, porque permite mayor compatibilidad [2] entre distintos sistemas, componentes, protocolos...</text:span></text:p>
        </text:list-item>
        <text:list-item>
          <text:p text:style-name="P31">Integración:<text:span text:style-name="T5"> </text:span><text:span text:style-name="T7">este middleware pertenece a la familia IBM Websphere [3], que cuenta con múltiples servicios, </text:span><text:span text:style-name="T8">tanto para </text:span><text:span text:style-name="T36">runtime</text:span><text:span text:style-name="T24">, como para desarrollo, que prometen mejor adaptación a nuestras necesidades específicas. </text:span></text:p>
          <text:p text:style-name="P32"><text:span text:style-name="T24">P</text:span><text:span text:style-name="T23">or ejemplo, cuenta con packs de integración orientados específicamente a microservicios [4], o para aplicaciones de misión crítica [5].</text:span></text:p>
        </text:list-item>
        <text:list-item>
          <text:p text:style-name="P38"><text:span text:style-name="T64">Rapidez: </text:span><text:span text:style-name="T68">permitir a los negocios desplegar de forma rápida y sencilla una aplicación web funcional </text:span><text:span text:style-name="T69">y completa</text:span><text:span text:style-name="T68">.</text:span></text:p>
        </text:list-item>
      </text:list>
      <text:list xml:id="list180113963417193" text:continue-list="list180113848405534" text:style-name="WWNum7">
        <text:list-item>
          <text:h text:style-name="P49" text:outline-level="1"><text:soft-page-break/>Diseño</text:h>
        </text:list-item>
      </text:list>
      <text:p text:style-name="P66"><text:span text:style-name="T88">El servidor de aplicaciones WAS se basa en una máquina virtual de Java (JVM) que ejecuta aplicaciones de usuario. </text:span><text:span text:style-name="T45">Un servidor de aplicaciones permite generar respuestas dinámicas y adaptadas a la petición del cliente, y WAS provee estos servidores de aplicaciones, </text:span><text:span text:style-name="T47">que a su vez proveen sus propios servicios, bases de datos...</text:span><text:span text:style-name="T45"> </text:span><text:span text:style-name="T46">A esto se le conoce como un servidor </text:span><text:span text:style-name="T76">full profile.</text:span></text:p>
      <text:p text:style-name="P39"><text:span text:style-name="T46">El servidor </text:span><text:span text:style-name="T76">full profile</text:span><text:span text:style-name="T57"> </text:span><text:span text:style-name="T56">se compagina</text:span><text:span text:style-name="T57"> con un servidor web, el cual trabaja con las aplicaciones de servicios web. El servidor de la aplicación y el servidor web se comunican mediante un plugin de protocolo HTTP </text:span><text:span text:style-name="T56">[6]. </text:span><text:span text:style-name="T58">Al servidor web se aloja en lo que se conoce como “contenedor web” junto con la aplicación web y los </text:span><text:span text:style-name="T77">servlets,</text:span><text:span text:style-name="T59"> que proporcionan funciones de la lógica de negocio [7].</text:span></text:p>
      <text:p text:style-name="P44"/>
      <text:list xml:id="list180114156860277" text:continue-numbering="true" text:style-name="WWNum7">
        <text:list-item>
          <text:list>
            <text:list-item>
              <text:h text:style-name="P55" text:outline-level="2">Características</text:h>
            </text:list-item>
          </text:list>
        </text:list-item>
      </text:list>
      <text:p text:style-name="P64">Cómo ya hemos mencionado, uno de los puntos fuertes de este middleware es su integración con otros servicios <text:span text:style-name="T90">de la suite. </text:span></text:p>
      <text:p text:style-name="P26">Es un middleware extremadamente completo, <text:span text:style-name="T96">con planes y servicios adaptados a cualquier negocio. </text:span><text:span text:style-name="T53">Su</text:span><text:span text:style-name="T96"> modelo de integración </text:span><text:span text:style-name="T97">de </text:span><text:span text:style-name="T34">servlets </text:span><text:span text:style-name="T96">en la nube permite mejor escalabilidad, desarrollo, despliegue y mantenimiento.</text:span></text:p>
      <text:p text:style-name="P27">Algunas de los<text:span text:style-name="T32"> features </text:span>que destacan son:</text:p>
      <text:list xml:id="list2015163883" text:style-name="L7">
        <text:list-item>
          <text:p text:style-name="P33">Visibilidad:<text:span text:style-name="T5"> </text:span><text:span text:style-name="T10">podemos consultar en tiempo real el estado de las aplicaciones y la carga de trabajo multicloud. Almacenamiento, bases de datos, redes, tiempo de cómputo… No importa donde se alojen estos servicios, los podemos consultar todos en un solo lugar.</text:span></text:p>
        </text:list-item>
        <text:list-item>
          <text:p text:style-name="P33">Análisis de aplicaciones:<text:span text:style-name="T5"> </text:span><text:span text:style-name="T10">generación de informes detallados desde la consola sobre las aplicaciones de nuestro server y su uso.</text:span></text:p>
        </text:list-item>
        <text:list-item>
          <text:p text:style-name="P40"><text:span text:style-name="T3">Registro y supervisión: </text:span><text:span text:style-name="T71">análisis de registros procesable en tiempo real, a cualquier escala.</text:span></text:p>
        </text:list-item>
      </text:list>
      <text:p text:style-name="P26"/>
      <text:p text:style-name="P19"/>
      <text:h text:style-name="P56" text:outline-level="2"/>
      <text:list xml:id="list180113182442918" text:continue-list="list180114156860277" text:style-name="WWNum7">
        <text:list-item>
          <text:list>
            <text:list-item>
              <text:h text:style-name="P59" text:outline-level="2">Mecanismos, protocolos y servicios para la comunicación y coordinación</text:h>
            </text:list-item>
          </text:list>
        </text:list-item>
      </text:list>
      <text:p text:style-name="P65"><text:span text:style-name="T95">WAS es un servidor modular en el que podemos integrar los servicios y mecanismos que más nos convengan. </text:span><text:span text:style-name="T52">Algunos de estos servicios corresponden a...</text:span></text:p>
      <text:h text:style-name="P9" text:outline-level="3"><text:span text:style-name="heading3"><text:span text:style-name="T66">Protocolos</text:span></text:span><text:span text:style-name="heading3"><text:span text:style-name="T99">. </text:span></text:span><text:span text:style-name="heading3"><text:span text:style-name="T16">Emplea protocolo SSL/TLS en sus comunicaciones [8] para garantizar privacidad e integridad de la información. </text:span></text:span><text:span text:style-name="heading3"><text:span text:style-name="T17">También podemos implementar otros protocolos como HTTP(S), SIP para autenticación de sesiones, FTP para transferencia de archivos [9]… Todo esto desde distintos servicios que integramos en el servidor.</text:span></text:span></text:h>
      <text:h text:style-name="P8" text:outline-level="3"><text:span text:style-name="heading3"><text:span text:style-name="T66">Paso de mensajes</text:span></text:span><text:span text:style-name="heading3"><text:span text:style-name="T99">. </text:span></text:span><text:span text:style-name="heading3"><text:span text:style-name="T18">El paso de mensajes se gestiona con un servicio denominado Websphere Message Queue. Cuenta con opciones de colas de mensajes para modelo publicador-suscriptor y point-to-point, un modelo MOM específico de Java Message Services. </text:span></text:span></text:h>
      <text:h text:style-name="P10" text:outline-level="4"><text:span text:style-name="heading4"><text:span text:style-name="T81">Publicador-suscriptor.</text:span></text:span><text:span text:style-name="heading4"><text:span text:style-name="T61"> </text:span></text:span><text:span text:style-name="heading4"><text:span text:style-name="T62">Como ya hemos estudiado, </text:span></text:span><text:span text:style-name="heading4"><text:span text:style-name="T63">en </text:span></text:span><text:span text:style-name="heading4"><text:span text:style-name="T62">este modelo basado en colas </text:span></text:span><text:span text:style-name="heading4"><text:span text:style-name="T63">los productores (publicadores) mandan mensajes de forma desacoplada a los consumidores (suscriptores), que deciden qué publicadores quieren seguir. </text:span></text:span></text:h>
      <text:h text:style-name="P11" text:outline-level="4"><text:span text:style-name="heading4"><text:span text:style-name="T81">Point-to-poin</text:span></text:span><text:span text:style-name="heading4"><text:span text:style-name="T81">t.</text:span></text:span><text:span text:style-name="heading4"><text:span text:style-name="T27"> </text:span></text:span><text:span text:style-name="heading4"><text:span text:style-name="T28">Este modelo </text:span></text:span><text:span text:style-name="heading4"><text:span text:style-name="T29">necesita conocer la identidad del productor y del consumidor, ya que cada consumidor sólo consume mensajes pertenencientes a una de las colas.</text:span></text:span></text:h>
      <text:p text:style-name="P20"/>
      <text:list xml:id="list180114328649217" text:continue-numbering="true" text:style-name="WWNum7">
        <text:list-item>
          <text:list>
            <text:list-item>
              <text:h text:style-name="P55" text:outline-level="2">Propiedades <text:span text:style-name="T89">de calidad </text:span></text:h>
            </text:list-item>
          </text:list>
        </text:list-item>
      </text:list>
      <text:p text:style-name="P69"><text:span text:style-name="T93">L</text:span>os criterios de calidad a analizar en un software middleware son:</text:p>
      <text:list xml:id="list291359011" text:style-name="L2">
        <text:list-item>
          <text:p text:style-name="P34">Escalabilidad: <text:span text:style-name="T14">cuenta con una gran escalabilidad, en la que el cuello de botella se encuentra en el lado </text:span><text:span text:style-name="T75">de la empresa, en la base de datos [13]. Los recursos que ofrece son más que de sobra para desplegar una aplicación </text:span><text:span text:style-name="T80">full profile</text:span><text:span text:style-name="T60"> de cualquier gran empresa.</text:span></text:p>
        </text:list-item>
        <text:list-item>
          <text:p text:style-name="P34">Seguridad: <text:span text:style-name="T12">cuenta con mecanismos de seguridad integrados, </text:span><text:span text:style-name="T13">tanto </text:span><text:span text:style-name="T37">policy-based</text:span><text:span text:style-name="T13"> como </text:span><text:span text:style-name="T37">permissions-based</text:span><text:span text:style-name="T25">. </text:span><text:span text:style-name="T26">Cuenta con sistemas como [12]:</text:span></text:p>
          <text:list>
            <text:list-item>
              <text:p text:style-name="P41"><text:span text:style-name="T26">OASIS (</text:span><text:span text:style-name="T35">Organization for the Advancement of Structured Information Standards</text:span><text:span text:style-name="T26">), un estándar para la protección de la integridad y confidencialidad en el intercambio de mensajes. </text:span></text:p>
            </text:list-item>
            <text:list-item>
              <text:p text:style-name="P36"><text:span text:style-name="T35">Trust association</text:span><text:span text:style-name="T23">, para la integración de sistemas de seguridad de terceros</text:span></text:p>
            </text:list-item>
            <text:list-item>
              <text:p text:style-name="P41"><text:span text:style-name="T26">FIPS (</text:span><text:span text:style-name="T35">Federal Information Processing Standard</text:span><text:span text:style-name="T23">s</text:span><text:span text:style-name="T26">), un estándar para sistemas informáticos federales</text:span></text:p>
            </text:list-item>
          </text:list>
        </text:list-item>
      </text:list>
      <text:p text:style-name="P35"/>
      <text:list xml:id="list180112566610580" text:continue-numbering="true" text:style-name="L2">
        <text:list-item>
          <text:p text:style-name="P43">Interoperabilidad: <text:span text:style-name="T73">en este sistema, se considera interoperabilidad el intercambio y procesamiento de datos entre dos instalaciones distintas del producto o entre productos en distintos sistemas (externos) [10]. Se permite interoperar entre nodos de </text:span><text:span text:style-name="T74">distintas versiones con migraciones, y la de externos mediante </text:span><text:span text:style-name="T79">plugins</text:span><text:span text:style-name="T74"> [11].</text:span></text:p>
        </text:list-item>
        <text:list-item>
          <text:p text:style-name="P34">Usabilidad: <text:span text:style-name="T11">es un punto difícil de calcular. Durante el desarrollo de este trabajo se han encontrado opiniones adversas, pero concluimos que este middleware es apto para empresas medianas o grandes, donde hay suficientes recursos y personal para formar en la materia sin llegar a ser abrumador. </text:span></text:p>
        </text:list-item>
        <text:list-item>
          <text:p text:style-name="P24">Integración: <text:span text:style-name="T9">su punto fuerte, incluye diversidad de aplicaciones y servicios para integrar en nuestra plataforma, tales como </text:span><text:span text:style-name="T72">login, paso de mensajes, recolección inteligente de datos...</text:span></text:p>
        </text:list-item>
      </text:list>
      <text:p text:style-name="P28"/>
      <text:list xml:id="list180113570625080" text:continue-list="list180114328649217" text:style-name="WWNum7">
        <text:list-item>
          <text:list>
            <text:list-item>
              <text:h text:style-name="P57" text:outline-level="2">Roles</text:h>
            </text:list-item>
          </text:list>
        </text:list-item>
      </text:list>
      <text:p text:style-name="P63">Para desarrollar un sistema WAS correcto, necesitaremos los siguientes roles [<text:span text:style-name="T104">14</text:span>]. Varias de estas funciones pueden, en teoría, <text:span text:style-name="T104">desempeñarse</text:span> por una persona, pero es mucho más conveniente tener personal con formación específica a su rol.</text:p>
      <text:list xml:id="list868661761" text:style-name="L3">
        <text:list-item>
          <text:p text:style-name="P37"><text:span text:style-name="T44">Arquitecto empresarial:</text:span><text:span text:style-name="T67"> este rol debe dirigir y liderar todo lo que atañe el desarrollo software de la empresa para formar una unidad coherente con las necesidades de la empresa.</text:span></text:p>
        </text:list-item>
        <text:list-item>
          <text:p text:style-name="P37"><text:span text:style-name="T44">Arquitecto de soluciones: </text:span><text:span text:style-name="T67">dirige y coordina un nuevo elemento en el entorno TIC de la empresa (hardware y software). Su objetivo principal es diseñar soluciones para las propuestas del Arquitecto empresarial.</text:span></text:p>
        </text:list-item>
        <text:list-item>
          <text:p text:style-name="P42"><text:span text:style-name="T65">Administrador del sistema: </text:span><text:span text:style-name="T69">es responsible de los sistemas y software, así como de mantenerlo todo actualizado y elegir las mejores tecnologías posibles. Configura el hardware, software y middleware adecuado, y supervisa y mantiene el sistema según se va actualizando.</text:span></text:p>
        </text:list-item>
        <text:list-item>
          <text:p text:style-name="P37"><text:span text:style-name="T44">Desarrollador:</text:span><text:span text:style-name="T67"> </text:span><text:span text:style-name="T70">desarrolla la aplicación software siguiendo las instrucciones del Arquitecto de soluciones.</text:span></text:p>
        </text:list-item>
      </text:list>
      <text:h text:style-name="P50" text:outline-level="1"/>
      <text:list xml:id="list180113773924191" text:continue-list="list180113570625080" text:style-name="WWNum7">
        <text:list-item>
          <text:h text:style-name="P52" text:outline-level="1">Análisis crítico</text:h>
          <text:list>
            <text:list-item>
              <text:h text:style-name="P58" text:outline-level="2">Ventajas</text:h>
            </text:list-item>
          </text:list>
        </text:list-item>
      </text:list>
      <text:p text:style-name="P21">WAS es, sin duda, uno de los entornos de servidores web más completos que se ofrecen en el mercado. <text:span text:style-name="T92">Sus pun</text:span><text:span text:style-name="T98">tos fuertes son tanto su extensión cómo su estabilidad. </text:span></text:p>
      <text:p text:style-name="P21"><text:tab/><text:span text:style-name="T54">Ya hemos hablado sobre la cantidad de aplicaciones integrables al servidor de WAS. Ofrecen todo tipo de funcionalidades, de forma escalable y distribuida, y además de forma estandarizada y segura.</text:span></text:p>
      <text:p text:style-name="P22"><text:span text:style-name="T44"><text:tab/>El otro punto es la estabilidad, y por consecuencia, la escalabilidad. IBM es una empresa muy bien establecida a la que no le faltan recursos, por lo que dispone de los medios para garantizar un sistema casi inmune a caídas y fallos por su parte; además de los recursos para ofrecer una escalabilidad real. También podemos mencionar la atención y consultas al cliente durante el desarollo de la aplicación web.</text:span></text:p>
      <text:p text:style-name="P13"/>
      <text:list xml:id="list180114380381661" text:continue-numbering="true" text:style-name="WWNum7">
        <text:list-item>
          <text:list>
            <text:list-item>
              <text:h text:style-name="P58" text:outline-level="2">Desventajas</text:h>
            </text:list-item>
          </text:list>
        </text:list-item>
      </text:list>
      <text:p text:style-name="P67"><text:span text:style-name="T91">Como ya hemos mencionado, WAS es un </text:span><text:span text:style-name="T33">framework </text:span><text:span text:style-name="T22">extremadamente completo, que integra prácticamente cualquier funcionalidad y business logic que podamos necesitar. </text:span><text:span text:style-name="T90">Sin embargo, esto es un arma de doble filo: hay quien considera que su funcionalidad es tan extensa que es imposible de dominar si no se delega su mantenimiento y desarrollo en </text:span><text:span text:style-name="T91">un buen número de</text:span><text:span text:style-name="T90"> </text:span><text:span text:style-name="T48">trabajadores</text:span><text:span text:style-name="T90">.</text:span></text:p>
      <text:p text:style-name="P23"><text:tab/>Otras <text:span text:style-name="T44">inconveniencias derivadas de su naturaleza son aquellas correspondientes al desplegado y ejecución, ya que requiere </text:span><text:span text:style-name="T49">una gran potencia computacional.</text:span></text:p>
      <text:p text:style-name="P13"/>
      <text:list xml:id="list180113060188900" text:continue-numbering="true" text:style-name="WWNum7">
        <text:list-item>
          <text:list>
            <text:list-item>
              <text:h text:style-name="P58" text:outline-level="2">Otros puntos a tener en cuenta</text:h>
            </text:list-item>
          </text:list>
        </text:list-item>
      </text:list>
      <text:p text:style-name="P70"><text:span text:style-name="T44">Muchos de los servicios que referencia </text:span><text:span text:style-name="T49">son </text:span><text:span text:style-name="T50">proyectos libres de Apache. Esto no quiere decir que podamos replicar algo similar accediendo a estos mismos recursos, simplemente que no todas sus herramientas son de propietario, lo cual puede ser un problema para algunos. </text:span></text:p>
      <text:p text:style-name="P29"><text:span text:style-name="T50">C</text:span><text:span text:style-name="T44">uenta con versiones gratuitas y pruebas de 60 días de sus servicios de pago, pero </text:span><text:span text:style-name="T51">para implementarse en una empresa (lo cual es su público objetivo) es prácticamete obligatario entrar en un plan de pago, principalmente para contar con un plan en la nube que permita una buena escalabilidad.</text:span></text:p>
      <text:h text:style-name="P51" text:outline-level="1"><text:span text:style-name="T43"/></text:h>
      <text:list xml:id="list180114160857782" text:continue-numbering="true" text:style-name="WWNum7">
        <text:list-item>
          <text:h text:style-name="P53" text:outline-level="1"><text:span text:style-name="T43">Conclusiones</text:span></text:h>
        </text:list-item>
      </text:list>
      <text:p text:style-name="P68"><text:span text:style-name="T101">WAS es un middleware extremadamente amplio, que abarca muchos otros servicios y middleware a su vez. En consecuencia, es un sistema difícil de abordar sin la formación o personal adecuado, lo cual le gana detractores. </text:span></text:p>
      <text:p text:style-name="P68"><text:tab/><text:span text:style-name="T101">Sin embargo, no podemos negar el hecho de que esto mismo es lo que lo hace completo y útil a su clientela. Poder gestionar múltiples aplicaciones web desde un solo punto, integrar infinidad de funcionalidades y servicios, la ayuda </text:span><text:span text:style-name="T55">que ofrece al desarrollo (mediante IDEs), despliegue y mantenimiento de las mismas… es un sistema difícil de adoptar y aprender, pero que a la larga será útil en cualquier empresa que requiera de servicios web en la nube.</text:span></text:p>
      <text:h text:style-name="P54" text:outline-level="1">References</text:h>
      <text:list xml:id="list2323358922" text:style-name="WWNum9">
        <text:list-item>
          <text:p text:style-name="P45"><text:bookmark text:name="js-reference-string-2"/>Ibm.com &lt;https://www.ibm.com/cloud/websphere-application-server&gt; [Accessed 14 June 2021].</text:p>
        </text:list-item>
        <text:list-item>
          <text:p text:style-name="P45"><text:bookmark text:name="js-reference-string-1"/>Internet Of Things (IoT) &lt;https://nicolaswindpassinger.com/iot-standardization-care&gt; [Accessed 14 June 2021].</text:p>
        </text:list-item>
        <text:list-item>
          <text:p text:style-name="P45"><text:bookmark text:name="js-reference-string-21"/>Es.wikipedia.or<text:span text:style-name="T102">g </text:span>&lt;https://es.wikipedia.org/wiki/WebSphere_(software)&gt; [Accessed 14 June 2021].</text:p>
        </text:list-item>
        <text:list-item>
          <text:p text:style-name="P45"><text:bookmark text:name="js-reference-string-4"/>Ibm.com &lt;https://www.ibm.com/cloud/websphere-liberty&gt; [Accessed 14 June 2021].</text:p>
        </text:list-item>
        <text:list-item>
          <text:p text:style-name="P46">Ibm.com &lt;https://www.ibm.com/docs/en/cloud-private/3.2.0?topic=paks-websphere-application-server-network-deployment&gt; [Accessed 14 June 2021].</text:p>
        </text:list-item>
        <text:list-item>
          <text:p text:style-name="P46">Ibm.com &lt;https://www.ibm.com/docs/en/was-zos/8.5.5?topic=overview-product&gt; [Accessed 14 June 2021].</text:p>
        </text:list-item>
        <text:list-item>
          <text:p text:style-name="P46">Ibm.com &lt;https://www.ibm.com/docs/en/was-zos/8.5.5?topic=855-websphere-application-server-overview&gt; [Accessed 14 June 2021].</text:p>
        </text:list-item>
        <text:list-item>
          <text:p text:style-name="P47">Ibm.com &lt;https://www.ibm.com/docs/es/tfim/6.2.1?topic=security-enabling-ssl-websphere-application-server&gt; [Accessed 14 June 2021].</text:p>
        </text:list-item>
        <text:list-item>
          <text:p text:style-name="P47">Ibm.com &lt;https://www.ibm.com/docs/en/bpm/8.5.7?topic=implementation-prerequisites-best-practices-using-websphere-adapter-ftp&gt; [Accessed 14 June 2021].</text:p>
        </text:list-item>
        <text:list-item>
          <text:p text:style-name="P47">Ibm.com &lt;https://www.ibm.com/docs/en/was-nd/8.5.5?topic=o-overview-migration-coexistence-interoperability-1&gt; [Accessed 14 June 2021].</text:p>
        </text:list-item>
        <text:list-item>
          <text:p text:style-name="P47">Ibm.com &lt;https://www.ibm.com/docs/en/was-nd/8.5.5?topic=zos-how-do-migrate-coexist-interoperate&gt; [Accessed 14 June 2021].</text:p>
        </text:list-item>
        <text:list-item>
          <text:p text:style-name="P47"><text:span text:style-name="T105">Ib</text:span>m.com &lt;https://www.ibm.com/docs/en/was/9.0.5?topic=securing-security&gt; [Accessed 14 June 2021].</text:p>
        </text:list-item>
        <text:list-item>
          <text:p text:style-name="P45"><text:bookmark text:name="js-reference-string-5"/>Yu, H., Moreira, J., Dube, P., Chung, I. and Li Zhang, 2007. Performance Studies of a WebSphere Application, Trade, in Scale-out and Scale-up Environments. <text:span text:style-name="T31">2007 IEEE International Parallel and Distributed Processing Symposium</text:span>,.</text:p>
        </text:list-item>
        <text:list-item>
          <text:p text:style-name="P48"><text:span text:style-name="T103">Ibm.com &lt;https://www.ibm.com/docs/en/was-nd/9.0.5?topic=overview-websphere-application-server-roles-goals&gt; [Accessed 14 June 2021].</text:span></text:p>
        </text:list-item>
      </text:list>
      <text:h text:style-name="P5" text:outline-level="1"><text:soft-page-break/><text:span text:style-name="T99">Autoevaluación</text:span></text:h>
      <text:p text:style-name="P7"><text:bookmark-start text:name="_Ref4675093911"/><text:span text:style-name="T1">Table </text:span><text:span text:style-name="T1"><text:sequence text:ref-name="ref&quot;Table&quot;0" text:name="&quot;Table&quot;" text:formula="ooow:&quot;Table&quot;+1" style:num-format="1">1</text:sequence></text:span><text:bookmark-end text:name="_Ref4675093911"/><text:span text:style-name="T1">.</text:span> <text:span text:style-name="T40">Autoevaluació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Cuestión</text:p>
          </table:table-cell>
          <table:table-cell table:style-name="Table1.A1" office:value-type="string">
            <text:p text:style-name="P15">Si</text:p>
          </table:table-cell>
          <table:table-cell table:style-name="Table1.A1" office:value-type="string">
            <text:p text:style-name="P15">No</text:p>
          </table:table-cell>
        </table:table-row>
        <table:table-row table:style-name="Table1.2">
          <table:table-cell table:style-name="Table1.A2" office:value-type="string">
            <text:p text:style-name="P16">¿La explicación es clara y el contenido está estructurado?</text:p>
          </table:table-cell>
          <table:table-cell table:style-name="Table1.A2" office:value-type="string">
            <text:p text:style-name="P17">x</text:p>
          </table:table-cell>
          <table:table-cell table:style-name="Table1.A2" office:value-type="string">
            <text:p text:style-name="P17"/>
          </table:table-cell>
        </table:table-row>
        <table:table-row table:style-name="Table1.2">
          <table:table-cell table:style-name="Table1.A2" office:value-type="string">
            <text:p text:style-name="P16">¿Queda reflejado que se han estudiado y entendido las cuestiones de diseño, mecanismos, protocolos y servicios para la comunicación y coordinación relacionados en la bibliografía estudiada?</text:p>
          </table:table-cell>
          <table:table-cell table:style-name="Table1.A2" office:value-type="string">
            <text:p text:style-name="P17">x</text:p>
          </table:table-cell>
          <table:table-cell table:style-name="Table1.A2" office:value-type="string">
            <text:p text:style-name="P17"/>
          </table:table-cell>
        </table:table-row>
        <table:table-row table:style-name="Table1.2">
          <table:table-cell table:style-name="Table1.A2" office:value-type="string">
            <text:p text:style-name="P16">¿Se incluyen ejemplos que ayudan a explicar la descripción de la tecnología middleware seleccionada?</text:p>
          </table:table-cell>
          <table:table-cell table:style-name="Table1.A2" office:value-type="string">
            <text:p text:style-name="P17"/>
          </table:table-cell>
          <table:table-cell table:style-name="Table1.A2" office:value-type="string">
            <text:p text:style-name="P17">x</text:p>
          </table:table-cell>
        </table:table-row>
        <table:table-row table:style-name="Table1.2">
          <table:table-cell table:style-name="Table1.A2" office:value-type="string">
            <text:p text:style-name="P16">¿Queda reflejado en el trabajo que se ha buscado y analizado suficiente bibliografía adicional y se han incluido las referencias encontradas?</text:p>
          </table:table-cell>
          <table:table-cell table:style-name="Table1.A2" office:value-type="string">
            <text:p text:style-name="P17">x</text:p>
          </table:table-cell>
          <table:table-cell table:style-name="Table1.A2" office:value-type="string">
            <text:p text:style-name="P17"/>
          </table:table-cell>
        </table:table-row>
        <table:table-row table:style-name="Table1.2">
          <table:table-cell table:style-name="Table1.A2" office:value-type="string">
            <text:p text:style-name="P16">¿Se incluye un análisis crítico positivo y/o negativo de la tecnología middleware escogida y unas conclusiones como resultado del estudio y explicación realizadas?</text:p>
          </table:table-cell>
          <table:table-cell table:style-name="Table1.A2" office:value-type="string">
            <text:p text:style-name="P17">x</text:p>
          </table:table-cell>
          <table:table-cell table:style-name="Table1.A2" office:value-type="string">
            <text:p text:style-name="P17"/>
          </table:table-cell>
        </table:table-row>
        <table:table-row table:style-name="Table1.2">
          <table:table-cell table:style-name="Table1.A2" office:value-type="string">
            <text:p text:style-name="P16">¿El informe realizado me ha llevado tiempo y servido para comprender la solución al problema abordado?</text:p>
          </table:table-cell>
          <table:table-cell table:style-name="Table1.A2" office:value-type="string">
            <text:p text:style-name="P17">x</text:p>
          </table:table-cell>
          <table:table-cell table:style-name="Table1.A2" office:value-type="string">
            <text:p text:style-name="P17"/>
          </table:table-cell>
        </table:table-row>
        <table:table-row table:style-name="Table1.2">
          <table:table-cell table:style-name="Table1.A8" office:value-type="string">
            <text:p text:style-name="P16">¿Se ha realizado alguna aportación adicional más allá de lo que en esencia pedía este trabajo?</text:p>
          </table:table-cell>
          <table:table-cell table:style-name="Table1.A8" office:value-type="string">
            <text:p text:style-name="P17">x</text:p>
          </table:table-cell>
          <table:table-cell table:style-name="Table1.A8" office:value-type="string">
            <text:p text:style-name="P17"/>
          </table:table-cell>
        </table:table-row>
      </table:table>
      <table:table table:name="Table2" table:style-name="Table2">
        <table:table-column table:style-name="Table2.A"/>
        <table:table-row table:style-name="Table2.1">
          <table:table-cell table:style-name="Table2.A1" office:value-type="string">
            <text:p text:style-name="P18">Autoevaluación: <text:span text:style-name="T94">7</text:span>/10</text:p>
          </table:table-cell>
        </table:table-row>
      </table:table>
      <text:h text:style-name="P2" text:outline-level="3"><text:span text:style-name="heading4"><text:span text:style-name="T30"/></text:span></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Times New Roman1" svg:font-family="'Times New Roman'"/>
    <style:font-face style:name="FreeSans1" svg:font-family="FreeSans" style:font-family-generic="swiss"/>
    <style:font-face style:name="Courier" svg:font-family="Courie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ource Han Serif SC"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cm" style:writing-mode="lr-tb"/>
      <style:text-properties style:use-window-font-color="true" loext:opacity="0%" style:font-name="Times New Roman" fo:font-size="10pt" fo:language="en" fo:country="US" style:letter-kerning="false" style:font-name-asian="Source Han Serif SC" style:font-size-asian="10pt" style:language-asian="en" style:country-asian="US" style:font-name-complex="Times New Roman2"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423cm" fo:text-align="justify" style:justify-single-word="false" fo:orphans="2" fo:widows="2" fo:hyphenation-ladder-count="no-limit" fo:text-indent="0.4cm" style:auto-text-indent="false" style:punctuation-wrap="hanging" style:vertical-align="baseline"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size-complex="10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bstract" style:family="paragraph" style:parent-style-name="Standard" style:default-outline-level="">
      <style:paragraph-properties fo:margin-left="1cm" fo:margin-right="1cm" fo:margin-top="1.058cm" fo:margin-bottom="0.635cm" style:contextual-spacing="true" style:line-height-at-least="0.388cm" fo:text-indent="0.4cm" style:auto-text-indent="false"/>
      <style:text-properties fo:font-size="9pt" style:font-size-asian="9pt"/>
    </style:style>
    <style:style style:name="address" style:family="paragraph" style:parent-style-name="Standard" style:default-outline-level="">
      <style:paragraph-properties fo:margin-left="0cm" fo:margin-right="0cm" fo:margin-top="0cm" fo:margin-bottom="0.353cm" style:contextual-spacing="true" style:line-height-at-least="0.388cm" fo:text-align="center" style:justify-single-word="false" fo:text-indent="0cm" style:auto-text-indent="false"/>
      <style:text-properties fo:font-size="9pt" style:font-size-asian="9pt"/>
    </style:style>
    <style:style style:name="author" style:family="paragraph" style:parent-style-name="Standard" style:next-style-name="address" style:default-outline-level="">
      <style:paragraph-properties fo:margin-left="0cm" fo:margin-right="0cm" fo:margin-top="0cm" fo:margin-bottom="0.353cm" style:contextual-spacing="false" style:line-height-at-least="0.388cm" fo:text-align="center" style:justify-single-word="false" fo:text-indent="0cm" style:auto-text-indent="false"/>
    </style:style>
    <style:style style:name="bulletitem" style:family="paragraph" style:parent-style-name="Standard" style:default-outline-level="" style:list-style-name="WWNum2">
      <style:paragraph-properties fo:margin-top="0.282cm" fo:margin-bottom="0.282cm" style:contextual-spacing="true"/>
    </style:style>
    <style:style style:name="dashitem" style:family="paragraph" style:parent-style-name="Standard" style:default-outline-level="" style:list-style-name="WWNum4">
      <style:paragraph-properties fo:margin-top="0.282cm" fo:margin-bottom="0.282cm" style:contextual-spacing="true"/>
    </style:style>
    <style:style style:name="equation" style:family="paragraph" style:parent-style-name="Standard" style:next-style-name="Standard" style:default-outline-level="">
      <style:paragraph-properties fo:margin-left="0cm" fo:margin-right="0cm" fo:margin-top="0.282cm" fo:margin-bottom="0.282cm" style:contextual-spacing="false" fo:text-indent="0cm" style:auto-text-indent="false">
        <style:tab-stops>
          <style:tab-stop style:position="5.801cm" style:type="center"/>
          <style:tab-stop style:position="12.201cm" style:type="right"/>
        </style:tab-stops>
      </style:paragraph-properties>
    </style:style>
    <style:style style:name="figurecaption" style:family="paragraph" style:parent-style-name="Standard" style:next-style-name="Standard" style:default-outline-level="">
      <style:paragraph-properties fo:margin-left="0cm" fo:margin-right="0cm" fo:margin-top="0.212cm" fo:margin-bottom="0.423cm" style:contextual-spacing="false" style:line-height-at-least="0.388cm" fo:text-align="center" style:justify-single-word="false" fo:keep-together="always" fo:text-indent="0cm" style:auto-text-indent="false"/>
      <style:text-properties fo:font-size="9pt" style:font-size-asian="9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text-properties style:font-name="Times New Roman" fo:font-family="'Times New Roman'" style:font-family-generic="roman" style:font-pitch="variable" fo:font-size="10pt" style:font-name-asian="Times New Roman2" style:font-family-asian="'Times New Roman'" style:font-family-generic-asian="system" style:font-pitch-asian="variable" style:font-size-asian="10pt" style:font-size-complex="10pt"/>
    </style:style>
    <style:style style:name="heading1" style:family="paragraph" style:parent-style-name="Standard" style:next-style-name="p1a" style:default-outline-level="1" style:list-style-name="">
      <style:paragraph-properties fo:margin-left="1cm" fo:margin-right="0cm" fo:margin-top="0.635cm" fo:margin-bottom="0.423cm" style: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_20_1" style:display-name="Heading 1" style:family="paragraph" style:parent-style-name="Standard" style:next-style-name="p1a" style:default-outline-level="1" style:list-style-name="" style:class="text">
      <style:paragraph-properties fo:margin-left="1cm" fo:margin-right="0cm" fo:margin-top="0.635cm" fo:margin-bottom="0.423cm" style:contextual-spacing="false" style:line-height-at-least="0.529cm" fo:text-align="start" style:justify-single-word="false" fo:keep-together="always" fo:hyphenation-ladder-count="no-limit" fo:text-indent="-1cm" style:auto-text-indent="false" fo:keep-with-next="always"/>
      <style:text-properties fo:font-size="12pt" fo:font-weight="bold" style:font-size-asian="12pt" style:font-weight-asian="bold" fo:hyphenate="false" fo:hyphenation-remain-char-count="2" fo:hyphenation-push-char-count="2" loext:hyphenation-no-caps="false"/>
    </style:style>
    <style:style style:name="heading2" style:family="paragraph" style:parent-style-name="Standard" style:next-style-name="p1a" style:default-outline-level="2" style:list-style-name="">
      <style:paragraph-properties fo:margin-left="1cm" fo:margin-right="0cm" fo:margin-top="0.635cm" fo:margin-bottom="0.282cm" style: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2" style:display-name="Heading 2" style:family="paragraph" style:parent-style-name="Standard" style:next-style-name="p1a" style:default-outline-level="2" style:list-style-name="" style:class="text">
      <style:paragraph-properties fo:margin-left="1cm" fo:margin-right="0cm" fo:margin-top="0.635cm" fo:margin-bottom="0.282cm" style:contextual-spacing="false" fo:text-align="start" style:justify-single-word="false" fo:keep-together="always" fo:hyphenation-ladder-count="no-limit" fo:text-indent="-1cm" style:auto-text-indent="false" fo:keep-with-next="always"/>
      <style:text-properties fo:font-weight="bold" style:font-weight-asian="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cm" fo:margin-right="0cm" fo:margin-top="0.635cm" fo:margin-bottom="0cm" style:contextual-spacing="false"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423cm" fo:margin-bottom="0cm" style:contextual-spacing="false" fo:text-indent="0cm" style:auto-text-indent="false"/>
    </style:style>
    <style:style style:name="image" style:family="paragraph" style:parent-style-name="Standard" style:next-style-name="Standard" style:default-outline-level="">
      <style:paragraph-properties fo:margin-left="0cm" fo:margin-right="0cm" fo:margin-top="0.423cm" fo:margin-bottom="0.212cm" style:contextual-spacing="false" fo:text-align="center" style:justify-single-word="false" fo:text-indent="0cm" style:auto-text-indent="false"/>
    </style:style>
    <style:style style:name="keywords" style:family="paragraph" style:parent-style-name="abstract" style:next-style-name="heading1" style:default-outline-level="">
      <style:paragraph-properties fo:margin-left="1cm" fo:margin-right="1cm" fo:margin-top="0.388cm" fo:margin-bottom="0.635cm" style:contextual-spacing="false" fo:text-align="start" style:justify-single-word="false" fo:text-indent="0cm" style:auto-text-indent="false"/>
    </style:style>
    <style:style style:name="Header" style:family="paragraph" style:parent-style-name="Standard" style:default-outline-level=""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9pt" style:font-size-asian="9pt" style:font-size-complex="9pt"/>
    </style:style>
    <style:style style:name="numitem" style:family="paragraph" style:parent-style-name="Standard" style:default-outline-level="" style:list-style-name="WWNum6">
      <style:paragraph-properties fo:margin-top="0.282cm" fo:margin-bottom="0.282cm" style:contextual-spacing="true"/>
    </style:style>
    <style:style style:name="p1a" style:family="paragraph" style:parent-style-name="Standard" style:next-style-name="Standard" style:default-outline-level="">
      <style:paragraph-properties fo:margin-left="0cm" fo:margin-right="0cm" fo:text-indent="0cm" style:auto-text-indent="false"/>
    </style:style>
    <style:style style:name="programcode" style:family="paragraph" style:parent-style-name="Standard" style:default-outline-level="">
      <style:paragraph-properties fo:margin-left="0cm" fo:margin-right="0cm" fo:margin-top="0.282cm" fo:margin-bottom="0.282cm" style:contextual-spacing="true" fo:text-align="start" style:justify-single-word="false" fo:text-indent="0cm" style:auto-text-indent="false">
        <style:tab-stops>
          <style:tab-stop style:position="0.4cm"/>
          <style:tab-stop style:position="0.801cm"/>
          <style:tab-stop style:position="1.199cm"/>
          <style:tab-stop style:position="1.6cm"/>
          <style:tab-stop style:position="2cm"/>
          <style:tab-stop style:position="2.401cm"/>
          <style:tab-stop style:position="2.801cm"/>
          <style:tab-stop style:position="3.2cm"/>
          <style:tab-stop style:position="3.6cm"/>
          <style:tab-stop style:position="4.001cm"/>
          <style:tab-stop style:position="4.401cm"/>
          <style:tab-stop style:position="4.801cm"/>
          <style:tab-stop style:position="5.2cm"/>
          <style:tab-stop style:position="5.6cm"/>
          <style:tab-stop style:position="6.001cm"/>
          <style:tab-stop style:position="6.401cm"/>
          <style:tab-stop style:position="6.802cm"/>
          <style:tab-stop style:position="7.2cm"/>
          <style:tab-stop style:position="7.601cm"/>
          <style:tab-stop style:position="8.001cm"/>
          <style:tab-stop style:position="8.401cm"/>
          <style:tab-stop style:position="8.802cm"/>
          <style:tab-stop style:position="9.2cm"/>
          <style:tab-stop style:position="9.601cm"/>
          <style:tab-stop style:position="10.001cm"/>
          <style:tab-stop style:position="10.402cm"/>
          <style:tab-stop style:position="10.802cm"/>
          <style:tab-stop style:position="11.201cm"/>
          <style:tab-stop style:position="11.601cm"/>
        </style:tab-stops>
      </style:paragraph-properties>
      <style:text-properties style:font-name="Courier" fo:font-family="Courier" style:font-family-generic="roman" style:font-pitch="variable"/>
    </style:style>
    <style:style style:name="referenceitem" style:family="paragraph" style:parent-style-name="Standard" style:default-outline-level="" style:list-style-name="WWNum9">
      <style:paragraph-properties style:line-height-at-least="0.388cm"/>
      <style:text-properties fo:font-size="9pt" style:font-size-asian="9pt"/>
    </style:style>
    <style:style style:name="running_20_head_20_-_20_left" style:display-name="running head - left" style:family="paragraph" style:parent-style-name="Standard" style:default-outline-level="">
      <style:paragraph-properties fo:margin-left="0cm" fo:margin-right="0cm" fo:text-align="start" style:justify-single-word="false" fo:text-indent="0cm" style:auto-text-indent="false"/>
      <style:text-properties fo:font-size="9pt" style:font-size-asian="9pt" style:font-size-complex="9pt"/>
    </style:style>
    <style:style style:name="running_20_head_20_-_20_right" style:display-name="running head - right" style:family="paragraph" style:parent-style-name="Standard" style:default-outline-level="">
      <style:paragraph-properties fo:margin-left="0cm" fo:margin-right="0cm" fo:text-align="end" style:justify-single-word="false" fo:text-indent="0cm" style:auto-text-indent="false"/>
      <style:text-properties fo:font-size="9pt" style:font-size-asian="9pt" style:font-size-complex="9pt" style:font-weight-complex="bold"/>
    </style:style>
    <style:style style:name="papertitle" style:family="paragraph" style:parent-style-name="Standard" style:next-style-name="author" style:default-outline-level="">
      <style:paragraph-properties fo:margin-left="0cm" fo:margin-right="0cm" fo:margin-top="0cm" fo:margin-bottom="0.847cm" style:contextual-spacing="false" style:line-height-at-least="0.635cm" fo:text-align="center" style:justify-single-word="false" fo:keep-together="always" fo:hyphenation-ladder-count="no-limit" fo:text-indent="0cm" style:auto-text-indent="false" fo:keep-with-next="always"/>
      <style:text-properties fo:font-size="14pt" fo:font-weight="bold" style:font-size-asian="14pt" style:font-weight-asian="bold" fo:hyphenate="false" fo:hyphenation-remain-char-count="2" fo:hyphenation-push-char-count="2" loext:hyphenation-no-caps="false"/>
    </style:style>
    <style:style style:name="papersubtitle" style:family="paragraph" style:parent-style-name="papertitle" style:next-style-name="author" style:default-outline-level="">
      <style:paragraph-properties fo:margin-top="0.212cm" fo:margin-bottom="0.847cm" style:contextual-spacing="false" style:line-height-at-least="0.494cm"/>
      <style:text-properties fo:font-size="12pt" style:font-size-asian="12pt"/>
    </style:style>
    <style:style style:name="tablecaption" style:family="paragraph" style:parent-style-name="Standard" style:next-style-name="Standard" style:default-outline-level="">
      <style:paragraph-properties fo:margin-left="0cm" fo:margin-right="0cm" fo:margin-top="0.423cm" fo:margin-bottom="0.212cm" style:contextual-spacing="false" style:line-height-at-least="0.388cm" fo:text-align="center" style:justify-single-word="false" fo:keep-together="always" fo:text-indent="0cm" style:auto-text-indent="false" fo:keep-with-next="always"/>
      <style:text-properties fo:font-size="9pt" style:font-size-asian="9pt"/>
    </style:style>
    <style:style style:name="Footnote" style:family="paragraph" style:parent-style-name="Standard" style:default-outline-level="" style:class="extra">
      <style:paragraph-properties fo:margin-left="0.4cm" fo:margin-right="0cm" style:line-height-at-least="0.388cm" fo:text-indent="-0.4cm" style:auto-text-indent="false"/>
      <style:text-properties fo:font-size="9pt" style:font-size-asian="9pt"/>
    </style:style>
    <style:style style:name="ReferenceLine" style:family="paragraph" style:parent-style-name="p1a" style:default-outline-level="">
      <style:paragraph-properties fo:line-height="0.353cm"/>
      <style:text-properties fo:font-size="8pt" style:font-size-asian="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ail" style:family="text" style:parent-style-name="Default_20_Paragraph_20_Font">
      <style:text-properties style:font-name="Courier" fo:font-family="Courier" style:font-family-generic="roman" style:font-pitch="variabl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heading3" style:family="text" style:parent-style-name="Default_20_Paragraph_20_Font">
      <style:text-properties fo:font-weight="bold" style:font-weight-asian="bold"/>
    </style:style>
    <style:style style:name="heading4" style:family="text" style:parent-style-name="Default_20_Paragraph_20_Font">
      <style:text-properties fo:font-style="italic" style:font-style-asian="italic"/>
    </style:style>
    <style:style style:name="Internet_20_link" style:display-name="Internet link" style:family="text" style:parent-style-name="Default_20_Paragraph_20_Font">
      <style:text-properties style:use-window-font-color="true" loext:opacity="0%" style:text-underline-style="none"/>
    </style:style>
    <style:style style:name="page_20_number" style:display-name="page number" style:family="text" style:parent-style-name="Default_20_Paragraph_20_Font">
      <style:text-properties fo:font-size="9pt" style:font-size-asian="9pt"/>
    </style:style>
    <style:style style:name="url" style:family="text" style:parent-style-name="Default_20_Paragraph_20_Font">
      <style:text-properties style:font-name="Courier" fo:font-family="Courier" style:font-family-generic="roman" style:font-pitch="variable"/>
    </style:style>
    <style:style style:name="ORCID" style:family="text" style:parent-style-name="Default_20_Paragraph_20_Font">
      <style:text-properties style:text-position="super 58%"/>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0pt" fo:font-style="italic" fo:font-weight="normal" style:font-size-asian="10pt" style:font-style-asian="italic"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rabnumitem">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s">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temization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0.801cm" fo:text-indent="-0.4cm" fo:margin-left="0.801cm"/>
        </style:list-level-properties>
        <style:text-properties style:font-name="Times New Roman1"/>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style:font-name="Wingdings"/>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801cm" fo:text-indent="-0.4cm" fo:margin-left="0.801cm"/>
        </style:list-level-properties>
        <style:text-properties style:font-name="Times New Roman1"/>
      </text:list-level-style-bullet>
      <text:list-level-style-bullet text:level="3" text:bullet-char="o">
        <style:list-level-properties text:list-level-position-and-space-mode="label-alignment">
          <style:list-level-label-alignment text:label-followed-by="listtab" text:list-tab-stop-position="1.199cm" fo:text-indent="-0.399cm" fo:margin-left="1.199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1.6cm" fo:text-indent="-0.4cm" fo:margin-left="1.6cm"/>
        </style:list-level-properties>
        <style:text-properties style:font-name="Wingdings"/>
      </text:list-level-style-bullet>
      <text:list-level-style-bullet text:level="5" text:bullet-char="o">
        <style:list-level-properties text:list-level-position-and-space-mode="label-alignment">
          <style:list-level-label-alignment text:label-followed-by="listtab" text:list-tab-stop-position="2cm" fo:text-indent="-0.4cm" fo:margin-left="2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2.401cm" fo:text-indent="-0.4cm" fo:margin-left="2.401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3.2cm" fo:text-indent="-0.399cm" fo:margin-left="3.2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3.6cm" fo:text-indent="-0.4cm" fo:margin-left="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text:bullet-char="─">
        <style:list-level-properties text:list-level-position-and-space-mode="label-alignment">
          <style:list-level-label-alignment text:label-followed-by="listtab" text:list-tab-stop-position="0.4cm" fo:text-indent="-0.4cm" fo:margin-left="0.4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4" text:bullet-char="○">
        <style:list-level-properties text:list-level-position-and-space-mode="label-alignment">
          <style:list-level-label-alignment text:label-followed-by="listtab" text:list-tab-stop-position="1.199cm" fo:text-indent="-0.399cm" fo:margin-left="1.199cm"/>
        </style:list-level-properties>
        <style:text-properties style:font-name="Times New Roman1"/>
      </text:list-level-style-bullet>
      <text:list-level-style-bullet text:level="4" text:style-name="ListLabel_20_5" text:bullet-char="■">
        <style:list-level-properties text:list-level-position-and-space-mode="label-alignment">
          <style:list-level-label-alignment text:label-followed-by="listtab" text:list-tab-stop-position="1.6cm" fo:text-indent="-0.4cm" fo:margin-left="1.6cm"/>
        </style:list-level-properties>
        <style:text-properties style:font-name="Times New Roman1"/>
      </text:list-level-style-bullet>
      <text:list-level-style-bullet text:level="5" text:style-name="ListLabel_20_6" text:bullet-char="○">
        <style:list-level-properties text:list-level-position-and-space-mode="label-alignment">
          <style:list-level-label-alignment text:label-followed-by="listtab" text:list-tab-stop-position="2cm" fo:text-indent="-0.4cm" fo:margin-left="2cm"/>
        </style:list-level-properties>
        <style:text-properties style:font-name="Times New Roman1"/>
      </text:list-level-style-bullet>
      <text:list-level-style-bullet text:level="6" text:style-name="ListLabel_20_7"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3.2cm" fo:text-indent="-0.399cm" fo:margin-left="3.2cm"/>
        </style:list-level-properties>
        <style:text-properties style:font-name="Times New Roman1"/>
      </text:list-level-style-bullet>
      <text:list-level-style-bullet text:level="9" text:style-name="ListLabel_20_9" text:bullet-char="■">
        <style:list-level-properties text:list-level-position-and-space-mode="label-alignment">
          <style:list-level-label-alignment text:label-followed-by="listtab" text:list-tab-stop-position="3.6cm" fo:text-indent="-0.4cm" fo:margin-left="3.6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4cm" fo:text-indent="-0.4cm" fo:margin-left="0.4cm"/>
        </style:list-level-properties>
        <style:text-properties style:font-name="Times New Roman1"/>
      </text:list-level-style-bullet>
      <text:list-level-style-bullet text:level="2"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ListLabel_20_11" text:bullet-char="○">
        <style:list-level-properties text:list-level-position-and-space-mode="label-alignment">
          <style:list-level-label-alignment text:label-followed-by="listtab" text:list-tab-stop-position="1.199cm" fo:text-indent="-0.399cm" fo:margin-left="1.199cm"/>
        </style:list-level-properties>
        <style:text-properties style:font-name="Times New Roman1"/>
      </text:list-level-style-bullet>
      <text:list-level-style-bullet text:level="4" text:style-name="ListLabel_20_12" text:bullet-char="■">
        <style:list-level-properties text:list-level-position-and-space-mode="label-alignment">
          <style:list-level-label-alignment text:label-followed-by="listtab" text:list-tab-stop-position="1.6cm" fo:text-indent="-0.4cm" fo:margin-left="1.6cm"/>
        </style:list-level-properties>
        <style:text-properties style:font-name="Times New Roman1"/>
      </text:list-level-style-bullet>
      <text:list-level-style-bullet text:level="5" text:style-name="ListLabel_20_13" text:bullet-char="○">
        <style:list-level-properties text:list-level-position-and-space-mode="label-alignment">
          <style:list-level-label-alignment text:label-followed-by="listtab" text:list-tab-stop-position="2cm" fo:text-indent="-0.4cm" fo:margin-left="2cm"/>
        </style:list-level-properties>
        <style:text-properties style:font-name="Times New Roman1"/>
      </text:list-level-style-bullet>
      <text:list-level-style-bullet text:level="6" text:style-name="ListLabel_20_14" text:bullet-char="■">
        <style:list-level-properties text:list-level-position-and-space-mode="label-alignment">
          <style:list-level-label-alignment text:label-followed-by="listtab" text:list-tab-stop-position="2.401cm" fo:text-indent="-0.4cm" fo:margin-left="2.401cm"/>
        </style:list-level-properties>
        <style:text-properties style:font-name="Times New Roman1"/>
      </text:list-level-style-bullet>
      <text:list-level-style-bullet text:level="7" text:bullet-char="">
        <style:list-level-properties text:list-level-position-and-space-mode="label-alignment">
          <style:list-level-label-alignment text:label-followed-by="listtab" text:list-tab-stop-position="2.801cm" fo:text-indent="-0.4cm" fo:margin-left="2.801cm"/>
        </style:list-level-properties>
        <style:text-properties style:font-name="Symbol"/>
      </text:list-level-style-bullet>
      <text:list-level-style-bullet text:level="8" text:style-name="ListLabel_20_15" text:bullet-char="○">
        <style:list-level-properties text:list-level-position-and-space-mode="label-alignment">
          <style:list-level-label-alignment text:label-followed-by="listtab" text:list-tab-stop-position="3.2cm" fo:text-indent="-0.399cm" fo:margin-left="3.2cm"/>
        </style:list-level-properties>
        <style:text-properties style:font-name="Times New Roman1"/>
      </text:list-level-style-bullet>
      <text:list-level-style-bullet text:level="9" text:style-name="ListLabel_20_16" text:bullet-char="■">
        <style:list-level-properties text:list-level-position-and-space-mode="label-alignment">
          <style:list-level-label-alignment text:label-followed-by="listtab" text:list-tab-stop-position="3.6cm" fo:text-indent="-0.4cm" fo:margin-left="3.6cm"/>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fo:text-align="end">
          <style:list-level-label-alignment text:label-followed-by="listtab" fo:text-indent="-0.101cm" fo:margin-left="0.4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style:num-format="1" text:display-levels="2">
        <style:list-level-properties text:list-level-position-and-space-mode="label-alignment">
          <style:list-level-label-alignment text:label-followed-by="listtab" text:list-tab-stop-position="0.801cm" fo:text-indent="-0.6cm" fo:margin-left="1.401cm"/>
        </style:list-level-properties>
      </text:list-level-style-number>
      <text:list-level-style-number text:level="4" style:num-format="i" text:display-levels="2">
        <style:list-level-properties text:list-level-position-and-space-mode="label-alignment">
          <style:list-level-label-alignment text:label-followed-by="listtab" text:list-tab-stop-position="1.401cm" fo:text-indent="-0.499cm" fo:margin-left="1.9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9cm" fo:text-indent="-0.499cm" fo:margin-left="2.399cm"/>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2.399cm" fo:text-indent="-0.6cm" fo:margin-left="2.999cm"/>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ListLabel_20_17" style:num-format="1" text:display-levels="5">
        <style:list-level-properties text:list-level-position-and-space-mode="label-alignment">
          <style:list-level-label-alignment text:label-followed-by="listtab" text:list-tab-stop-position="1.7cm" fo:text-indent="-1.7cm" fo:margin-left="1.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fo:text-align="end">
          <style:list-level-label-alignment text:label-followed-by="listtab" text:list-tab-stop-position="0.601cm" fo:text-indent="-0.201cm" fo:margin-left="0.601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3.344cm" fo:text-indent="-0.635cm" fo:margin-left="3.34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4.614cm" fo:text-indent="-0.318cm" fo:margin-left="4.614cm"/>
        </style:list-level-properties>
      </text:list-level-style-number>
      <text:list-level-style-number text:level="4" style:num-format="1" text:display-levels="2">
        <style:list-level-properties text:list-level-position-and-space-mode="label-alignment">
          <style:list-level-label-alignment text:label-followed-by="listtab" text:list-tab-stop-position="5.884cm" fo:text-indent="-0.635cm" fo:margin-left="5.884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7.154cm" fo:text-indent="-0.635cm" fo:margin-left="7.154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8.424cm" fo:text-indent="-0.318cm" fo:margin-left="8.424cm"/>
        </style:list-level-properties>
      </text:list-level-style-number>
      <text:list-level-style-number text:level="7" style:num-format="1" text:display-levels="2">
        <style:list-level-properties text:list-level-position-and-space-mode="label-alignment">
          <style:list-level-label-alignment text:label-followed-by="listtab" text:list-tab-stop-position="9.694cm" fo:text-indent="-0.635cm" fo:margin-left="9.694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964cm" fo:text-indent="-0.635cm" fo:margin-left="10.964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2.234cm" fo:text-indent="-0.318cm" fo:margin-left="12.2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seconds/>
      <number:text>tan</number:text>
      <number:day number:calendar="jewish"/>
      <number:text>a</number:text>
      <number:year number:calendar="jewish" number:style="long"/>
      <number:day number:calendar="jewish"/>
    </number:date-style>
    <number:date-style style:name="N112">
      <number:seconds/>
      <number:text>tan</number:text>
      <number:day number:calendar="jewish"/>
      <number:text>a</number:text>
      <number:year number:calendar="jewish" number:style="long"/>
      <number:day number:calendar="jewish"/>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4.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page-layout style:name="Mpm2">
      <style:page-layout-properties fo:page-width="21.001cm" fo:page-height="29.7cm" style:num-format="1" style:print-orientation="portrait" fo:margin-top="5.2cm" fo:margin-bottom="5.2cm" fo:margin-left="4.399cm" fo:margin-right="4.399cm" style:writing-mode="lr-tb" style:layout-grid-color="#c0c0c0" style:layout-grid-lines="45" style:layout-grid-base-height="0.423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left>
        <text:p text:style-name="Header"><text:page-number text:select-page="current">8</text:page-number></text:p>
      </style:header-left>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us Richter</meta:initial-creator>
    <dc:description>Formats and macros for Springer Lecture Notes</dc:description>
    <meta:editing-cycles>13</meta:editing-cycles>
    <meta:creation-date>2017-02-26T12:30:00</meta:creation-date>
    <dc:date>2021-06-14T18:01:12.361841319</dc:date>
    <meta:editing-duration>PT9H41M1S</meta:editing-duration>
    <meta:generator>LibreOffice/7.0.6.2$Linux_X86_64 LibreOffice_project/00$Build-2</meta:generator>
    <meta:document-statistic meta:table-count="2" meta:image-count="0" meta:object-count="0" meta:page-count="7" meta:paragraph-count="97" meta:word-count="1778" meta:character-count="12491" meta:non-whitespace-character-count="10840"/>
    <meta:user-defined meta:name="AppVersion">14.0000</meta:user-defined>
    <meta:user-defined meta:name="Company">dataspect IT-Services, Neckargemuend, Germany</meta:user-defined>
    <meta:template xlink:type="simple" xlink:actuate="onRequest" xlink:title="FD33F4D0.dotm" xlink:href=""/>
  </office:meta>
</office:document-meta>
</file>

<file path=Basic/LN_Document/SpLNProcMacros.xml><?xml version="1.0" encoding="utf-8"?>
<!DOCTYPE module  PUBLIC '-//OpenOffice.org//DTD OfficeDocument 1.0//EN'  'module.dtd'>
<script:module xmlns:script="http://openoffice.org/2000/script" script:name="SpLNProcMacros" script:language="StarBasic" script:moduleType="normal">Rem Attribute VBA_ModuleType=VBAModule
Option VBASupport 1
Option Explicit
Option Compare Text

Global Const ERR_CANCEL = vbObjectError + 1
Global Const ERR_USRMSG = vbObjectError + 2
Global Const LNCS_TPL_Name = "splnproc1702.docm"
Global Const C_TITLE = "Springer proceedings template"

Public Sub RestorePageSetup()
Dim ur As UndoRecord

    On Error GoTo ERROR_HANDLER
    If StdPageSetup Then Exit Sub
    If MsgBox("The page dimensions do not conform with the template's standard!" &amp; vbCrLf &amp; _
              "Do you want to apply the standard page layout?", vbExclamation + vbYesNo, C_TITLE) = vbNo Then
       Exit Sub
    End If
    Set ur = Application.UndoRecord
    ur.StartCustomRecord "Restore page setup"
    With ActiveDocument.PageSetup
       .PageHeight = MillimetersToPoints(297)
       .PageWidth = MillimetersToPoints(210)
       .TopMargin = MillimetersToPoints(52)
       .BottomMargin = MillimetersToPoints(52)
       .LeftMargin = MillimetersToPoints(44)
       .RightMargin = MillimetersToPoints(44)
       .HeaderDistance = MillimetersToPoints(42)
       .FooterDistance = MillimetersToPoints(41)
       .Orientation = wdOrientPortrait
       .Gutter = 0
       .OddAndEvenPagesHeaderFooter = True
       .DifferentFirstPageHeaderFooter = True
       .VerticalAlignment = wdAlignVerticalTop
       .LineNumbering.Active = False
       .SuppressEndnotes = False
       .MirrorMargins = False
       .TwoPagesOnOne = False
    End With
    'Switch on hyphenation
    With ActiveDocument
       .AutoHyphenation = True
       .HyphenateCaps = False
       'Set the hyphenation zone to 20pt, approx. 7mm
       .HyphenationZone = 20
       .ConsecutiveHyphensLimit = 0
    End With
    Application.ScreenRefresh
    ur.EndCustomRecord
    Exit Sub

ERROR_HANDLER:
MsgBox "An error occurred while checking the page setup: " &amp; vbCrLf &amp; vbCrLf &amp; Err.Description, vbCritical, C_TITLE
If Not (ur Is Nothing) Then ur.EndCustomRecord
End Sub

Private Function StdPageSetup() As Boolean

    On Error Resume Next
    With ActiveDocument.PageSetup
       If Abs(.PageHeight - MillimetersToPoints(297)) &gt; 1 Then
          Exit Function
       End If
       If Abs(.PageWidth - MillimetersToPoints(210)) &gt; 1 Then
          Exit Function
       End If
       If Abs(.TopMargin - MillimetersToPoints(52)) &gt; 1 Then
          Exit Function
       End If
       If Abs(.BottomMargin - MillimetersToPoints(52)) &gt; 1 Then
          Exit Function
       End If
       If Abs(.LeftMargin - MillimetersToPoints(44)) &gt; 1 Then
          Exit Function
       End If
       If Abs(.RightMargin - MillimetersToPoints(44)) &gt; 1 Then
          Exit Function
       End If
       If Abs(.HeaderDistance - MillimetersToPoints(42)) &gt; 1 Then
          Exit Function
       End If
       If Abs(.FooterDistance - MillimetersToPoints(41)) &gt; 1 Then
          Exit Function
       End If
       If .Orientation &lt;&gt; wdOrientPortrait Then
          Exit Function
       End If
       If .Gutter &lt;&gt; 0 Then
          Exit Function
       End If
       If Not .OddAndEvenPagesHeaderFooter Then
          Exit Function
       End If
       If Not .DifferentFirstPageHeaderFooter Then
          Exit Function
       End If
       If .VerticalAlignment &lt;&gt; wdAlignVerticalTop Then
          Exit Function
       End If
    End With
    With ActiveDocument
       If Not .AutoHyphenation Then
          Exit Function
       End If
       If .HyphenateCaps Then
          Exit Function
       End If
       'Skip the other hyphenation options, i.e. retain personal settings
    End With
    StdPageSetup = True

End Function

Public Sub CheckEnsureStyles()
'Make sure that all styles that are available through the custom ribbon are also present in
'this document
Dim ur              As UndoRecord
Dim objStyle        As Style
Dim i               As Integer

    On Error GoTo ERROR_HANDLER
    Set ur = Application.UndoRecord
    ur.StartCustomRecord "Check (and restore) missing styles"
    'Check list styles
    AddMissingStyle "headings", wdStyleTypeList, objStyle
    AddMissingStyle "arabnumitem", wdStyleTypeList, objStyle
    AddMissingStyle "itemization1", wdStyleTypeList, objStyle
    AddMissingStyle "itemization2", wdStyleTypeList, objStyle
    AddMissingStyle "referencelist", wdStyleTypeList, objStyle
    'Check paragraph styles
    If AddMissingStyle("p1a", wdStyleTypeParagraph, objStyle) Then
       With objStyle
          .BaseStyle = wdStyleNormal
          .NextParagraphStyle = wdStyleNormal
          .ParagraphFormat.FirstLineIndent = 0
       End With
    End If
    If AddMissingStyle("abstract", wdStyleTypeParagraph, objStyle) Then
       With objStyle
          .BaseStyle = wdStyleNormal
          .ParagraphFormat.SpaceBefore = 30
          .ParagraphFormat.SpaceAfter = 18
          .ParagraphFormat.LineSpacing = 11
          .ParagraphFormat.LineSpacingRule = wdLineSpaceAtLeast
          .ParagraphFormat.LeftIndent = 28.35
          .ParagraphFormat.RightIndent = 28.35
       End With
    End If
    If AddMissingStyle("address", wdStyleTypeParagraph, objStyle) Then
       With objStyle
          .BaseStyle = wdStyleNormal
          .ParagraphFormat.SpaceAfter = 10
          .ParagraphFormat.LineSpacing = 11
          .ParagraphFormat.LineSpacingRule = wdLineSpaceAtLeast
          .ParagraphFormat.FirstLineIndent = 0
          .ParagraphFormat.Alignment = wdAlignParagraphCenter
       End With
    End If
    If AddMissingStyle("author", wdStyleTypeParagraph, objStyle) Then
       With objStyle
          .BaseStyle = wdStyleNormal
          .NextParagraphStyle = "address"
          .ParagraphFormat.SpaceAfter = 10
          .ParagraphFormat.LineSpacing = 11
          .ParagraphFormat.LineSpacingRule = wdLineSpaceAtLeast
          .ParagraphFormat.FirstLineIndent = 0
          .ParagraphFormat.Alignment = wdAlignParagraphCenter
       End With
    End If
    If AddMissingStyle("bulletitem", wdStyleTypeParagraph, objStyle) Then
       With objStyle
          .BaseStyle = wdStyleNormal
          .ParagraphFormat.SpaceBefore = 8
          .ParagraphFormat.SpaceAfter = 8
          If ActiveDocument.Styles("itemization1").ListTemplate Is Nothing Then
             Err.Raise ERR_USRMSG, , "The list style 'itemization1' cannot be accessed!"
          End If
          ActiveDocument.Styles("itemization1").ListTemplate.ListLevels(1).LinkedStyle = "bulletitem"
       End With
    End If
    If AddMissingStyle("dashitem", wdStyleTypeParagraph, objStyle) Then
       With objStyle
          .BaseStyle = wdStyleNormal
          .ParagraphFormat.SpaceBefore = 8
          .ParagraphFormat.SpaceAfter = 8
          If ActiveDocument.Styles("itemization2").ListTemplate Is Nothing Then
             Err.Raise ERR_USRMSG, , "The list style 'itemization2' cannot be accessed!"
          End If
          ActiveDocument.Styles("itemization2").ListTemplate.ListLevels(1).LinkedStyle = "dashitem"
       End With
    End If
    If AddMissingStyle("equation", wdStyleTypeParagraph, objStyle) Then
       With objStyle
          .BaseStyle = wdStyleNormal
          .NextParagraphStyle = wdStyleNormal
          .ParagraphFormat.SpaceBefore = 8
          .ParagraphFormat.SpaceAfter = 8
          .ParagraphFormat.FirstLineIndent = 0
          .ParagraphFormat.TabStops.Add 164.45, wdCenter
          .ParagraphFormat.TabStops.Add 345.85, wdRight
       End With
    End If
    If AddMissingStyle("figurecaption", wdStyleTypeParagraph, objStyle) Then
       With objStyle
          .BaseStyle = wdStyleNormal
          .NextParagraphStyle = wdStyleNormal
          .ParagraphFormat.KeepWithNext = True
          .ParagraphFormat.KeepTogether = True
          .ParagraphFormat.SpaceBefore = 6
          .ParagraphFormat.SpaceAfter = 12
          .ParagraphFormat.LineSpacing = 11
          .ParagraphFormat.LineSpacingRule = wdLineSpaceAtLeast
          .ParagraphFormat.FirstLineIndent = 0
          .ParagraphFormat.Alignment = wdAlignParagraphCenter
          .Font.Size = 9
       End With
    End If
    If AddMissingStyle("heading1", wdStyleTypeParagraph, objStyle) Then
       With objStyle
          .BaseStyle = wdStyleNormal
          .NextParagraphStyle = "p1a"
          .ParagraphFormat.KeepWithNext = True
          .ParagraphFormat.KeepTogether = True
          .ParagraphFormat.Hyphenation = False
          .ParagraphFormat.SpaceBefore = 18
          .ParagraphFormat.SpaceAfter = 12
          .ParagraphFormat.LineSpacing = 15
          .ParagraphFormat.LineSpacingRule = wdLineSpaceAtLeast
          .ParagraphFormat.LeftIndent = 28.35
          .ParagraphFormat.RightIndent = 28.35
          .ParagraphFormat.Alignment = wdAlignParagraphLeft
          .ParagraphFormat.OutlineLevel = wdOutlineLevel1
          .Font.Bold = True
          .Font.Size = 12
          If ActiveDocument.Styles("headings").ListTemplate Is Nothing Then
             Err.Raise ERR_USRMSG, , "The list style 'headings' cannot be accessed!"
          End If
          ActiveDocument.Styles("headings").ListTemplate.ListLevels(1).LinkedStyle = "heading1"
       End With
    End If
    If AddMissingStyle("heading2", wdStyleTypeParagraph, objStyle) Then
       With objStyle
          .BaseStyle = wdStyleNormal
          .NextParagraphStyle = "p1a"
          .ParagraphFormat.KeepWithNext = True
          .ParagraphFormat.KeepTogether = True
          .ParagraphFormat.Hyphenation = False
          .ParagraphFormat.SpaceBefore = 18
          .ParagraphFormat.SpaceAfter = 8
          .ParagraphFormat.LeftIndent = 28.35
          .ParagraphFormat.RightIndent = 28.35
          .ParagraphFormat.Alignment = wdAlignParagraphLeft
          .ParagraphFormat.OutlineLevel = wdOutlineLevel2
          .Font.Bold = True
          .Font.Size = 10
          If ActiveDocument.Styles("headings").ListTemplate Is Nothing Then
             Err.Raise ERR_USRMSG, , "The list style 'headings' cannot be accessed!"
          End If
          ActiveDocument.Styles("headings").ListTemplate.ListLevels(2).LinkedStyle = "heading2"
       End With
    End If
    If AddMissingStyle("image", wdStyleTypeParagraph, objStyle) Then
       With objStyle
          .BaseStyle = wdStyleNormal
          .NextParagraphStyle = wdStyleNormal
          .ParagraphFormat.SpaceBefore = 12
          .ParagraphFormat.SpaceAfter = 6
          .ParagraphFormat.FirstLineIndent = 0
          .ParagraphFormat.Alignment = wdAlignParagraphCenter
       End With
    End If
    If AddMissingStyle("keywords", wdStyleTypeParagraph, objStyle) Then
       With objStyle
          .BaseStyle = "abstract"
          .NextParagraphStyle = "heading1"
          .ParagraphFormat.SpaceBefore = 11
          .ParagraphFormat.FirstLineIndent = 0
          .ParagraphFormat.Alignment = wdAlignParagraphLeft
       End With
    End If
    If AddMissingStyle("numitem", wdStyleTypeParagraph, objStyle) Then
       With objStyle
          .BaseStyle = wdStyleNormal
          .ParagraphFormat.SpaceBefore = 8
          .ParagraphFormat.SpaceAfter = 8
          If ActiveDocument.Styles("arabnumitem").ListTemplate Is Nothing Then
             Err.Raise ERR_USRMSG, , "The list style 'arabnumitem' cannot be accessed!"
          End If
          ActiveDocument.Styles("arabnumitem").ListTemplate.ListLevels(1).LinkedStyle = "numitem"
       End With
    End If
    If AddMissingStyle("programcode", wdStyleTypeParagraph, objStyle) Then
       With objStyle
          .BaseStyle = wdStyleNormal
          .ParagraphFormat.SpaceBefore = 8
          .ParagraphFormat.SpaceAfter = 8
          .ParagraphFormat.FirstLineIndent = 0
          .ParagraphFormat.Alignment = wdAlignParagraphLeft
          .ParagraphFormat.TabStops.Add 11.35, wdAlignTabLeft
          .ParagraphFormat.TabStops.Add 22.7, wdAlignTabLeft
          .ParagraphFormat.TabStops.Add 34, wdAlignTabLeft
          .ParagraphFormat.TabStops.Add 45.35, wdAlignTabLeft
          .ParagraphFormat.TabStops.Add 56.7, wdAlignTabLeft
          .ParagraphFormat.TabStops.Add 68.5, wdAlignTabLeft
          .ParagraphFormat.TabStops.Add 79.4, wdAlignTabLeft
          .ParagraphFormat.TabStops.Add 90.7, wdAlignTabLeft
          .ParagraphFormat.TabStops.Add 102.05, wdAlignTabLeft
          .ParagraphFormat.TabStops.Add 113.4, wdAlignTabLeft
          .ParagraphFormat.TabStops.Add 124.75, wdAlignTabLeft
          .ParagraphFormat.TabStops.Add 136.1, wdAlignTabLeft
          .ParagraphFormat.TabStops.Add 147.4, wdAlignTabLeft
          .ParagraphFormat.TabStops.Add 158.75, wdAlignTabLeft
          .ParagraphFormat.TabStops.Add 170.1, wdAlignTabLeft
          .ParagraphFormat.TabStops.Add 181.45, wdAlignTabLeft
          .ParagraphFormat.TabStops.Add 192.8, wdAlignTabLeft
          .ParagraphFormat.TabStops.Add 204.1, wdAlignTabLeft
          .ParagraphFormat.TabStops.Add 215.45, wdAlignTabLeft
          .ParagraphFormat.TabStops.Add 226.8, wdAlignTabLeft
          .ParagraphFormat.TabStops.Add 238.15, wdAlignTabLeft
          .ParagraphFormat.TabStops.Add 249.5, wdAlignTabLeft
          .ParagraphFormat.TabStops.Add 260.8, wdAlignTabLeft
          .ParagraphFormat.TabStops.Add 272.15, wdAlignTabLeft
          .ParagraphFormat.TabStops.Add 283.5, wdAlignTabLeft
          .ParagraphFormat.TabStops.Add 294.85, wdAlignTabLeft
          .ParagraphFormat.TabStops.Add 306.2, wdAlignTabLeft
          .ParagraphFormat.TabStops.Add 317.5, wdAlignTabLeft
          .ParagraphFormat.TabStops.Add 328.85, wdAlignTabLeft
          .Font.Name = "Courier"
       End With
    End If
    If AddMissingStyle("referenceitem", wdStyleTypeParagraph, objStyle) Then
       With objStyle
          .BaseStyle = wdStyleNormal
          .ParagraphFormat.LineSpacing = 11
          .ParagraphFormat.LineSpacingRule = wdLineSpaceAtLeast
          If ActiveDocument.Styles("referencelist").ListTemplate Is Nothing Then
             Err.Raise ERR_USRMSG, , "The list style 'referencelist' cannot be accessed!"
          End If
          ActiveDocument.Styles("referencelist").ListTemplate.ListLevels(1).LinkedStyle = "referenceitem"
          .Font.Size = 9
       End With
    End If
    If AddMissingStyle("papertitle", wdStyleTypeParagraph, objStyle) Then
       With objStyle
          .BaseStyle = wdStyleNormal
          .NextParagraphStyle = "author"
          .ParagraphFormat.KeepWithNext = True
          .ParagraphFormat.KeepTogether = True
          .ParagraphFormat.Hyphenation = False
          .ParagraphFormat.SpaceAfter = 24
          .ParagraphFormat.LineSpacing = 18
          .ParagraphFormat.LineSpacingRule = wdLineSpaceAtLeast
          .ParagraphFormat.FirstLineIndent = 0
          .ParagraphFormat.Alignment = wdAlignParagraphCenter
          .Font.Bold = True
          .Font.Size = 14
       End With
    End If
    If AddMissingStyle("papersubtitle", wdStyleTypeParagraph, objStyle) Then
       With objStyle
          .BaseStyle = "papertitle"
          .NextParagraphStyle = "author"
          .ParagraphFormat.SpaceBefore = 6
          .ParagraphFormat.LineSpacing = 14
          .ParagraphFormat.LineSpacingRule = wdLineSpaceAtLeast
          .Font.Size = 12
       End With
    End If
    If AddMissingStyle("tablecaption", wdStyleTypeParagraph, objStyle) Then
       With objStyle
          .BaseStyle = wdStyleNormal
          .NextParagraphStyle = wdStyleNormal
          .ParagraphFormat.KeepWithNext = True
          .ParagraphFormat.KeepTogether = True
          .ParagraphFormat.SpaceBefore = 12
          .ParagraphFormat.SpaceAfter = 6
          .ParagraphFormat.LineSpacing = 11
          .ParagraphFormat.LineSpacingRule = wdLineSpaceAtLeast
          .ParagraphFormat.FirstLineIndent = 0
          .ParagraphFormat.Alignment = wdAlignParagraphCenter
          .Font.Size = 9
       End With
    End If
    'Check character styles
    If AddMissingStyle("e-mail", wdStyleTypeCharacter, objStyle) Then
       With objStyle
          .BaseStyle = wdStyleDefaultParagraphFont
          .Font.Name = "Courier"
          .LanguageID = wdNoProofing
       End With
    End If
    If AddMissingStyle("heading3", wdStyleTypeCharacter, objStyle) Then
       With objStyle
          .BaseStyle = wdStyleDefaultParagraphFont
          .Font.Bold = True
       End With
    End If
    If AddMissingStyle("heading4", wdStyleTypeCharacter, objStyle) Then
       With objStyle
          .BaseStyle = wdStyleDefaultParagraphFont
          .Font.Italic = True
       End With
    End If
    If AddMissingStyle("url", wdStyleTypeCharacter, objStyle) Then
       With objStyle
          .BaseStyle = wdStyleDefaultParagraphFont
          .Font.Name = "Courier"
          .LanguageID = wdNoProofing
       End With
    End If
    If AddMissingStyle("ORCID", wdStyleTypeCharacter, objStyle) Then
       With objStyle
          .BaseStyle = wdStyleDefaultParagraphFont
          .Font.Position = 0
          .Font.Superscript = True
          .LanguageID = wdNoProofing
       End With
    End If
    MsgBox "All template styles have been checked and, if necessary, been restored!", vbInformation Or vbOKOnly, C_TITLE
    Application.ScreenRefresh
    ur.EndCustomRecord
    Exit Sub

ERROR_HANDLER:
MsgBox "Corrupted template: " &amp; vbCrLf &amp; vbCrLf &amp; Err.Description, vbCritical, C_TITLE
If Not (ur Is Nothing) Then ur.EndCustomRecord
End Sub

Private Function StyleExists(ByVal StyleName As String) As Boolean
Dim objStyle As Style

    On Error Resume Next
    'Try to find the style in the document
    Set objStyle = ActiveDocument.Styles(StyleName)
    StyleExists = Not (objStyle Is Nothing)

End Function

Private Function AddMissingStyle(ByVal StyleName As String, ByRef StyleType As WdStyleType, ByRef NewStyle As Style) As Boolean
Dim i        As Long

    If Not StyleExists(StyleName) Then
       If StyleType = wdStyleTypeList Then
          'Auto-creation of list styles is not supported in this version
          Err.Raise ERR_USRMSG, , "The list style '" &amp; StyleName &amp; "' has been deleted, but cannot automatically be restored!"
       End If
    Else
       Set NewStyle = ActiveDocument.Styles(StyleName)
       If NewStyle.Type = StyleType Then
          'Style exists and the style type is correct --&gt; exit
          AddMissingStyle = True
          Exit Function
       ElseIf StyleType = wdStyleTypeList Then
          'Auto-creation of list styles is not supported in this version
          Err.Raise ERR_USRMSG, , "The list style '" &amp; StyleName &amp; "' has been altered, but cannot automatically be restored!"
       Else
          'Style exists, but the style type is incorrect --&gt; rename the existing style
          Do
             'Look for a free name
             If Not StyleExists(StyleName &amp; " backup" &amp; i) Then
                Exit Do
             End If
             i = i + 1
          Loop
          'Rename the style
          ActiveDocument.Styles(StyleName).NameLocal = StyleName &amp; " backup" &amp; i
       End If
    End If
    'Add a new style as a copy of the normal style
    Set NewStyle = ActiveDocument.Styles.Add(StyleName, StyleType)
    NewStyle.Font = ActiveDocument.Styles(wdStyleNormal).Font
    If StyleType &lt;&gt; wdStyleTypeParagraph Then
       NewStyle.ParagraphFormat = ActiveDocument.Styles(wdStyleNormal).ParagraphFormat
       NewStyle.AutomaticallyUpdate = False
    End If
    AddMissingStyle = Not (NewStyle Is Nothing)
    Exit Function

End Function

Public Sub LoadSpProcRibbon(IRibbon As IRibbonUI)
    On Error Resume Next
    IRibbon.ActivateTab ("tabSpProc")
End Sub

Public Sub MakeTitle(control As IRibbonControl)
'Applies the "papertitle" style to max 1 selected paragraph
'Removes SpaceAfter, if a subtitle is following
Dim ur  As UndoRecord

    On Error GoTo ERROR_HANDLER
    Set ur = Application.UndoRecord
    ur.StartCustomRecord "Apply 'papertitle' style"
    If Not ApplyParaStyle("papertitle", 0, False) Then Err.Raise ERR_CANCEL
    With Selection
       'Remove SpaceAfter, if "papersubtitle" is following
       If Not .Paragraphs(1).Next Is Nothing Then
          If .Paragraphs(1).Next.Style = "papersubtitle" Then
             .Paragraphs(1).SpaceAfter = 0
          End If
       End If
    End With
    Application.ScreenRefresh
    ur.EndCustomRecord
    Exit Sub

ERROR_HANDLER:
If Err.Number = ERR_USRMSG Then
   MsgBox Err.Description, vbExclamation, C_TITLE
ElseIf Err.Number &lt;&gt; ERR_CANCEL Then
   MsgBox "An error has occurred (MakeTitle): " &amp; Err.Description, vbCritical, C_TITLE
End If
If Not (ur Is Nothing) Then ur.EndCustomRecord
End Sub

Public Sub MakeSubtitle(control As IRibbonControl)
'Applies the "papersubtitle" style to max 1 selected paragraph
'Removes SpaceAfter from a preceeding "papertitle" paragraph
Dim ur  As UndoRecord

    On Error GoTo ERROR_HANDLER
    Set ur = Application.UndoRecord
    ur.StartCustomRecord "Apply 'papersubtitle' style"
    If Not ApplyParaStyle("papersubtitle", 0, False) Then Err.Raise ERR_CANCEL
    With Selection
       'Remove SpaceAfter from preceeding "papertitle" paragraph
       If Not .Paragraphs(1).Previous Is Nothing Then
          If .Paragraphs(1).Previous.Style = "papertitle" Then
             .Paragraphs(1).Previous.SpaceAfter = 0
          End If
       End If
    End With
    Application.ScreenRefresh
    ur.EndCustomRecord
    Exit Sub

ERROR_HANDLER:
If Err.Number = ERR_USRMSG Then
   MsgBox Err.Description, vbExclamation, C_TITLE
ElseIf Err.Number &lt;&gt; ERR_CANCEL Then
   MsgBox "An error has occurred (MakeSubtitle): " &amp; Err.Description, vbCritical, C_TITLE
End If
If Not (ur Is Nothing) Then ur.EndCustomRecord
End Sub

Public Sub MakeAuthor(control As IRibbonControl)
Dim ur  As UndoRecord

    On Error Resume Next
    Set ur = Application.UndoRecord
    ur.StartCustomRecord "Apply 'author' style"
    ApplyParaStyle "author", 0, False
    Application.ScreenRefresh
    ur.EndCustomRecord

End Sub

Public Sub MakeORCID(control As IRibbonControl)
Dim ur  As UndoRecord
Dim strStyle As String

    On Error Resume Next
    strStyle = Selection.ParagraphFormat.Style
    If LCase$(strStyle) &lt;&gt; "author" Then
       MsgBox "The current paragraph style was expected to be 'author'," &amp; vbCrLf &amp; _
              "but it is '" &amp; strStyle &amp; "'." &amp; vbCrLf &amp; _
              "Please only use this button to style ORCID ids added to author names" &amp; vbCrLf &amp; _
              "that have previously been formatted with the 'author' style!", vbExclamation, C_TITLE
       Exit Sub
    End If
    If Not (Selection.Text Like "[[]####-####-####-####[]]") Then
       MsgBox "Please use the format '[0000-1111-2222-3333]' for adding ORCID ids to author names!", vbExclamation, C_TITLE
       Exit Sub
    End If
    Set ur = Application.UndoRecord
    ur.StartCustomRecord "Apply 'ORCID' character style"
    ApplyCharStyle "ORCID", 0
    Application.ScreenRefresh
    ur.EndCustomRecord

End Sub

Public Sub MakeAddress(control As IRibbonControl)
Dim ur  As UndoRecord

    On Error Resume Next
    Set ur = Application.UndoRecord
    ur.StartCustomRecord "Apply 'address' style"
    ApplyParaStyle "address", 0, True
    Application.ScreenRefresh
    ur.EndCustomRecord

End Sub

Public Sub MakeEMail(control As IRibbonControl)
Dim ur  As UndoRecord

    On Error Resume Next
    Set ur = Application.UndoRecord
    ur.StartCustomRecord "Apply 'e-mail' character style"
    ApplyCharStyle "e-mail", 0
    Application.ScreenRefresh
    ur.EndCustomRecord

End Sub

Public Sub MakeAbstract(control As IRibbonControl)
'Applies the "abstract" style to any selection
'Types the word "Abstract." at the beginning of the first paragraph (only if the preceeding paragraph is no "abstract")
'Removes SpaceAfter from the last paragraph, if "keywords" are following
Dim ur              As UndoRecord
Dim objLastSelPara  As Paragraph

    On Error GoTo ERROR_HANDLER
    Set ur = Application.UndoRecord
    ur.StartCustomRecord "Apply 'abstract' style"
    Set objLastSelPara = Selection.Paragraphs(Selection.Paragraphs.Count)
    If Not ApplyParaStyle("abstract", 0, True) Then Err.Raise ERR_CANCEL
    'Remove SpaceAfter from the last paragraph, if "keywords" are following
    If Not objLastSelPara Is Nothing Then
       If Not objLastSelPara.Next Is Nothing Then
          If objLastSelPara.Next.Style = "keywords" Then
             objLastSelPara.SpaceAfter = 0
          End If
       End If
    End If
    With Selection
       'If the preceeding paragraph is already an abstract, don't type "Abstract." again
       If Not .Paragraphs(1).Previous Is Nothing Then
          If .Paragraphs(1).Previous.Style = "abstract" Then
             Err.Raise ERR_CANCEL
          End If
       End If
       'Type "Abstract."
       If Trim(.Paragraphs(1).Range.Words(1).Text) &lt;&gt; "Abstract" Then
          .Style = wdStyleDefaultParagraphFont
          .Font.Bold = True
          .TypeText "Abstract."
          .Font.Bold = False
          .TypeText " "
       Else
          .Start = .Paragraphs(1).Range.Words(1).End
          If .Characters(1) &lt;&gt; "." Then
             .Characters(1) = "."
          End If
          .Paragraphs(1).Range.Words(1).Select
          .MoveEndWhile "."
          .Font.Bold = True
       End If
       .Paragraphs(1).FirstLineIndent = 0
    End With
    Application.ScreenRefresh
    ur.EndCustomRecord
    Exit Sub

ERROR_HANDLER:
If Err.Number = ERR_USRMSG Then
   MsgBox Err.Description, vbExclamation, C_TITLE
ElseIf Err.Number &lt;&gt; ERR_CANCEL Then
   MsgBox "An error has occurred (MakeAbstract): " &amp; Err.Description, vbCritical, C_TITLE
End If
If Not (ur Is Nothing) Then ur.EndCustomRecord
End Sub

Public Sub MakeKeywords(control As IRibbonControl)
'Applies the "keywords" style to max 1 paragraph
'Removes SpaceAfter from a preceeding "abstract"
'Types the word "Keywords." at the beginning of the paragraph
Dim ur  As UndoRecord

    On Error GoTo ERROR_HANDLER
    Set ur = Application.UndoRecord
    ur.StartCustomRecord "Apply 'keywords' style"
    If Not ApplyParaStyle("keywords", 0, False) Then Err.Raise ERR_CANCEL
    With Selection
       'Remove SpaceAfter from a preceeding "abstract" paragraph
       If Not .Paragraphs(1).Previous Is Nothing Then
          If .Paragraphs(1).Previous.Style = "abstract" Then
             .Paragraphs(1).Previous.SpaceAfter = 0
          End If
       End If
       'Type "Keywords."
       If Trim(.Paragraphs(1).Range.Words(1).Text) &lt;&gt; "Keywords" Then
          .Style = wdStyleDefaultParagraphFont
          .Font.Bold = True
          .TypeText "Keywords:"
          .Font.Bold = False
          .TypeText " "
       Else
          .Start = .Paragraphs(1).Range.Words(1).End
          If .Characters(1) &lt;&gt; ":" Then
             .Characters(1) = ":"
          End If
          .Paragraphs(1).Range.Words(1).Select
          .MoveEndWhile ":"
          .Font.Bold = True
       End If
    End With
    Application.ScreenRefresh
    ur.EndCustomRecord
    Exit Sub

ERROR_HANDLER:
If Err.Number = ERR_USRMSG Then
   MsgBox Err.Description, vbExclamation, C_TITLE
ElseIf Err.Number &lt;&gt; ERR_CANCEL Then
   MsgBox "An error has occurred (MakeKeywords): " &amp; Err.Description, vbCritical, C_TITLE
End If
If Not (ur Is Nothing) Then ur.EndCustomRecord
End Sub

Public Sub H1(control As IRibbonControl)
'Applies the "heading1" style to max 1 paragraph
'Remove SpaceBefore from a directly following "heading2"
Dim ur  As UndoRecord

    On Error GoTo ERROR_HANDLER
    Set ur = Application.UndoRecord
    ur.StartCustomRecord "Apply 'H1' style"
    If Not ApplyParaStyle("heading1", 0, False) Then Err.Raise ERR_CANCEL
    With Selection
       'If H2 directly follows H1, remove SpaceBefore from H2
       If Not .Paragraphs(1).Next Is Nothing Then
          If .Paragraphs(1).Next.Style = "heading2" Then
             .Paragraphs(1).Next.SpaceBefore = 0
          End If
       End If
    End With
    Application.ScreenRefresh
    ur.EndCustomRecord
    Exit Sub

ERROR_HANDLER:
If Err.Number = ERR_USRMSG Then
   MsgBox Err.Description, vbExclamation, C_TITLE
ElseIf Err.Number &lt;&gt; ERR_CANCEL Then
   MsgBox "An error has occurred (H1): " &amp; Err.Description, vbCritical, C_TITLE
End If
If Not (ur Is Nothing) Then ur.EndCustomRecord
End Sub

Public Sub H2(control As IRibbonControl)
'Applies the "heading2" style to max 1 paragraph
'Remove space before, if H2 directly follows H1
Dim ur  As UndoRecord

    On Error GoTo ERROR_HANDLER
    Set ur = Application.UndoRecord
    ur.StartCustomRecord "Apply 'H2' style"
    If Not ApplyParaStyle("heading2", 0, False) Then Err.Raise ERR_CANCEL
    With Selection
       'Remove space before, if H2 directly follows H1
       If Not .Paragraphs(1).Previous Is Nothing Then
          If .Paragraphs(1).Previous.Style = "heading1" Then
             .Paragraphs(1).SpaceBefore = 0
          End If
       End If
    End With
    Application.ScreenRefresh
    ur.EndCustomRecord
    Exit Sub

ERROR_HANDLER:
If Err.Number = ERR_USRMSG Then
   MsgBox Err.Description, vbExclamation, C_TITLE
ElseIf Err.Number &lt;&gt; ERR_CANCEL Then
   MsgBox "An error has occurred (H2): " &amp; Err.Description, vbCritical, C_TITLE
End If
If Not (ur Is Nothing) Then ur.EndCustomRecord
End Sub

Public Sub H3(control As IRibbonControl)
'Applies the built-in Heading 3 style to max 1 paragraph
'Remove vertical space before paragraph if H3 directly follows H2 or H1
Dim ur As UndoRecord
Dim SaveRange As Range

    On Error GoTo ERROR_HANDLER
    Set ur = Application.UndoRecord
    ur.StartCustomRecord "Apply 'H3' style"
    Set SaveRange = Selection.Range
    'Apply the built-in Heading 3 style (paragraph style)
    If Not ApplyParaStyle(vbNullString, wdStyleHeading3, False) Then Err.Raise ERR_CANCEL
    SaveRange.Select
    With Selection
       'Remove space before, if H3 directly follows H2 or H1
       If Not .Paragraphs(1).Previous Is Nothing Then
          If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3" to the selected text
       If Not ApplyCharStyle("heading3",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3): " &amp; Err.Description, vbCritical, C_TITLE
End If
If Not (ur Is Nothing) Then ur.EndCustomRecord
End Sub

Public Sub H4(control As IRibbonControl)
'Applies the built-in Heading 4 style to max 1 paragraph
'Remove vertical space before paragraph if H4 directly follows H3, H2, or H1
Dim ur As UndoRecord
Dim SaveRange As Range

    On Error GoTo ERROR_HANDLER
    Set ur = Application.UndoRecord
    ur.StartCustomRecord "Apply 'H4' style"
    Set SaveRange = Selection.Range
    'Apply the built-in Heading 4 style (paragraph style)
    If Not ApplyParaStyle(vbNullString, wdStyleHeading4, False) Then Err.Raise ERR_CANCEL
    SaveRange.Select
    With Selection
       'Remove space before, if H4 directly follows H3, H2 or H1
       If Not .Paragraphs(1).Previous Is Nothing Then
          If (.Paragraphs(1).Previous.Style = "heading3") Or (.Paragraphs(1).Previous.Style = "heading2") Or (.Paragraphs(1).Previous.Style = "heading1") Then
             .Paragraphs(1).SpaceBefore = 0
          End If
       End If
       'If no text is selected, select the first sentence (or paragraph at maximum)
       If Selection.Start = Selection.End Then
          .Start = .Paragraphs(1).Range.Start
          'Look for the first full stop or paragraph end
          .MoveEndUntil "." &amp; vbCrLf, wdForward
          'Include the full stop (if present)
          .MoveEndWhile ".", wdForward
       End If
       'Remove spaces (if present)
       .MoveEndWhile " ", wdBackward
       'Apply the char style "heading4" to the selected text
       If Not ApplyCharStyle("heading4", 0) Then Err.Raise ERR_CANCEL
       'Continue with body text
       If .Start = .End Then
          'Do nothing
       ElseIf Right(.Text, 1) &lt;&gt; "." Then
          .Collapse wdCollapseEnd
          .TypeText "."
          If .Text &lt;&gt; " " Then
             .Style = wdStyleDefaultParagraphFont
             .TypeText " "
          End If
       Else
          .Collapse wdCollapseEnd
          .Style = wdStyleDefaultParagraphFont
       End If
    End With
    Application.ScreenRefresh
    ur.EndCustomRecord
    Exit Sub

ERROR_HANDLER:
If Err.Number = ERR_USRMSG Then
   MsgBox Err.Description, vbExclamation, C_TITLE
ElseIf Err.Number &lt;&gt; ERR_CANCEL Then
   MsgBox "An error has occurred (H4): " &amp; Err.Description, vbCritical, C_TITLE
End If
If Not (ur Is Nothing) Then ur.EndCustomRecord
End Sub

Public Sub MakeBulletItem(control As IRibbonControl)
'Applies the "bulletitem" style
'Remove SpaceAfter/SpaceBefore from a preceeding or following "numitem"
Dim ur              As UndoRecord
Dim objLastSelPara  As Paragraph

    On Error GoTo ERROR_HANDLER
    Set ur = Application.UndoRecord
    ur.StartCustomRecord "Apply 'bulletitem' style"
    Set objLastSelPara = Selection.Paragraphs(Selection.Paragraphs.Count)
    'Apply the "bulletitem" style
    If Not ApplyParaStyle("bulletitem", 0, True) Then Err.Raise ERR_CANCEL
    With Selection
       If Not .Paragraphs(1).Previous Is Nothing Then
          If .Paragraphs(1).Previous.Style = "numitem" Then
             .Paragraphs(1).SpaceBefore = 0
          End If
       End If
       If Not objLastSelPara.Next Is Nothing Then
          If objLastSelPara.Next.Style = "numitem" Then
             objLastSelPara.SpaceAfter = 0
          End If
       End If
    End With
    Application.ScreenRefresh
    ur.EndCustomRecord
    Exit Sub

ERROR_HANDLER:
If Err.Number = ERR_USRMSG Then
   MsgBox Err.Description, vbExclamation, C_TITLE
ElseIf Err.Number &lt;&gt; ERR_CANCEL Then
   MsgBox "An error has occurred (MakeBulletItem): " &amp; Err.Description, vbCritical, C_TITLE
End If
If Not (ur Is Nothing) Then ur.EndCustomRecord
End Sub

Public Sub MakeDashItem(control As IRibbonControl)
'Applies the "dashitem" style
'Remove SpaceAfter/SpaceBefore from a preceeding or following "numitem"
Dim ur              As UndoRecord
Dim objLastSelPara  As Paragraph

    On Error GoTo ERROR_HANDLER
    Set ur = Application.UndoRecord
    ur.StartCustomRecord "Apply 'dashitem' style"
    Set objLastSelPara = Selection.Paragraphs(Selection.Paragraphs.Count)
    'Apply the "dashitem" style
    If Not ApplyParaStyle("dashitem", 0, True) Then Err.Raise ERR_CANCEL
    With Selection
       If Not .Paragraphs(1).Previous Is Nothing Then
          If .Paragraphs(1).Previous.Style = "numitem" Then
             .Paragraphs(1).Previous.SpaceAfter = 0
          End If
       End If
       If Not objLastSelPara.Next Is Nothing Then
          If objLastSelPara.Next.Style = "numitem" Then
             objLastSelPara.Next.SpaceBefore = 0
          End If
       End If
    End With
    Application.ScreenRefresh
    ur.EndCustomRecord
    Exit Sub

ERROR_HANDLER:
If Err.Number = ERR_USRMSG Then
   MsgBox Err.Description, vbExclamation, C_TITLE
ElseIf Err.Number &lt;&gt; ERR_CANCEL Then
   MsgBox "An error has occurred (MakeDashItem): " &amp; Err.Description, vbCritical, C_TITLE
End If
If Not (ur Is Nothing) Then ur.EndCustomRecord
End Sub

Public Sub MakeNumItem(control As IRibbonControl)
'Applies the "numitem" style
'Removes SpaceBefore from the first paragraph, if the preceeding style is "dashitem" or "bulletitem"
'Removes SpaceAfter from the last paragraph, if "dashitem" or "bulletitem" follows
'Adjust the indent to the number of "numitem" paragraph in the current group
Dim ur              As UndoRecord
Dim objLastNumPara  As Paragraph

    On Error GoTo ERROR_HANDLER
    Set ur = Application.UndoRecord
    ur.StartCustomRecord "Apply 'numitem' style"
    'Save the first and last paragraph
    Set objLastNumPara = Selection.Paragraphs(Selection.Paragraphs.Count)
    'Apply the "numitem" style
    If Not ApplyParaStyle("numitem", 0, True) Then Err.Raise ERR_CANCEL
    'Adjust the spacing to preceding or following itemizations
    With Selection
       If Not .Paragraphs(1).Previous Is Nothing Then
          If (objLastNumPara.Previous.Style = "bulletitem") Or (objLastNumPara.Previous.Style = "dashitem") Then
             .Paragraphs(1).SpaceBefore = 0
          End If
       End If
       If Not objLastNumPara.Next Is Nothing Then
          If (objLastNumPara.Next.Style = "bulletitem") Or (objLastNumPara.Next.Style = "dashitem") Then
             objLastNumPara.SpaceAfter = 0
          End If
       End If
    End With
    CalcNumIndent Selection.Paragraphs(1), Selection.Paragraphs(Selection.Paragraphs.Count)
    Application.ScreenRefresh
    ur.EndCustomRecord
    Exit Sub

ERROR_HANDLER:
If Err.Number = ERR_USRMSG Then
   MsgBox Err.Description, vbExclamation, C_TITLE
ElseIf Err.Number &lt;&gt; ERR_CANCEL Then
   MsgBox "An error has occurred (MakeNumItem): " &amp; Err.Description, vbCritical, C_TITLE
End If
If Not (ur Is Nothing) Then ur.EndCustomRecord
End Sub

Private Sub CalcNumIndent(ByRef objFirstNumPara As Paragraph, ByRef objLastNumPara As Paragraph)
Dim objRange As Range

    'Check for valid input
    If objFirstNumPara Is Nothing Then Exit Sub
    If objLastNumPara Is Nothing Then Exit Sub
    'Only calculate indents for list level 1
    If ActiveDocument.Range(objFirstNumPara.Range.Start, objLastNumPara.Range.End).ListFormat.ListLevelNumber &lt;&gt; 1 Then Exit Sub
    'Check for "numitem" paragraphs before the current selection
    Do
       If objFirstNumPara.Previous Is Nothing Then Exit Do
       If objFirstNumPara.Previous.Style &lt;&gt; "numitem" Then Exit Do
       If objFirstNumPara.Previous.Range.ListFormat.ListLevelNumber &lt;&gt; 1 Then Exit Do
       Set objFirstNumPara = objFirstNumPara.Previous
    Loop
    'Check for "numitem" paragraphs after the current selection
    Do
       If objLastNumPara.Next Is Nothing Then Exit Do
       If objLastNumPara.Next.Style &lt;&gt; "numitem" Then Exit Do
       If objLastNumPara.Next.Range.ListFormat.ListLevelNumber &lt;&gt; 1 Then Exit Do
       Set objLastNumPara = objLastNumPara.Next
    Loop
    With ActiveDocument.Range(objFirstNumPara.Range.Start, objLastNumPara.Range.End)
       Select Case .Paragraphs.Count
          Case Is &lt; 10
             .ParagraphFormat.LeftIndent = CentimetersToPoints(0.4)
             .ParagraphFormat.FirstLineIndent = -CentimetersToPoints(0.1)
          Case Is &lt; 100
             .ParagraphFormat.LeftIndent = CentimetersToPoints(0.55)
             .ParagraphFormat.FirstLineIndent = -CentimetersToPoints(0.1)
          Case Else
             .ParagraphFormat.LeftIndent = CentimetersToPoints(0.7)
             .ParagraphFormat.FirstLineIndent = -CentimetersToPoints(0.1)
       End Select
    End With

End Sub

Public Sub ListLevelUp(control As IRibbonControl)
'Increases the current list level, i.e. the indentation
'Only available for lists
Dim ur  As UndoRecord

    On Error GoTo ERROR_HANDLER
    Set ur = Application.UndoRecord
    ur.StartCustomRecord "Increase list level"
    If Selection.Style Is Nothing Then
       Err.Raise ERR_USRMSG, , "Please only select paragraphs of the same style!"
    End If
    Select Case Selection.ParagraphFormat.Style
       Case "bulletitem", "dashitem", "numitem"
          If Selection.Range.ListFormat.ListLevelNumber &gt; 9 Then
             Err.Raise ERR_USRMSG, , "Please only select paragraphs of the same list level!"
          ElseIf Selection.Range.ListFormat.ListLevelNumber &gt; 6 Then
             Err.Raise ERR_USRMSG, , "The maximum level was reached!"
          End If
          Selection.Range.ListFormat.ListLevelNumber = Selection.Range.ListFormat.ListLevelNumber + 1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Up): " &amp; Err.Description, vbCritical, C_TITLE
End If
If Not (ur Is Nothing) Then ur.EndCustomRecord
End Sub

Public Sub ListLevelDown(control As IRibbonControl)
'Decreases the current list level, i.e. the indentation
'Only available for lists
Dim ur  As UndoRecord

    On Error GoTo ERROR_HANDLER
    Set ur = Application.UndoRecord
    ur.StartCustomRecord "Decrease list level"
    If Selection.Style Is Nothing Then
       Err.Raise ERR_USRMSG, , "Please only select paragraphs of the same style!"
    End If
    Select Case Selection.ParagraphFormat.Style
       Case "bulletitem", "dashitem"
          If Selection.Range.ListFormat.ListLevelNumber &lt; 2 Then Err.Raise ERR_CANCEL
          Selection.Range.ListFormat.ListLevelNumber = Selection.Range.ListFormat.ListLevelNumber - 1
       Case "numitem"
          If Selection.Range.ListFormat.ListLevelNumber &lt; 2 Then Err.Raise ERR_CANCEL
          Selection.Range.ListFormat.ListLevelNumber = Selection.Range.ListFormat.ListLevelNumber - 1
          CalcNumIndent Selection.Paragraphs(1), Selection.Paragraphs(Selection.Paragraphs.Count)
       Case Else
          Err.Raise ERR_USRMSG, , "This function is only available for numbered and unnumbered lists!"
    End Select
    Application.ScreenRefresh
    ur.EndCustomRecord
    Exit Sub

ERROR_HANDLER:
If Err.Number = ERR_USRMSG Then
   MsgBox Err.Description, vbExclamation, C_TITLE
ElseIf Err.Number &lt;&gt; ERR_CANCEL Then
   MsgBox "An error has occurred (ListLevelDown): " &amp; Err.Description, vbCritical, C_TITLE
End If
If Not (ur Is Nothing) Then ur.EndCustomRecord
End Sub

Public Sub RestartNumbering(control As IRibbonControl)
'Restarts the numbering (if in a numbered list) from the first selected paragraphs
Dim ur      As UndoRecord
Dim objLF   As ListFormat

    On Error GoTo ERROR_HANDLER
    Set ur = Application.UndoRecord
    ur.StartCustomRecord "Restart numbering"
    Selection.Collapse wdCollapseStart
    If Selection.Paragraphs.Count &lt; 1 Then Err.Raise ERR_CANCEL
    Set objLF = Selection.Paragraphs(1).Range.ListFormat
    If objLF Is Nothing Then
       Err.Raise ERR_USRMSG, , "This function is only available for automatically numbered lists!"
    ElseIf objLF.ListTemplate Is Nothing Then
       Err.Raise ERR_USRMSG, , "This function is only available for automatically numbered lists!"
    End If
    If objLF.ListValue &gt; 1 Then
       objLF.ApplyListTemplate objLF.ListTemplate, False, wdListApplyToWholeList
    Else
       objLF.ApplyListTemplate objLF.ListTemplate, True, wdListApplyToWholeList
    End If
    CalcNumIndent Selection.Paragraphs(1), Selection.Paragraphs(Selection.Paragraphs.Count)
    ur.EndCustomRecord
    Exit Sub

ERROR_HANDLER:
If Err.Number = ERR_USRMSG Then
   MsgBox Err.Description, vbExclamation, C_TITLE
ElseIf Err.Number &lt;&gt; ERR_CANCEL Then
   MsgBox "An error has occurred (RestartNumbering): " &amp; Err.Description &amp; vbCrLf &amp; "(This error might happen, if you use custom numbered lists instead of the built-in numbering template.)", vbCritical, C_TITLE
End If
If Not (ur Is Nothing) Then ur.EndCustomRecord
End Sub

Public Sub MakeStandard(control As IRibbonControl)
'1. Different styles selected -&gt; apply the default paragraph style
'2. The font is not the paragraph standard -&gt; apply the default character format
'3. Part of a paragraph selection -&gt; apply the default character format
'4. All other cases: apply the default paragraph style, if not yet present. If present, apply the default character format
'The default paragraph format can be "p1a" or "normal", depending from the context
Dim ur                  As UndoRecord
Dim booApplyCharFormat  As Boolean
Dim objFirstPara        As Paragraph
Dim objRangeSave        As Range

    On Error GoTo ERROR_HANDLER
    Set ur = Application.UndoRecord
    ur.StartCustomRecord "Apply 'normal text' style"
    If Selection.ParagraphFormat.Style Is Nothing Then
       booApplyCharFormat = False
    ElseIf (Selection.Font.Name &lt;&gt; Selection.ParagraphFormat.Style.Font.Name) Or _
       (Selection.Font.Italic &lt;&gt; Selection.ParagraphFormat.Style.Font.Italic) Or _
       (Selection.Font.Bold &lt;&gt; Selection.ParagraphFormat.Style.Font.Bold) Then
       booApplyCharFormat = True
    ElseIf Selection.Start = Selection.End Then
       booApplyCharFormat = False
    ElseIf InStr(1, Selection.Text, Chr$(13)) = 0 Then
       booApplyCharFormat = True
    Else
       booApplyCharFormat = False
    End If
    Set objRangeSave = Selection.Range
    If booApplyCharFormat Then
       ApplyCharStyle vbNullString, wdStyleDefaultParagraphFont
    Else
       NormalSpacing control
       'Separate the first paragraph
       Set objFirstPara = Selection.Paragraphs(1)
       If objFirstPara Is Nothing Then Err.Raise ERR_CANCEL
       'If more than one paragraph is selected, first format the rest of the selection
       If Selection.End &gt; objFirstPara.Range.End Then
          Selection.MoveStart wdParagraph, 1
          ApplyParaStyle vbNullString, wdStyleNormal, True
       End If
       objFirstPara.Range.Select
       If objFirstPara.Previous Is Nothing Then
          If Selection.Style = ActiveDocument.Styles(wdStyleNormal).NameLocal Then
             ApplyCharStyle vbNullString, wdStyleDefaultParagraphFont
          Else
             ApplyParaStyle vbNullString, wdStyleNormal, True
          End If
       Else
          Select Case objFirstPara.Previous.Range.ParagraphFormat.Style
             Case "heading1", "heading2", "dashitem", "bulletitem", "numitem", "figurecaption", "tablecaption", "equation", "programcode"
                If Selection.Style = "p1a" Then
                   ApplyCharStyle vbNullString, wdStyleDefaultParagraphFont
                Else
                   ApplyParaStyle "p1a", 0, True
                End If
             Case Else
                If Selection.Style = ActiveDocument.Styles(wdStyleNormal).NameLocal Then
                   ApplyCharStyle vbNullString, wdStyleDefaultParagraphFont
                Else
                   ApplyParaStyle vbNullString, wdStyleNormal, True
                End If
          End Select
       End If
    End If
    objRangeSave.Select
    ur.EndCustomRecord
    Exit Sub

ERROR_HANDLER:
If Err.Number = ERR_USRMSG Then
   MsgBox Err.Description, vbExclamation, C_TITLE
ElseIf Err.Number &lt;&gt; ERR_CANCEL Then
   MsgBox "An error has occurred (MakeStandard): " &amp; Err.Description, vbCritical, C_TITLE
End If
If Not (ur Is Nothing) Then ur.EndCustomRecord
End Sub

Public Sub InsertFN(control As IRibbonControl)
'Inserts a footnote and adds a comma (footnote separator), if the last character is a footnote char as well
'Blocks footnotes for the "author", "address", "e-mail", "abstract", "keywords" styles
'Turns the footnote number to a symbol, if in "papertitle" oder "papersubtitle"
Dim ur          As UndoRecord
Dim strFNChar   As String

    On Error GoTo ERROR_HANDLER
    ActiveDocument.ActiveWindow.View = wdPrintView
    If ActiveDocument.ActiveWindow.View.SeekView &lt;&gt; wdSeekMainDocument Then
       Exit Sub
    End If
    Set ur = Application.UndoRecord
    ur.StartCustomRecord "Insert footnote"
    With Selection
       .Collapse wdCollapseEnd
       Select Case .Paragraphs(1).Style
          Case "papertitle", "papersubtitle"
             'Choose the next footnote symbol
             Select Case .Paragraphs(1).Range.Footnotes.Count
                Case 0
                   strFNChar = "*"
                Case 1
                   strFNChar = "**"
                Case 2
                   strFNChar = "***"
                Case 3
                   strFNChar = ChrW(8224)
                Case 4
                   strFNChar = ChrW(8225)
                Case 5
                   strFNChar = ChrW(167)
                Case 6
                   strFNChar = ChrW(176)
                Case Else
                   Err.Raise ERR_USRMSG, , "The maximum number of footnotes in this paragraph has been reached!"
             End Select
             'Ignore spaces
             .MoveStartWhile " ", wdBackward
             'If the preceeding character is a superscript and no comma (probably a footnote), insert a footnote separator
             If Not .Characters(1).Previous Is Nothing Then
                If (.Characters(1).Previous.Font.Superscript) And (.Characters(1).Previous.Text &lt;&gt; ",") Then
                   .Font.Superscript = True
                   .Font.Position = 2
                   .TypeText ","
                   .Font.Superscript = False
                   .Font.Position = 0
                End If
             End If
             'Add the footnote and start with a tab
             .Footnotes.Add .Range, strFNChar
             .TypeText vbTab
          Case "author", "address", "e-mail", "abstract", "keywords"
             Err.Raise ERR_USRMSG, , "Footnotes to author names, address elements and within the abstract and keywords are not supported." &amp; _
                    vbCrLf &amp; "Please consider adding your remark as a footnote to the title!"
          Case Else
             'Ignore spaces
             .MoveStartWhile " ", wdBackward
             'If the preceeding character is a footnote, insert a footnote separator
             If Not .Characters(1).Previous Is Nothing Then
                If AscW(.Characters(1).Previous) = 2 Then
                   .Font.Superscript = True
                   .TypeText ","
                   .Font.Superscript = False
                End If
             End If
             'Add the footnote and start with a tab
             .Footnotes.Add .Range
             .TypeText vbTab
       End Select
    End With
    ur.EndCustomRecord
    Exit Sub

ERROR_HANDLER:
If Err.Number = ERR_USRMSG Then
   MsgBox Err.Description, vbExclamation, C_TITLE
ElseIf Err.Number &lt;&gt; ERR_CANCEL Then
   MsgBox "An error has occurred (InsertFootnote): " &amp; Err.Description, vbCritical, C_TITLE
End If
If Not (ur Is Nothing) Then ur.EndCustomRecord
End Sub

Public Sub MakeRefItem(control As IRibbonControl)
'Applies the "referenceitem" style to the selected paragraphs
'Counts the reference paragraphs and adjusts the indentation according to the highest reference counter
Dim ur              As UndoRecord
Dim objFirstRefPara As Paragraph
Dim objLastRefPara  As Paragraph

    On Error GoTo ERROR_HANDLER
    Set ur = Application.UndoRecord
    ur.StartCustomRecord "Apply 'referenceitem' style"
    ApplyParaStyle "referenceitem", 0, True
    Set objFirstRefPara = Selection.Paragraphs(1)
    Set objLastRefPara = Selection.Paragraphs(1)
    'Check for reference paragraphs before the current selection
    Do
       If objFirstRefPara.Previous Is Nothing Then Exit Do
       If objFirstRefPara.Previous.Style &lt;&gt; "referenceitem" Then Exit Do
       Set objFirstRefPara = objFirstRefPara.Previous
    Loop
    'Check for reference paragraphs after the current selection
    Do
       If objLastRefPara.Next Is Nothing Then Exit Do
       If objLastRefPara.Next.Style &lt;&gt; "referenceitem" Then Exit Do
       Set objLastRefPara = objLastRefPara.Next
    Loop
    'Adjust the indentation
    With ActiveDocument.Styles("referencelist").ListTemplate.ListLevels(1)
       Select Case ActiveDocument.Range(objFirstRefPara.Range.Start, objLastRefPara.Range.End).Paragraphs.Count
          Case Is &lt; 10
             .NumberPosition = CentimetersToPoints(0.2)
             .TextPosition = CentimetersToPoints(0.4)
             .TabPosition = CentimetersToPoints(0.4)
          Case Is &gt; 100
             .NumberPosition = CentimetersToPoints(0.6)
             .TextPosition = CentimetersToPoints(0.8)
             .TabPosition = CentimetersToPoints(0.8)
          Case Else
             .NumberPosition = CentimetersToPoints(0.4)
             .TextPosition = CentimetersToPoints(0.6)
             .TabPosition = CentimetersToPoints(0.6)
       End Select
       ActiveDocument.Styles("referenceitem").LinkToListTemplate ActiveDocument.Styles("referencelist").ListTemplate, 1
    End With
    ur.EndCustomRecord
    Exit Sub

ERROR_HANDLER:
If Err.Number = ERR_USRMSG Then
   MsgBox Err.Description, vbExclamation, C_TITLE
ElseIf Err.Number &lt;&gt; ERR_CANCEL Then
   MsgBox "An error has occurred (MakeRefItem): " &amp; Err.Description, vbCritical, C_TITLE
End If
If Not (ur Is Nothing) Then ur.EndCustomRecord
End Sub

Public Sub AddVerticalSpace(control As IRibbonControl)
'Adds 6pt space above the first selected paragraph
Dim ur  As UndoRecord

    On Error GoTo ERROR_HANDLER
    Set ur = Application.UndoRecord
    ur.StartCustomRecord "Add vertical space"
    Selection.Paragraphs(1).Range.ParagraphFormat.SpaceBefore = Selection.Paragraphs(1).Range.ParagraphFormat.SpaceBefore + 6
    ur.EndCustomRecord
    Exit Sub

ERROR_HANDLER:
If Err.Number = ERR_USRMSG Then
   MsgBox Err.Description, vbExclamation, C_TITLE
ElseIf Err.Number &lt;&gt; ERR_CANCEL Then
   MsgBox "An error has occurred (AddVerticalSpace): " &amp; Err.Description, vbCritical, C_TITLE
End If
If Not (ur Is Nothing) Then ur.EndCustomRecord
End Sub

Public Sub ClearVerticalSpace(control As IRibbonControl)
'Removes space above and below the selected paragraphs
Dim ur      As UndoRecord
Dim objPara As Paragraph

    On Error GoTo ERROR_HANDLER
    Set ur = Application.UndoRecord
    ur.StartCustomRecord "Clear vertical space"
    For Each objPara In Selection.Paragraphs
       objPara.Range.ParagraphFormat.SpaceBefore = 0
       objPara.Range.ParagraphFormat.SpaceAfter = 0
    Next
    ur.EndCustomRecord
    Exit Sub

ERROR_HANDLER:
If Err.Number = ERR_USRMSG Then
   MsgBox Err.Description, vbExclamation, C_TITLE
ElseIf Err.Number &lt;&gt; ERR_CANCEL Then
   MsgBox "An error has occurred (ClearVerticalSpace): " &amp; Err.Description, vbCritical, C_TITLE
End If
If Not (ur Is Nothing) Then ur.EndCustomRecord
End Sub

Public Sub InsertImage(control As IRibbonControl)
'1. Collapses any existing selection to the end
'2. If the cursor is not in an empty paragraph: go to the paragraph's end and type a new paragraph
'3. Apply the "image style"
'4. Shows the insert image dialog
Dim ur  As UndoRecord
Dim objDialog As dialog

    On Error GoTo ERROR_HANDLER
    Set ur = Application.UndoRecord
    ur.StartCustomRecord "Insert image"
    With Selection
       .Collapse wdCollapseEnd
       If .Start &lt; .Paragraphs(1).Range.End - 1 Then
          'Cursor is before the paragraph's end: move it to the end
          .Start = .Paragraphs(1).Range.End - 1
          'Type a new paragraph
          .TypeParagraph
       ElseIf .Paragraphs(1).Range.Start &lt;&gt; .Paragraphs(1).Range.End - 1 Then
          'Cursor is at the end of the paragraph, and the paragraph is not empty: type a new paragraph
          .TypeParagraph
       End If
       'Apply the style
       .Style = "image"
    End With
    Set objDialog = Dialogs(wdDialogInsertPicture)
    With objDialog
       If .Display Then
          Selection.Collapse wdCollapseStart
          ActiveDocument.InlineShapes.AddPicture .Name, False, True, Selection.Range
       End If
    End With
    ur.EndCustomRecord
    Exit Sub

ERROR_HANDLER:
If Err.Number = ERR_USRMSG Then
   MsgBox Err.Description, vbExclamation, C_TITLE
ElseIf Err.Number &lt;&gt; ERR_CANCEL Then
   MsgBox "An error has occurred (InsertImage): " &amp; Err.Description, vbCritical, C_TITLE
End If
If Not (ur Is Nothing) Then ur.EndCustomRecord
End Sub

Public Sub MakeFigCaption(control As IRibbonControl)
'Applies the "figurecaption" style to max 1 paragraph
'Select and delete the first word of the paragraph plus the following period or space, if it's like "Fig*"
'Type "Fig. " plus number field
Dim ur  As UndoRecord

    On Error GoTo ERROR_HANDLER
    Set ur = Application.UndoRecord
    ur.StartCustomRecord "Make figure caption"
    If Not ApplyParaStyle("figurecaption", 0, False) Then Err.Raise ERR_CANCEL
    With Selection
       'Select "Fig. X." mark, if present
       If Trim(.Paragraphs(1).Range.Words(1).Text) Like "Fig*" Then
          .Paragraphs(1).Range.Words(1).Select
          .MoveEndWhile ".: ", wdForward
          .MoveEndWhile ".:0123456789", wdForward
          .Delete
       End If
       ApplyCharStyle vbNullString, wdStyleDefaultParagraphFont
       Selection.Collapse wdCollapseStart
       'Rewrite the "Fig X." mark
       .Font.Bold = True
       .TypeText "Fig. "
       .Fields.Add .Range, wdFieldEmpty, "SEQ ""Figur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FigCaption): " &amp; Err.Description, vbCritical, C_TITLE
End If
If Not (ur Is Nothing) Then ur.EndCustomRecord
End Sub

Public Sub MakeTableCaption(control As IRibbonControl)
'Applies the "tablecaption" style to max 1 paragraph
'Select and delete the first word of the paragraph plus the following period or space, if it's like "Table*"
'Type "Table " plus number field
Dim ur  As UndoRecord

    On Error GoTo ERROR_HANDLER
    Set ur = Application.UndoRecord
    ur.StartCustomRecord "Make table caption"
    If Not ApplyParaStyle("tablecaption", 0, False) Then Err.Raise ERR_CANCEL
    With Selection
       'Select "Table X." mark, if present
       If Trim(.Paragraphs(1).Range.Words(1).Text) Like "Tab*" Then
          .Paragraphs(1).Range.Words(1).Select
          .MoveEndWhile ".: ", wdForward
          .MoveEndWhile ".:0123456789", wdForward
          .Delete
       End If
       ApplyCharStyle vbNullString, wdStyleDefaultParagraphFont
       Selection.Collapse wdCollapseStart
       'Rewrite the "Table X." mark
       .Font.Bold = True
       .TypeText "Table "
       .Fields.Add .Range, wdFieldEmpty, "SEQ ""Table""", True
       .TypeText "."
       .Font.Bold = False
       .TypeText " "
       'Check whether we have more than one line. If so, change the alignment to justified
       .EndKey wdLine, wdMove
       If .IPAtEndOfLine Then
          .ParagraphFormat.Alignment = wdAlignParagraphJustify
       End If
    End With
    ur.EndCustomRecord
    Exit Sub

ERROR_HANDLER:
If Err.Number = ERR_USRMSG Then
   MsgBox Err.Description, vbExclamation, C_TITLE
ElseIf Err.Number &lt;&gt; ERR_CANCEL Then
   MsgBox "An error has occurred (MakeTableCaption): " &amp; Err.Description, vbCritical, C_TITLE
End If
If Not (ur Is Nothing) Then ur.EndCustomRecord
End Sub

Public Sub MakeEquation(control As IRibbonControl)
'Applies the "equation" style
'Opens the equation editor, if we are in a new paragraph
Static booSkipMissEqWarn    As Boolean
Dim ur                      As UndoRecord

    On Error GoTo ERROR_HANDLER
    Set ur = Application.UndoRecord
    ur.StartCustomRecord "Apply 'equation' style"
    If Not ApplyParaStyle("equation", 0, False) Then Err.Raise ERR_CANCEL
    With Selection
       'Select spaces and tabs at the beginning of the paragraph
       .MoveEndWhile " " &amp; vbTab, wdForward
       'Type a tab to center the equation
       .TypeText vbTab
    End With
    ur.EndCustomRecord
    Exit Sub

ERROR_HANDLER:
If Err.Number = ERR_USRMSG Then
   MsgBox Err.Description, vbExclamation, C_TITLE
ElseIf Err.Number &lt;&gt; ERR_CANCEL Then
   MsgBox "An error has occurred (MakeEquation): " &amp; Err.Description, vbCritical, C_TITLE
End If
If Not (ur Is Nothing) Then ur.EndCustomRecord
End Sub

Public Sub AddEqCounter(control As IRibbonControl)
Dim ur          As UndoRecord
Dim objField    As Field
Dim objPara     As Paragraph
Dim objSelRange As Range

    On Error GoTo ERROR_HANDLER
    Set ur = Application.UndoRecord
    ur.StartCustomRecord "Add equation counter"
    With Selection
       'Add the counter to equations
       If .Style Is Nothing Then
          Err.Raise ERR_USRMSG, , "Please format the selected paragraph(s) with the ""equation"" style first!"
       ElseIf .Style &lt;&gt; ActiveDocument.Styles("equation") Then
          Err.Raise ERR_USRMSG, , "Please format the selected paragraph(s) with the ""equation"" style first!"
       End If
       'Check for an existing equation counter
       For Each objField In .Paragraphs(1).Range.Fields
          If InStr(1, objField.Code, "SEQ ""equation"" \n") &gt; 0 Then
             .Collapse wdCollapseEnd
             Err.Raise ERR_CANCEL
          End If
       Next
       Set objSelRange = .Range
       For Each objPara In objSelRange.Paragraphs
          .Start = objPara.Range.End - 1
          .End = objPara.Range.End - 1
          .Style = wdStyleDefaultParagraphFont
          .TypeText vbTab &amp; "("
          .Fields.Add .Range, wdFieldEmpty, "SEQ ""equation"" \n", True
          .TypeText ")"
       Next
    End With
    ur.EndCustomRecord
    Exit Sub

ERROR_HANDLER:
If Err.Number = ERR_USRMSG Then
   MsgBox Err.Description, vbExclamation, C_TITLE
ElseIf Err.Number &lt;&gt; ERR_CANCEL Then
   MsgBox "An error has occurred (AddEqCounter): " &amp; Err.Description, vbCritical, C_TITLE
End If
If Not (ur Is Nothing) Then ur.EndCustomRecord
End Sub

Public Sub MakeProgCode(control As IRibbonControl)
Dim ur  As UndoRecord

    On Error Resume Next
    Set ur = Application.UndoRecord
    ur.StartCustomRecord "Apply 'programcode' style"
    ApplyParaStyle "programcode", 0, True
    ur.EndCustomRecord

End Sub

Private Function ApplyParaStyle(ByVal StyleName As String, ByVal BuiltInStyleID As Integer, ByVal booMultiPara As Boolean) As Boolean
'Applies a paragraph style to the current selection
'- If the booMultiPara flag is not active, the function is cancelled for multi-paragraph selections
'- Set the cursor to the beginning of the current paragraph
Dim objStyle As Style

    On Error Resume Next
    If BuiltInStyleID &lt;&gt; 0 Then
       Set objStyle = ActiveDocument.Styles(BuiltInStyleID)
    Else
       Set objStyle = ActiveDocument.Styles(StyleName)
    End If
    On Error GoTo ERROR_HANDLER
    If objStyle Is Nothing Then
       Err.Raise ERR_USRMSG, , "The predefined paragraph style '" &amp; StyleName &amp; "' could not be found in the template." &amp; vbCrLf &amp; _
                               "Please use the 'Check Styles' button in the custom ribbon to restore deleted styles!"
    End If
    If objStyle.Type &lt;&gt; wdStyleTypeParagraph Then Exit Function
    With Selection
       'check whether text is highlighted
       If .Start &lt;&gt; .End Then
          'some text is selected
          If (.End &gt; .Paragraphs(1).Range.End) Then
             'multiple paragraphs are selected
             If Not booMultiPara Then
                'if not supported, cancel
                Err.Raise ERR_USRMSG, , "This function is not available, if more than one paragraph is selected!"
             End If
          End If
       End If
       .ParagraphFormat.Style = objStyle
       'collapse the selection
       .Collapse wdCollapseStart
       'go up, if the cursor is not at the beginning of the paragraph
       If .Start &gt; .Paragraphs(1).Range.Start Then
          .MoveUp wdParagraph, 1
       End If
    End With
    ApplyParaStyle = True
    Exit Function

ERROR_HANDLER:
If Err.Number = ERR_USRMSG Then
   MsgBox Err.Description, vbExclamation, C_TITLE
ElseIf Err.Number &lt;&gt; ERR_CANCEL Then
   MsgBox "An error has occurred (ApplyParaStyle): " &amp; Err.Description, vbCritical, C_TITLE
End If
End Function

Private Function ApplyCharStyle(ByVal StyleName As String, ByVal BuiltInStyleID As Integer) As Boolean
'Applies a character style to the current selection
'If there is no highlighted selection, expand it, until the next space of paragraph is found
Dim objStyle As Style

    On Error Resume Next
    If BuiltInStyleID &lt;&gt; 0 Then
       Set objStyle = ActiveDocument.Styles(BuiltInStyleID)
    Else
       Set objStyle = ActiveDocument.Styles(StyleName)
    End If
    On Error GoTo ERROR_HANDLER
    If objStyle Is Nothing Then
       Err.Raise ERR_USRMSG, , "The predefined character style '" &amp; StyleName &amp; "' could not be found in the template." &amp; vbCrLf &amp; _
                               "Please use the 'Check Styles' button in the custom ribbon to restore deleted styles!"
    End If
    If objStyle.Type &lt;&gt; wdStyleTypeCharacter Then Exit Function
    With Selection
       'if no text is highlighted, expand the selection up to the next space or paragraph
       If .Start = .End Then
          .MoveStartUntil " " &amp; vbCrLf, wdBackward
          .MoveEndUntil " " &amp; vbCrLf, wdForward
       End If
       .Style = objStyle
    End With
    ApplyCharStyle = True
    Exit Function

ERROR_HANDLER:
If Err.Number = ERR_USRMSG Then
   MsgBox Err.Description, vbExclamation, C_TITLE
ElseIf Err.Number &lt;&gt; ERR_CANCEL Then
   MsgBox "An error has occurred (ApplyCharStyle): " &amp; Err.Description, vbCritical, C_TITLE
End If
End Function

Public Sub NormalSpacing(control As IRibbonControl)
Dim ur                      As UndoRecord
Dim objPara                 As Paragraph
Dim strStyle                As String
Dim booChange               As Boolean
Dim booSqueezed             As Boolean

    On Error GoTo ERROR_HANDLER
    Set ur = Application.UndoRecord
    ur.StartCustomRecord "Restore paragraph spacing"
    For Each objPara In Selection.Paragraphs
       If Not objPara.Style Is Nothing Then
          'Consider special spacing, if a following paragraph exists
          Select Case objPara.Style
             Case "papertitle"
                If Not objPara.Next Is Nothing Then
                   If objPara.Next.Style = "papersubtitle" Then
                      objPara.SpaceAfter = 0
                   End If
                End If
             Case "abstract"
                If Not objPara.Next Is Nothing Then
                   If objPara.Next.Style = "keywords" Then
                      objPara.SpaceAfter = 0
                   End If
                End If
             Case "bulletitem", "dashitem"
                If Not objPara.Next Is Nothing Then
                   If objPara.Next.Style = "numitem" Then
                      objPara.SpaceAfter = 0
                   End If
                End If
             Case "numitem"
                If Not objPara.Next Is Nothing Then
                   If (objPara.Next.Style = "bulletitem") Or (objPara.Next.Style = "dashitem") Then
                      objPara.SpaceAfter = 0
                   End If
                End If
             Case "heading2"
                If Not objPara.Previous Is Nothing Then
                   If (objPara.Previous.Style = "heading1") Then
                      objPara.SpaceBefore = 0
                   End If
                End If
             Case "heading3"
                If Not objPara.Previous Is Nothing Then
                   If (objPara.Previous.Style = "heading1") Or (objPara.Previous.Style = "heading2") Then
                      objPara.SpaceBefore = 0
                   End If
                End If
             Case "heading4"
                If Not objPara.Previous Is Nothing Then
                   If (objPara.Previous.Style = "heading1") Or (objPara.Previous.Style = "heading2") Or (objPara.Previous.Style = "heading3") Then
                      objPara.SpaceBefore = 0
                   End If
                End If
             Case Else
                'Default spacing
                objPara.SpaceAfter = objPara.Style.ParagraphFormat.SpaceAfter
                objPara.SpaceBefore = objPara.Style.ParagraphFormat.SpaceBefore
          End Select
          'Restore line spacing
          objPara.LineSpacingRule = objPara.Style.ParagraphFormat.LineSpacingRule
          objPara.LineSpacing = objPara.Style.ParagraphFormat.LineSpacing
       End If
    Next
    ur.EndCustomRecord
    Exit Sub

ERROR_HANDLER:
If Err.Number = ERR_USRMSG Then
   MsgBox Err.Description, vbExclamation, C_TITLE
ElseIf Err.Number &lt;&gt; ERR_CANCEL Then
   MsgBox "An error has occurred (NormalSpacing): " &amp; Err.Description, vbCritical, C_TITLE
End If
If Not (ur Is Nothing) Then ur.EndCustomRecord
End Sub

Public Sub RestoreSettings(control As IRibbonControl)

    RestorePageSetup
    CheckEnsureStyles

End Sub



</script:module>
</file>

<file path=Basic/LN_Documen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Option Explicit

Private Sub Document_Open()
Dim ur  As UndoRecord
Dim objField  As Field

    On Error Resume Next
    Set ur = Application.UndoRecord
    ur.StartCustomRecord "Update all fields"
    'Update fields
    For Each objField In ActiveDocument.Fields
       If objField.Type = wdFieldSequence Then
          objField.Update
       End If
    Next
    ur.EndCustomRecord
    'If no other change is made (except for updating the fields), allow closing without saving
    ActiveDocument.Saved = True
    'Check for standard page setup
    RestorePageSetup
    
End Sub

</script:module>
</file>

<file path=Basic/LN_Document/script-lb.xml><?xml version="1.0" encoding="utf-8"?>
<!DOCTYPE library  PUBLIC '-//OpenOffice.org//DTD OfficeDocument 1.0//EN'  'library.dtd'>
<library:library xmlns:library="http://openoffice.org/2000/library" library:name="LN_Document" library:readonly="false" library:passwordprotected="false">
  <library:element library:name="SpLNProcMacros"/>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N_Document" library:link="false"/>
</library:libraries>
</file>